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67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37.7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34.41pt"/>
    </style:style>
    <style:style style:name="co9" style:family="table-column">
      <style:table-column-properties fo:break-before="auto" style:column-width="32.06pt"/>
    </style:style>
    <style:style style:name="co10" style:family="table-column">
      <style:table-column-properties fo:break-before="auto" style:column-width="34.16pt"/>
    </style:style>
    <style:style style:name="co11" style:family="table-column">
      <style:table-column-properties fo:break-before="auto" style:column-width="22.85pt"/>
    </style:style>
    <style:style style:name="co12" style:family="table-column">
      <style:table-column-properties fo:break-before="auto" style:column-width="13.35pt"/>
    </style:style>
    <style:style style:name="co13" style:family="table-column">
      <style:table-column-properties fo:break-before="auto" style:column-width="19.3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18.71pt"/>
    </style:style>
    <style:style style:name="co16" style:family="table-column">
      <style:table-column-properties fo:break-before="auto" style:column-width="1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fo:background-color="#70809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cfc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1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fo:background-color="#ffc0cb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1">
      <style:table-cell-properties fo:background-color="#ff8c00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>
      <style:table-cell-properties fo:background-color="#9400d3" style:text-align-source="fix" style:repeat-content="false" style:vertical-align="middle"/>
      <style:paragraph-properties fo:text-align="center" fo:margin-left="0pt"/>
    </style:style>
    <style:style style:name="ce86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1">
      <style:table-cell-properties fo:background-color="#a9a9a9" style:text-align-source="fix" style:repeat-content="false" style:vertical-align="middle"/>
      <style:paragraph-properties fo:text-align="center" fo:margin-left="0pt"/>
    </style:style>
    <style:style style:name="ce88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21">
      <style:table-cell-properties fo:background-color="#00ff00" style:text-align-source="fix" style:repeat-content="false" style:vertical-align="middle"/>
      <style:paragraph-properties fo:text-align="center" fo:margin-left="0pt"/>
    </style:style>
    <style:style style:name="ce90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121">
      <style:table-cell-properties fo:background-color="#7fffd4" style:text-align-source="fix" style:repeat-content="false" style:vertical-align="middle"/>
      <style:paragraph-properties fo:text-align="center" fo:margin-left="0pt"/>
    </style:style>
    <style:style style:name="ce93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121">
      <style:table-cell-properties fo:background-color="#ffdab9" style:text-align-source="fix" style:repeat-content="false" style:vertical-align="middle"/>
      <style:paragraph-properties fo:text-align="center" fo:margin-left="0pt"/>
    </style:style>
    <style:style style:name="ce96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pt"/>
    </style:style>
    <style:style style:name="ce98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99" style:family="table-cell" style:parent-style-name="Default" style:data-style-name="N121">
      <style:table-cell-properties fo:background-color="#f08080" style:text-align-source="fix" style:repeat-content="false" style:vertical-align="middle"/>
      <style:paragraph-properties fo:text-align="center" fo:margin-left="0pt"/>
    </style:style>
    <style:style style:name="ce73" style:family="table-cell" style:parent-style-name="Default" style:data-style-name="N121">
      <style:table-cell-properties fo:background-color="#f08080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7cfc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21">
      <style:table-cell-properties fo:background-color="#ffc0cb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fo:background-color="#ff8c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9400d3"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1">
      <style:table-cell-properties fo:background-color="#a9a9a9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21">
      <style:table-cell-properties fo:background-color="#7fffd4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121">
      <style:table-cell-properties fo:background-color="#ffdab9"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121">
      <style:table-cell-properties fo:background-color="#808080"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21">
      <style:table-cell-properties fo:background-color="#f08080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2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89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">
      <style:table-cell-properties fo:background-color="#7cfc00"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</style:style>
    <style:style style:name="ce136" style:family="table-cell" style:parent-style-name="Default" style:data-style-name="N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121">
      <style:table-cell-properties fo:background-color="#7cf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56" style:family="table-cell" style:parent-style-name="Default" style:data-style-name="N1">
      <style:table-cell-properties fo:background-color="#00ffff"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5" style:family="table-cell" style:parent-style-name="Default" style:data-style-name="N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Lohit Devanagari"/>
    </style:style>
    <style:style style:name="ce126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21">
      <style:table-cell-properties fo:background-color="#00ffff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 style:data-style-name="N121">
      <style:table-cell-properties fo:background-color="#ffc0cb" style:text-align-source="fix" style:repeat-content="false" fo:border="0.06pt solid #000000" style:vertical-align="middle"/>
      <style:paragraph-properties fo:text-align="center" fo:margin-left="0pt"/>
    </style:style>
    <style:style style:name="ce131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5" style:family="table-cell" style:parent-style-name="Default" style:data-style-name="N121">
      <style:table-cell-properties fo:background-color="#ffc0cb" style:text-align-source="fix" style:repeat-content="false" fo:border="0.06pt solid #000000"/>
      <style:paragraph-properties fo:text-align="center" fo:margin-left="0pt"/>
    </style:style>
    <style:style style:name="ce153" style:family="table-cell" style:parent-style-name="Default" style:data-style-name="N1">
      <style:table-cell-properties fo:background-color="#ffc0cb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7" style:family="table-cell" style:parent-style-name="Default" style:data-style-name="N121">
      <style:table-cell-properties fo:background-color="#ff8c00"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156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39" style:family="table-cell" style:parent-style-name="Default" style:data-style-name="N121">
      <style:table-cell-properties fo:background-color="#ff8c00"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 style:data-style-name="N121">
      <style:table-cell-properties fo:background-color="#9400d3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44" style:family="table-cell" style:parent-style-name="Default" style:data-style-name="N121">
      <style:table-cell-properties fo:background-color="#9400d3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 style:data-style-name="N121">
      <style:table-cell-properties fo:background-color="#a9a9a9"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4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0" style:family="table-cell" style:parent-style-name="Default" style:data-style-name="N121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 style:data-style-name="N121">
      <style:table-cell-properties fo:background-color="#00ff00" style:text-align-source="fix" style:repeat-content="false" fo:border="0.06pt solid #000000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68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57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 style:data-style-name="N121">
      <style:table-cell-properties fo:background-color="#ffe4b5" style:text-align-source="fix" style:repeat-content="false" fo:border="0.06pt solid #000000" style:vertical-align="middle"/>
      <style:paragraph-properties fo:text-align="center" fo:margin-left="0pt"/>
    </style:style>
    <style:style style:name="ce120" style:family="table-cell" style:parent-style-name="Default" style:data-style-name="N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72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2" style:family="table-cell" style:parent-style-name="Default" style:data-style-name="N121">
      <style:table-cell-properties fo:background-color="#ffe4b5" style:text-align-source="fix" style:repeat-content="false" fo:border="0.06pt solid #000000"/>
      <style:paragraph-properties fo:text-align="center" fo:margin-left="0pt"/>
    </style:style>
    <style:style style:name="ce123" style:family="table-cell" style:parent-style-name="Default" style:data-style-name="N121">
      <style:table-cell-properties fo:background-color="#7fffd4" style:text-align-source="fix" style:repeat-content="false" fo:border="0.06pt solid #000000" style:vertical-align="middle"/>
      <style:paragraph-properties fo:text-align="center" fo:margin-left="0pt"/>
    </style:style>
    <style:style style:name="ce124" style:family="table-cell" style:parent-style-name="Default" style:data-style-name="N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67" style:family="table-cell" style:parent-style-name="Default" style:data-style-name="N121">
      <style:table-cell-properties fo:background-color="#7fffd4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 style:data-style-name="N121">
      <style:table-cell-properties fo:background-color="#808080" style:text-align-source="fix" style:repeat-content="false" fo:border="0.06pt solid #000000" style:vertical-align="middle"/>
      <style:paragraph-properties fo:text-align="center" fo:margin-left="0pt"/>
    </style:style>
    <style:style style:name="ce128" style:family="table-cell" style:parent-style-name="Default" style:data-style-name="N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0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3" style:family="table-cell" style:parent-style-name="Default" style:data-style-name="N121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2" style:family="table-cell" style:parent-style-name="Default" style:data-style-name="N121">
      <style:table-cell-properties fo:background-color="#f08080" style:text-align-source="fix" style:repeat-content="false" fo:border="0.06pt solid #000000" style:vertical-align="middle"/>
      <style:paragraph-properties fo:text-align="center" fo:margin-left="0pt"/>
    </style:style>
    <style:style style:name="ce183" style:family="table-cell" style:parent-style-name="Default" style:data-style-name="N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84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78" style:family="table-cell" style:parent-style-name="Default" style:data-style-name="N121">
      <style:table-cell-properties fo:background-color="#f08080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earchSpaceResult_3Ch_(61_35)_S109_RemoveBaseLineOff_OrthogonalOn_SamplesIn4Out8_Avg_E30_20191110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default-cell-style-name="ce45"/>
        <table:table-column table:style-name="co5" table:default-cell-style-name="ce11"/>
        <table:table-column table:style-name="co6" table:default-cell-style-name="ce11"/>
        <table:table-column table:style-name="co5" table:default-cell-style-name="ce28"/>
        <table:table-column table:style-name="co6" table:default-cell-style-name="ce11"/>
        <table:table-column table:style-name="co5" table:default-cell-style-name="ce11"/>
        <table:table-column table:style-name="co7" table:default-cell-style-name="ce28"/>
        <table:table-column table:style-name="co8" table:default-cell-style-name="ce11"/>
        <table:table-column table:style-name="co9" table:default-cell-style-name="ce11"/>
        <table:table-column table:style-name="co5" table:default-cell-style-name="ce11"/>
        <table:table-column table:style-name="co7" table:default-cell-style-name="ce11"/>
        <table:table-column table:style-name="co5" table:default-cell-style-name="ce11"/>
        <table:table-column table:style-name="co7" table:default-cell-style-name="ce11"/>
        <table:table-column table:style-name="co6" table:default-cell-style-name="ce11"/>
        <table:table-column table:style-name="co7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7" table:default-cell-style-name="ce11"/>
        <table:table-column table:style-name="co5" table:default-cell-style-name="ce11"/>
        <table:table-column table:style-name="co7" table:default-cell-style-name="ce11"/>
        <table:table-column table:style-name="co5" table:default-cell-style-name="ce11"/>
        <table:table-column table:style-name="co10" table:default-cell-style-name="ce11"/>
        <table:table-column table:style-name="co4" table:number-columns-repeated="993" table:default-cell-style-name="ce11"/>
        <table:table-row table:style-name="ro1">
          <table:table-cell table:style-name="ce1" table:number-columns-spanned="2" table:number-rows-spanned="2"/>
          <table:covered-table-cell table:style-name="ce3"/>
          <table:table-cell table:style-name="ce1" office:value-type="string" calcext:value-type="string" table:number-columns-spanned="3" table:number-rows-spanned="1">
            <text:p>Train</text:p>
          </table:table-cell>
          <table:covered-table-cell table:style-name="ce3"/>
          <table:covered-table-cell table:style-name="ce1" office:value-type="string" calcext:value-type="string">
            <text:p>Valid,</text:p>
          </table:covered-table-cell>
          <table:table-cell table:style-name="ce1" office:value-type="string" calcext:value-type="string" table:number-columns-spanned="3" table:number-rows-spanned="1">
            <text:p>Test</text:p>
          </table:table-cell>
          <table:covered-table-cell table:style-name="ce1"/>
          <table:covered-table-cell table:style-name="ce3"/>
          <table:table-cell table:style-name="ce42"/>
          <table:table-cell table:style-name="ce30" office:value-type="string" calcext:value-type="string" table:number-columns-spanned="2" table:number-rows-spanned="1">
            <text:p>Try 1</text:p>
          </table:table-cell>
          <table:covered-table-cell table:style-name="ce89"/>
          <table:table-cell table:style-name="ce56" office:value-type="string" calcext:value-type="string" table:number-columns-spanned="2" table:number-rows-spanned="1">
            <text:p>Try 2</text:p>
          </table:table-cell>
          <table:covered-table-cell table:style-name="ce126"/>
          <table:table-cell table:style-name="ce37" office:value-type="string" calcext:value-type="string" table:number-columns-spanned="2" table:number-rows-spanned="1">
            <text:p>Try 3</text:p>
          </table:table-cell>
          <table:covered-table-cell table:style-name="ce131"/>
          <table:table-cell table:style-name="ce67" office:value-type="string" calcext:value-type="string" table:number-columns-spanned="2" table:number-rows-spanned="1">
            <text:p>Try 4</text:p>
          </table:table-cell>
          <table:covered-table-cell table:style-name="ce139"/>
          <table:table-cell table:style-name="ce71" office:value-type="string" calcext:value-type="string" table:number-columns-spanned="2" table:number-rows-spanned="1">
            <text:p>Try 5</text:p>
          </table:table-cell>
          <table:covered-table-cell table:style-name="ce144"/>
          <table:table-cell table:style-name="ce111" office:value-type="string" calcext:value-type="string" table:number-columns-spanned="2" table:number-rows-spanned="1">
            <text:p>Try 6</text:p>
          </table:table-cell>
          <table:covered-table-cell table:style-name="ce150"/>
          <table:table-cell table:style-name="ce115" office:value-type="string" calcext:value-type="string" table:number-columns-spanned="2" table:number-rows-spanned="1">
            <text:p>Try 7</text:p>
          </table:table-cell>
          <table:covered-table-cell table:style-name="ce157"/>
          <table:table-cell table:style-name="ce119" office:value-type="string" calcext:value-type="string" table:number-columns-spanned="2" table:number-rows-spanned="1">
            <text:p>Try 8</text:p>
          </table:table-cell>
          <table:covered-table-cell table:style-name="ce162"/>
          <table:table-cell table:style-name="ce123" office:value-type="string" calcext:value-type="string" table:number-columns-spanned="2" table:number-rows-spanned="1">
            <text:p>Try 9</text:p>
          </table:table-cell>
          <table:covered-table-cell table:style-name="ce167"/>
          <table:table-cell table:style-name="ce127" office:value-type="string" calcext:value-type="string" table:number-columns-spanned="2" table:number-rows-spanned="1">
            <text:p>Try 10</text:p>
          </table:table-cell>
          <table:covered-table-cell table:style-name="ce173"/>
          <table:table-cell table:style-name="ce182" office:value-type="string" calcext:value-type="string" table:number-columns-spanned="2" table:number-rows-spanned="1">
            <text:p>Try 11</text:p>
          </table:table-cell>
          <table:covered-table-cell table:style-name="ce178"/>
          <table:table-cell table:number-columns-repeated="993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<text:s/>Acc. (avg)</text:p>
          </table:table-cell>
          <table:table-cell table:style-name="ce2" office:value-type="string" calcext:value-type="string">
            <text:p><text:s/>Acc. (std)</text:p>
          </table:table-cell>
          <table:table-cell table:style-name="ce42"/>
          <table:table-cell table:style-name="ce48" office:value-type="string" calcext:value-type="string">
            <text:p>Train</text:p>
          </table:table-cell>
          <table:table-cell table:style-name="ce89" office:value-type="string" calcext:value-type="string">
            <text:p>Test</text:p>
          </table:table-cell>
          <table:table-cell table:style-name="ce34" office:value-type="string" calcext:value-type="string">
            <text:p>Train</text:p>
          </table:table-cell>
          <table:table-cell table:style-name="ce126" office:value-type="string" calcext:value-type="string">
            <text:p>Test</text:p>
          </table:table-cell>
          <table:table-cell table:style-name="ce131" office:value-type="string" calcext:value-type="string">
            <text:p>Train</text:p>
          </table:table-cell>
          <table:table-cell table:style-name="ce131" office:value-type="string" calcext:value-type="string">
            <text:p>Test</text:p>
          </table:table-cell>
          <table:table-cell table:style-name="ce68" office:value-type="string" calcext:value-type="string">
            <text:p>Train</text:p>
          </table:table-cell>
          <table:table-cell table:style-name="ce68" office:value-type="string" calcext:value-type="string">
            <text:p>Test</text:p>
          </table:table-cell>
          <table:table-cell table:style-name="ce72" office:value-type="string" calcext:value-type="string">
            <text:p>Train</text:p>
          </table:table-cell>
          <table:table-cell table:style-name="ce72" office:value-type="string" calcext:value-type="string">
            <text:p>Test</text:p>
          </table:table-cell>
          <table:table-cell table:style-name="ce112" office:value-type="string" calcext:value-type="string">
            <text:p>Train</text:p>
          </table:table-cell>
          <table:table-cell table:style-name="ce112" office:value-type="string" calcext:value-type="string">
            <text:p>Test</text:p>
          </table:table-cell>
          <table:table-cell table:style-name="ce116" office:value-type="string" calcext:value-type="string">
            <text:p>Train</text:p>
          </table:table-cell>
          <table:table-cell table:style-name="ce116" office:value-type="string" calcext:value-type="string">
            <text:p>Test</text:p>
          </table:table-cell>
          <table:table-cell table:style-name="ce120" office:value-type="string" calcext:value-type="string">
            <text:p>Train</text:p>
          </table:table-cell>
          <table:table-cell table:style-name="ce120" office:value-type="string" calcext:value-type="string">
            <text:p>Test</text:p>
          </table:table-cell>
          <table:table-cell table:style-name="ce124" office:value-type="string" calcext:value-type="string">
            <text:p>Train</text:p>
          </table:table-cell>
          <table:table-cell table:style-name="ce124" office:value-type="string" calcext:value-type="string">
            <text:p>Test</text:p>
          </table:table-cell>
          <table:table-cell table:style-name="ce128" office:value-type="string" calcext:value-type="string">
            <text:p>Train</text:p>
          </table:table-cell>
          <table:table-cell table:style-name="ce128" office:value-type="string" calcext:value-type="string">
            <text:p>Test</text:p>
          </table:table-cell>
          <table:table-cell table:style-name="ce183" office:value-type="string" calcext:value-type="string">
            <text:p>Train</text:p>
          </table:table-cell>
          <table:table-cell table:style-name="ce183" office:value-type="string" calcext:value-type="string">
            <text:p>Test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1" table:number-rows-spanned="20">
            <text:p>AVG.</text:p>
          </table:table-cell>
          <table:table-cell table:style-name="ce2" office:value-type="string" calcext:value-type="string">
            <text:p>Fp1</text:p>
          </table:table-cell>
          <table:table-cell table:style-name="ce2" table:formula="of:=([.C28]+[.C49]+[.C70]+[.C91]+[.C112]+[.C133]+[.C154]+[.C175]+[.C196]+[.C217]+[.C238])/11" office:value-type="float" office:value="0.00522142318602067" calcext:value-type="float">
            <text:p>0.0052</text:p>
          </table:table-cell>
          <table:table-cell table:style-name="ce2" table:formula="of:=([.D28]+[.D49]+[.D70]+[.D91]+[.D112]+[.D133]+[.D154]+[.D175]+[.D196]+[.D217]+[.D238])/11" office:value-type="float" office:value="0.998417462239955" calcext:value-type="float">
            <text:p>0.9984</text:p>
          </table:table-cell>
          <table:table-cell table:style-name="ce2" table:formula="of:=STDEV([.D28];[.D49];[.D70];[.D91];[.D112];[.D133];[.D154];[.D175];[.D196];[.D217];[.D238])" office:value-type="float" office:value="0.00161096368592798" calcext:value-type="float">
            <text:p>0.0016</text:p>
          </table:table-cell>
          <table:table-cell table:style-name="ce2" table:formula="of:=([.G28]+[.G49]+[.G70]+[.G91]+[.G112]+[.G133]+[.G154]+[.G175]+[.G196]+[.G217]+[.G238])/11" office:value-type="float" office:value="0.00718145539940585" calcext:value-type="float">
            <text:p>0.0072</text:p>
          </table:table-cell>
          <table:table-cell table:style-name="ce2" table:formula="of:=([.H28]+[.H49]+[.H70]+[.H91]+[.H112]+[.H133]+[.H154]+[.H175]+[.H196]+[.H217]+[.H238])/11" office:value-type="float" office:value="0.997616045114486" calcext:value-type="float">
            <text:p>0.9976</text:p>
          </table:table-cell>
          <table:table-cell table:style-name="ce2" table:formula="of:=STDEV([.H28];[.H49];[.H70];[.H91];[.H112];[.H133];[.H154];[.H175];[.H196];[.H217])" office:value-type="float" office:value="0.00204561141712648" calcext:value-type="float">
            <text:p>0.0020</text:p>
          </table:table-cell>
          <table:table-cell table:style-name="ce42"/>
          <table:table-cell table:style-name="ce136" table:formula="of:=[.J31]" office:value-type="string" office:string-value="C4" calcext:value-type="string">
            <text:p>C4</text:p>
          </table:table-cell>
          <table:table-cell table:style-name="ce141" table:formula="of:=[.L31]" office:value-type="string" office:string-value="C4" calcext:value-type="string">
            <text:p>C4</text:p>
          </table:table-cell>
          <table:table-cell table:style-name="ce145" table:formula="of:=[.J52]" office:value-type="string" office:string-value="C3" calcext:value-type="string">
            <text:p>C3</text:p>
          </table:table-cell>
          <table:table-cell table:style-name="ce148" table:formula="of:=[.L52]" office:value-type="string" office:string-value="O2" calcext:value-type="string">
            <text:p>O2</text:p>
          </table:table-cell>
          <table:table-cell table:style-name="ce151" table:formula="of:=[.J73]" office:value-type="string" office:string-value="P7" calcext:value-type="string">
            <text:p>P7</text:p>
          </table:table-cell>
          <table:table-cell table:style-name="ce153" table:formula="of:=[.L73]" office:value-type="string" office:string-value="P7" calcext:value-type="string">
            <text:p>P7</text:p>
          </table:table-cell>
          <table:table-cell table:style-name="ce156" table:formula="of:=[.J94]" office:value-type="string" office:string-value="T8" calcext:value-type="string">
            <text:p>T8</text:p>
          </table:table-cell>
          <table:table-cell table:style-name="ce156" table:formula="of:=[.L94]" office:value-type="string" office:string-value="T8" calcext:value-type="string">
            <text:p>T8</text:p>
          </table:table-cell>
          <table:table-cell table:style-name="ce160" table:formula="of:=[.J115]" office:value-type="string" office:string-value="Fp1" calcext:value-type="string">
            <text:p>Fp1</text:p>
          </table:table-cell>
          <table:table-cell table:style-name="ce160" table:formula="of:=[.L115]" office:value-type="string" office:string-value="Fp1" calcext:value-type="string">
            <text:p>Fp1</text:p>
          </table:table-cell>
          <table:table-cell table:style-name="ce164" table:formula="of:=[.J136]" office:value-type="string" office:string-value="O1" calcext:value-type="string">
            <text:p>O1</text:p>
          </table:table-cell>
          <table:table-cell table:style-name="ce164" table:formula="of:=[.L136]" office:value-type="string" office:string-value="T7" calcext:value-type="string">
            <text:p>T7</text:p>
          </table:table-cell>
          <table:table-cell table:style-name="ce168" table:formula="of:=[.J157]" office:value-type="string" office:string-value="Fp1" calcext:value-type="string">
            <text:p>Fp1</text:p>
          </table:table-cell>
          <table:table-cell table:style-name="ce168" table:formula="of:=[.L157]" office:value-type="string" office:string-value="Fp1" calcext:value-type="string">
            <text:p>Fp1</text:p>
          </table:table-cell>
          <table:table-cell table:style-name="ce172" table:formula="of:=[.J178]" office:value-type="string" office:string-value="T7" calcext:value-type="string">
            <text:p>T7</text:p>
          </table:table-cell>
          <table:table-cell table:style-name="ce172" table:formula="of:=[.L178]" office:value-type="string" office:string-value="T7" calcext:value-type="string">
            <text:p>T7</text:p>
          </table:table-cell>
          <table:table-cell table:style-name="ce176" table:formula="of:=[.J199]" office:value-type="string" office:string-value="Fz" calcext:value-type="string">
            <text:p>Fz</text:p>
          </table:table-cell>
          <table:table-cell table:style-name="ce176" table:formula="of:=[.L199]" office:value-type="string" office:string-value="Fz" calcext:value-type="string">
            <text:p>Fz</text:p>
          </table:table-cell>
          <table:table-cell table:style-name="ce180" table:formula="of:=[.J220]" office:value-type="string" office:string-value="F8" calcext:value-type="string">
            <text:p>F8</text:p>
          </table:table-cell>
          <table:table-cell table:style-name="ce180" table:formula="of:=[.L220]" office:value-type="string" office:string-value="F8" calcext:value-type="string">
            <text:p>F8</text:p>
          </table:table-cell>
          <table:table-cell table:style-name="ce184" table:formula="of:=[.J241]" office:value-type="string" office:string-value="Cz" calcext:value-type="string">
            <text:p>Cz</text:p>
          </table:table-cell>
          <table:table-cell table:style-name="ce184" table:formula="of:=[.L241]" office:value-type="string" office:string-value="Cz" calcext:value-type="string">
            <text:p>Cz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p2</text:p>
          </table:table-cell>
          <table:table-cell table:style-name="ce2" table:formula="of:=([.C29]+[.C50]+[.C71]+[.C92]+[.C113]+[.C134]+[.C155]+[.C176]+[.C197]+[.C218]+[.C239])/11" office:value-type="float" office:value="0.00834291237278735" calcext:value-type="float">
            <text:p>0.0083</text:p>
          </table:table-cell>
          <table:table-cell table:style-name="ce2" table:formula="of:=([.D29]+[.D50]+[.D71]+[.D92]+[.D113]+[.D134]+[.D155]+[.D176]+[.D197]+[.D218]+[.D239])/11" office:value-type="float" office:value="0.99739152892562" calcext:value-type="float">
            <text:p>0.9974</text:p>
          </table:table-cell>
          <table:table-cell table:style-name="ce2" table:formula="of:=STDEV([.D29];[.D50];[.D71];[.D92];[.D113];[.D134];[.D155];[.D176];[.D197];[.D218];[.D239])" office:value-type="float" office:value="0.00230357908431274" calcext:value-type="float">
            <text:p>0.0023</text:p>
          </table:table-cell>
          <table:table-cell table:style-name="ce2" table:formula="of:=([.G29]+[.G50]+[.G71]+[.G92]+[.G113]+[.G134]+[.G155]+[.G176]+[.G197]+[.G218]+[.G239])/11" office:value-type="float" office:value="0.011559181104166" calcext:value-type="float">
            <text:p>0.0116</text:p>
          </table:table-cell>
          <table:table-cell table:style-name="ce2" table:formula="of:=([.H29]+[.H50]+[.H71]+[.H92]+[.H113]+[.H134]+[.H155]+[.H176]+[.H197]+[.H218]+[.H239])/11" office:value-type="float" office:value="0.996188506007708" calcext:value-type="float">
            <text:p>0.9962</text:p>
          </table:table-cell>
          <table:table-cell table:style-name="ce2" table:formula="of:=STDEV([.H29];[.H50];[.H71];[.H92];[.H113];[.H134];[.H155];[.H176];[.H197];[.H218])" office:value-type="float" office:value="0.00295203506079097" calcext:value-type="float">
            <text:p>0.0030</text:p>
          </table:table-cell>
          <table:table-cell table:style-name="ce42"/>
          <table:table-cell table:style-name="ce136" table:formula="of:=[.J32]" office:value-type="string" office:string-value="F8" calcext:value-type="string">
            <text:p>F8</text:p>
          </table:table-cell>
          <table:table-cell table:style-name="ce141" table:formula="of:=[.L32]" office:value-type="string" office:string-value="Fp2" calcext:value-type="string">
            <text:p>Fp2</text:p>
          </table:table-cell>
          <table:table-cell table:style-name="ce145" table:formula="of:=[.J53]" office:value-type="string" office:string-value="O2" calcext:value-type="string">
            <text:p>O2</text:p>
          </table:table-cell>
          <table:table-cell table:style-name="ce148" table:formula="of:=[.L53]" office:value-type="string" office:string-value="C3" calcext:value-type="string">
            <text:p>C3</text:p>
          </table:table-cell>
          <table:table-cell table:style-name="ce151" table:formula="of:=[.J74]" office:value-type="string" office:string-value="P4" calcext:value-type="string">
            <text:p>P4</text:p>
          </table:table-cell>
          <table:table-cell table:style-name="ce153" table:formula="of:=[.L74]" office:value-type="string" office:string-value="Pz" calcext:value-type="string">
            <text:p>Pz</text:p>
          </table:table-cell>
          <table:table-cell table:style-name="ce156" table:formula="of:=[.J95]" office:value-type="string" office:string-value="Fz" calcext:value-type="string">
            <text:p>Fz</text:p>
          </table:table-cell>
          <table:table-cell table:style-name="ce156" table:formula="of:=[.L95]" office:value-type="string" office:string-value="Fz" calcext:value-type="string">
            <text:p>Fz</text:p>
          </table:table-cell>
          <table:table-cell table:style-name="ce160" table:formula="of:=[.J116]" office:value-type="string" office:string-value="P8" calcext:value-type="string">
            <text:p>P8</text:p>
          </table:table-cell>
          <table:table-cell table:style-name="ce160" table:formula="of:=[.L116]" office:value-type="string" office:string-value="P8" calcext:value-type="string">
            <text:p>P8</text:p>
          </table:table-cell>
          <table:table-cell table:style-name="ce164" table:formula="of:=[.J137]" office:value-type="string" office:string-value="Cz" calcext:value-type="string">
            <text:p>Cz</text:p>
          </table:table-cell>
          <table:table-cell table:style-name="ce164" table:formula="of:=[.L137]" office:value-type="string" office:string-value="F8" calcext:value-type="string">
            <text:p>F8</text:p>
          </table:table-cell>
          <table:table-cell table:style-name="ce168" table:formula="of:=[.J158]" office:value-type="string" office:string-value="C4" calcext:value-type="string">
            <text:p>C4</text:p>
          </table:table-cell>
          <table:table-cell table:style-name="ce168" table:formula="of:=[.L158]" office:value-type="string" office:string-value="C4" calcext:value-type="string">
            <text:p>C4</text:p>
          </table:table-cell>
          <table:table-cell table:style-name="ce172" table:formula="of:=[.J179]" office:value-type="string" office:string-value="P3" calcext:value-type="string">
            <text:p>P3</text:p>
          </table:table-cell>
          <table:table-cell table:style-name="ce172" table:formula="of:=[.L179]" office:value-type="string" office:string-value="Pz" calcext:value-type="string">
            <text:p>Pz</text:p>
          </table:table-cell>
          <table:table-cell table:style-name="ce176" table:formula="of:=[.J200]" office:value-type="string" office:string-value="F8" calcext:value-type="string">
            <text:p>F8</text:p>
          </table:table-cell>
          <table:table-cell table:style-name="ce176" table:formula="of:=[.L200]" office:value-type="string" office:string-value="Fz" calcext:value-type="string">
            <text:p>Fz</text:p>
          </table:table-cell>
          <table:table-cell table:style-name="ce180" table:formula="of:=[.J221]" office:value-type="string" office:string-value="P7" calcext:value-type="string">
            <text:p>P7</text:p>
          </table:table-cell>
          <table:table-cell table:style-name="ce180" table:formula="of:=[.L221]" office:value-type="string" office:string-value="T8" calcext:value-type="string">
            <text:p>T8</text:p>
          </table:table-cell>
          <table:table-cell table:style-name="ce184" table:formula="of:=[.J242]" office:value-type="string" office:string-value="O2" calcext:value-type="string">
            <text:p>O2</text:p>
          </table:table-cell>
          <table:table-cell table:style-name="ce184" table:formula="of:=[.L242]" office:value-type="string" office:string-value="F7" calcext:value-type="string">
            <text:p>F7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7</text:p>
          </table:table-cell>
          <table:table-cell table:style-name="ce2" table:formula="of:=([.C30]+[.C51]+[.C72]+[.C93]+[.C114]+[.C135]+[.C156]+[.C177]+[.C198]+[.C219]+[.C240])/11" office:value-type="float" office:value="0.00660897823010728" calcext:value-type="float">
            <text:p>0.0066</text:p>
          </table:table-cell>
          <table:table-cell table:style-name="ce2" table:formula="of:=([.D30]+[.D51]+[.D72]+[.D93]+[.D114]+[.D135]+[.D156]+[.D177]+[.D198]+[.D219]+[.D240])/11" office:value-type="float" office:value="0.998111997720148" calcext:value-type="float">
            <text:p>0.9981</text:p>
          </table:table-cell>
          <table:table-cell table:style-name="ce2" table:formula="of:=STDEV([.D30];[.D51];[.D72];[.D93];[.D114];[.D135];[.D156];[.D177];[.D198];[.D219];[.D240])" office:value-type="float" office:value="0.00116437752256431" calcext:value-type="float">
            <text:p>0.0012</text:p>
          </table:table-cell>
          <table:table-cell table:style-name="ce2" table:formula="of:=([.G30]+[.G51]+[.G72]+[.G93]+[.G114]+[.G135]+[.G156]+[.G177]+[.G198]+[.G219]+[.G240])/11" office:value-type="float" office:value="0.0101261436013852" calcext:value-type="float">
            <text:p>0.0101</text:p>
          </table:table-cell>
          <table:table-cell table:style-name="ce2" table:formula="of:=([.H30]+[.H51]+[.H72]+[.H93]+[.H114]+[.H135]+[.H156]+[.H177]+[.H198]+[.H219]+[.H240])/11" office:value-type="float" office:value="0.996861539333484" calcext:value-type="float">
            <text:p>0.9969</text:p>
          </table:table-cell>
          <table:table-cell table:style-name="ce2" table:formula="of:=STDEV([.H30];[.H51];[.H72];[.H93];[.H114];[.H135];[.H156];[.H177];[.H198];[.H219])" office:value-type="float" office:value="0.00171165230974139" calcext:value-type="float">
            <text:p>0.0017</text:p>
          </table:table-cell>
          <table:table-cell table:style-name="ce42"/>
          <table:table-cell table:style-name="ce136" table:formula="of:=[.J33]" office:value-type="string" office:string-value="Fp2" calcext:value-type="string">
            <text:p>Fp2</text:p>
          </table:table-cell>
          <table:table-cell table:style-name="ce141" table:formula="of:=[.L33]" office:value-type="string" office:string-value="F8" calcext:value-type="string">
            <text:p>F8</text:p>
          </table:table-cell>
          <table:table-cell table:style-name="ce145" table:formula="of:=[.J54]" office:value-type="string" office:string-value="Cz" calcext:value-type="string">
            <text:p>Cz</text:p>
          </table:table-cell>
          <table:table-cell table:style-name="ce148" table:formula="of:=[.L54]" office:value-type="string" office:string-value="Cz" calcext:value-type="string">
            <text:p>Cz</text:p>
          </table:table-cell>
          <table:table-cell table:style-name="ce151" table:formula="of:=[.J75]" office:value-type="string" office:string-value="O1" calcext:value-type="string">
            <text:p>O1</text:p>
          </table:table-cell>
          <table:table-cell table:style-name="ce153" table:formula="of:=[.L75]" office:value-type="string" office:string-value="P4" calcext:value-type="string">
            <text:p>P4</text:p>
          </table:table-cell>
          <table:table-cell table:style-name="ce156" table:formula="of:=[.J96]" office:value-type="string" office:string-value="F3" calcext:value-type="string">
            <text:p>F3</text:p>
          </table:table-cell>
          <table:table-cell table:style-name="ce156" table:formula="of:=[.L96]" office:value-type="string" office:string-value="C3" calcext:value-type="string">
            <text:p>C3</text:p>
          </table:table-cell>
          <table:table-cell table:style-name="ce160" table:formula="of:=[.J117]" office:value-type="string" office:string-value="C3" calcext:value-type="string">
            <text:p>C3</text:p>
          </table:table-cell>
          <table:table-cell table:style-name="ce160" table:formula="of:=[.L117]" office:value-type="string" office:string-value="C3" calcext:value-type="string">
            <text:p>C3</text:p>
          </table:table-cell>
          <table:table-cell table:style-name="ce164" table:formula="of:=[.J138]" office:value-type="string" office:string-value="T7" calcext:value-type="string">
            <text:p>T7</text:p>
          </table:table-cell>
          <table:table-cell table:style-name="ce164" table:formula="of:=[.L138]" office:value-type="string" office:string-value="F7" calcext:value-type="string">
            <text:p>F7</text:p>
          </table:table-cell>
          <table:table-cell table:style-name="ce168" table:formula="of:=[.J159]" office:value-type="string" office:string-value="P8" calcext:value-type="string">
            <text:p>P8</text:p>
          </table:table-cell>
          <table:table-cell table:style-name="ce168" table:formula="of:=[.L159]" office:value-type="string" office:string-value="C3" calcext:value-type="string">
            <text:p>C3</text:p>
          </table:table-cell>
          <table:table-cell table:style-name="ce172" table:formula="of:=[.J180]" office:value-type="string" office:string-value="Pz" calcext:value-type="string">
            <text:p>Pz</text:p>
          </table:table-cell>
          <table:table-cell table:style-name="ce172" table:formula="of:=[.L180]" office:value-type="string" office:string-value="P3" calcext:value-type="string">
            <text:p>P3</text:p>
          </table:table-cell>
          <table:table-cell table:style-name="ce176" table:formula="of:=[.J201]" office:value-type="string" office:string-value="O2" calcext:value-type="string">
            <text:p>O2</text:p>
          </table:table-cell>
          <table:table-cell table:style-name="ce176" table:formula="of:=[.L201]" office:value-type="string" office:string-value="F7" calcext:value-type="string">
            <text:p>F7</text:p>
          </table:table-cell>
          <table:table-cell table:style-name="ce180" table:formula="of:=[.J222]" office:value-type="string" office:string-value="T8" calcext:value-type="string">
            <text:p>T8</text:p>
          </table:table-cell>
          <table:table-cell table:style-name="ce180" table:formula="of:=[.L222]" office:value-type="string" office:string-value="P7" calcext:value-type="string">
            <text:p>P7</text:p>
          </table:table-cell>
          <table:table-cell table:style-name="ce184" table:formula="of:=[.J243]" office:value-type="string" office:string-value="F7" calcext:value-type="string">
            <text:p>F7</text:p>
          </table:table-cell>
          <table:table-cell table:style-name="ce184" table:formula="of:=[.L243]" office:value-type="string" office:string-value="O2" calcext:value-type="string">
            <text:p>O2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3</text:p>
          </table:table-cell>
          <table:table-cell table:style-name="ce2" table:formula="of:=([.C31]+[.C52]+[.C73]+[.C94]+[.C115]+[.C136]+[.C157]+[.C178]+[.C199]+[.C220]+[.C241])/11" office:value-type="float" office:value="0.00628026786844983" calcext:value-type="float">
            <text:p>0.0063</text:p>
          </table:table-cell>
          <table:table-cell table:style-name="ce2" table:formula="of:=([.D31]+[.D52]+[.D73]+[.D94]+[.D115]+[.D136]+[.D157]+[.D178]+[.D199]+[.D220]+[.D241])/11" office:value-type="float" office:value="0.998222428042177" calcext:value-type="float">
            <text:p>0.9982</text:p>
          </table:table-cell>
          <table:table-cell table:style-name="ce2" table:formula="of:=STDEV([.D31];[.D52];[.D73];[.D94];[.D115];[.D136];[.D157];[.D178];[.D199];[.D220];[.D241])" office:value-type="float" office:value="0.00113147496261069" calcext:value-type="float">
            <text:p>0.0011</text:p>
          </table:table-cell>
          <table:table-cell table:style-name="ce2" table:formula="of:=([.G31]+[.G52]+[.G73]+[.G94]+[.G115]+[.G136]+[.G157]+[.G178]+[.G199]+[.G220]+[.G241])/11" office:value-type="float" office:value="0.00937367022567148" calcext:value-type="float">
            <text:p>0.0094</text:p>
          </table:table-cell>
          <table:table-cell table:style-name="ce2" table:formula="of:=([.H31]+[.H52]+[.H73]+[.H94]+[.H115]+[.H136]+[.H157]+[.H178]+[.H199]+[.H220]+[.H241])/11" office:value-type="float" office:value="0.997028026524597" calcext:value-type="float">
            <text:p>0.9970</text:p>
          </table:table-cell>
          <table:table-cell table:style-name="ce2" table:formula="of:=STDEV([.H31];[.H52];[.H73];[.H94];[.H115];[.H136];[.H157];[.H178];[.H199];[.H220])" office:value-type="float" office:value="0.00160322907937988" calcext:value-type="float">
            <text:p>0.0016</text:p>
          </table:table-cell>
          <table:table-cell table:style-name="ce42"/>
          <table:table-cell table:style-name="ce136" table:formula="of:=[.J34]" office:value-type="string" office:string-value="T8" calcext:value-type="string">
            <text:p>T8</text:p>
          </table:table-cell>
          <table:table-cell table:style-name="ce141" table:formula="of:=[.L34]" office:value-type="string" office:string-value="T8" calcext:value-type="string">
            <text:p>T8</text:p>
          </table:table-cell>
          <table:table-cell table:style-name="ce145" table:formula="of:=[.J55]" office:value-type="string" office:string-value="C4" calcext:value-type="string">
            <text:p>C4</text:p>
          </table:table-cell>
          <table:table-cell table:style-name="ce148" table:formula="of:=[.L55]" office:value-type="string" office:string-value="T7" calcext:value-type="string">
            <text:p>T7</text:p>
          </table:table-cell>
          <table:table-cell table:style-name="ce151" table:formula="of:=[.J76]" office:value-type="string" office:string-value="Pz" calcext:value-type="string">
            <text:p>Pz</text:p>
          </table:table-cell>
          <table:table-cell table:style-name="ce153" table:formula="of:=[.L76]" office:value-type="string" office:string-value="Cz" calcext:value-type="string">
            <text:p>Cz</text:p>
          </table:table-cell>
          <table:table-cell table:style-name="ce156" table:formula="of:=[.J97]" office:value-type="string" office:string-value="T7" calcext:value-type="string">
            <text:p>T7</text:p>
          </table:table-cell>
          <table:table-cell table:style-name="ce156" table:formula="of:=[.L97]" office:value-type="string" office:string-value="C3" calcext:value-type="string">
            <text:p>C3</text:p>
          </table:table-cell>
          <table:table-cell table:style-name="ce160" table:formula="of:=[.J118]" office:value-type="string" office:string-value="Pz" calcext:value-type="string">
            <text:p>Pz</text:p>
          </table:table-cell>
          <table:table-cell table:style-name="ce160" table:formula="of:=[.L118]" office:value-type="string" office:string-value="Pz" calcext:value-type="string">
            <text:p>Pz</text:p>
          </table:table-cell>
          <table:table-cell table:style-name="ce164" table:formula="of:=[.J139]" office:value-type="string" office:string-value="T8" calcext:value-type="string">
            <text:p>T8</text:p>
          </table:table-cell>
          <table:table-cell table:style-name="ce164" table:formula="of:=[.L139]" office:value-type="string" office:string-value="C4" calcext:value-type="string">
            <text:p>C4</text:p>
          </table:table-cell>
          <table:table-cell table:style-name="ce168" table:formula="of:=[.J160]" office:value-type="string" office:string-value="T7" calcext:value-type="string">
            <text:p>T7</text:p>
          </table:table-cell>
          <table:table-cell table:style-name="ce168" table:formula="of:=[.L160]" office:value-type="string" office:string-value="Fz" calcext:value-type="string">
            <text:p>Fz</text:p>
          </table:table-cell>
          <table:table-cell table:style-name="ce172" table:formula="of:=[.J181]" office:value-type="string" office:string-value="C3" calcext:value-type="string">
            <text:p>C3</text:p>
          </table:table-cell>
          <table:table-cell table:style-name="ce172" table:formula="of:=[.L181]" office:value-type="string" office:string-value="C3" calcext:value-type="string">
            <text:p>C3</text:p>
          </table:table-cell>
          <table:table-cell table:style-name="ce176" table:formula="of:=[.J202]" office:value-type="string" office:string-value="O1" calcext:value-type="string">
            <text:p>O1</text:p>
          </table:table-cell>
          <table:table-cell table:style-name="ce176" table:formula="of:=[.L202]" office:value-type="string" office:string-value="O1" calcext:value-type="string">
            <text:p>O1</text:p>
          </table:table-cell>
          <table:table-cell table:style-name="ce180" table:formula="of:=[.J223]" office:value-type="string" office:string-value="F3" calcext:value-type="string">
            <text:p>F3</text:p>
          </table:table-cell>
          <table:table-cell table:style-name="ce180" table:formula="of:=[.L223]" office:value-type="string" office:string-value="Fp2" calcext:value-type="string">
            <text:p>Fp2</text:p>
          </table:table-cell>
          <table:table-cell table:style-name="ce184" table:formula="of:=[.J244]" office:value-type="string" office:string-value="Fp1" calcext:value-type="string">
            <text:p>Fp1</text:p>
          </table:table-cell>
          <table:table-cell table:style-name="ce184" table:formula="of:=[.L244]" office:value-type="string" office:string-value="Fp1" calcext:value-type="string">
            <text:p>Fp1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z</text:p>
          </table:table-cell>
          <table:table-cell table:style-name="ce2" table:formula="of:=([.C32]+[.C53]+[.C74]+[.C95]+[.C116]+[.C137]+[.C158]+[.C179]+[.C200]+[.C221]+[.C242])/11" office:value-type="float" office:value="0.00573095103595794" calcext:value-type="float">
            <text:p>0.0057</text:p>
          </table:table-cell>
          <table:table-cell table:style-name="ce2" table:formula="of:=([.D32]+[.D53]+[.D74]+[.D95]+[.D116]+[.D137]+[.D158]+[.D179]+[.D200]+[.D221]+[.D242])/11" office:value-type="float" office:value="0.998225099743517" calcext:value-type="float">
            <text:p>0.9982</text:p>
          </table:table-cell>
          <table:table-cell table:style-name="ce2" table:formula="of:=STDEV([.D32];[.D53];[.D74];[.D95];[.D116];[.D137];[.D158];[.D179];[.D200];[.D221];[.D242])" office:value-type="float" office:value="0.00118886800383588" calcext:value-type="float">
            <text:p>0.0012</text:p>
          </table:table-cell>
          <table:table-cell table:style-name="ce2" table:formula="of:=([.G32]+[.G53]+[.G74]+[.G95]+[.G116]+[.G137]+[.G158]+[.G179]+[.G200]+[.G221]+[.G242])/11" office:value-type="float" office:value="0.00821010054113436" calcext:value-type="float">
            <text:p>0.0082</text:p>
          </table:table-cell>
          <table:table-cell table:style-name="ce2" table:formula="of:=([.H32]+[.H53]+[.H74]+[.H95]+[.H116]+[.H137]+[.H158]+[.H179]+[.H200]+[.H221]+[.H242])/11" office:value-type="float" office:value="0.997325578100204" calcext:value-type="float">
            <text:p>0.9973</text:p>
          </table:table-cell>
          <table:table-cell table:style-name="ce2" table:formula="of:=STDEV([.H32];[.H53];[.H74];[.H95];[.H116];[.H137];[.H158];[.H179];[.H200];[.H221])" office:value-type="float" office:value="0.00147072774354246" calcext:value-type="float">
            <text:p>0.0015</text:p>
          </table:table-cell>
          <table:table-cell table:style-name="ce42"/>
          <table:table-cell table:style-name="ce136" table:formula="of:=[.J35]" office:value-type="string" office:string-value="P4" calcext:value-type="string">
            <text:p>P4</text:p>
          </table:table-cell>
          <table:table-cell table:style-name="ce141" table:formula="of:=[.L35]" office:value-type="string" office:string-value="T8" calcext:value-type="string">
            <text:p>T8</text:p>
          </table:table-cell>
          <table:table-cell table:style-name="ce145" table:formula="of:=[.J56]" office:value-type="string" office:string-value="C4" calcext:value-type="string">
            <text:p>C4</text:p>
          </table:table-cell>
          <table:table-cell table:style-name="ce148" table:formula="of:=[.L56]" office:value-type="string" office:string-value="T8" calcext:value-type="string">
            <text:p>T8</text:p>
          </table:table-cell>
          <table:table-cell table:style-name="ce151" table:formula="of:=[.J77]" office:value-type="string" office:string-value="Cz" calcext:value-type="string">
            <text:p>Cz</text:p>
          </table:table-cell>
          <table:table-cell table:style-name="ce153" table:formula="of:=[.L77]" office:value-type="string" office:string-value="O2" calcext:value-type="string">
            <text:p>O2</text:p>
          </table:table-cell>
          <table:table-cell table:style-name="ce156" table:formula="of:=[.J98]" office:value-type="string" office:string-value="Pz" calcext:value-type="string">
            <text:p>Pz</text:p>
          </table:table-cell>
          <table:table-cell table:style-name="ce156" table:formula="of:=[.L98]" office:value-type="string" office:string-value="Pz" calcext:value-type="string">
            <text:p>Pz</text:p>
          </table:table-cell>
          <table:table-cell table:style-name="ce160" table:formula="of:=[.J119]" office:value-type="string" office:string-value="T7" calcext:value-type="string">
            <text:p>T7</text:p>
          </table:table-cell>
          <table:table-cell table:style-name="ce160" table:formula="of:=[.L119]" office:value-type="string" office:string-value="Pz" calcext:value-type="string">
            <text:p>Pz</text:p>
          </table:table-cell>
          <table:table-cell table:style-name="ce164" table:formula="of:=[.J140]" office:value-type="string" office:string-value="C3" calcext:value-type="string">
            <text:p>C3</text:p>
          </table:table-cell>
          <table:table-cell table:style-name="ce164" table:formula="of:=[.L140]" office:value-type="string" office:string-value="T7" calcext:value-type="string">
            <text:p>T7</text:p>
          </table:table-cell>
          <table:table-cell table:style-name="ce168" table:formula="of:=[.J161]" office:value-type="string" office:string-value="Fp2" calcext:value-type="string">
            <text:p>Fp2</text:p>
          </table:table-cell>
          <table:table-cell table:style-name="ce168" table:formula="of:=[.L161]" office:value-type="string" office:string-value="Fz" calcext:value-type="string">
            <text:p>Fz</text:p>
          </table:table-cell>
          <table:table-cell table:style-name="ce172" table:formula="of:=[.J182]" office:value-type="string" office:string-value="F7" calcext:value-type="string">
            <text:p>F7</text:p>
          </table:table-cell>
          <table:table-cell table:style-name="ce172" table:formula="of:=[.L182]" office:value-type="string" office:string-value="P4" calcext:value-type="string">
            <text:p>P4</text:p>
          </table:table-cell>
          <table:table-cell table:style-name="ce176" table:formula="of:=[.J203]" office:value-type="string" office:string-value="F7" calcext:value-type="string">
            <text:p>F7</text:p>
          </table:table-cell>
          <table:table-cell table:style-name="ce176" table:formula="of:=[.L203]" office:value-type="string" office:string-value="Fp1" calcext:value-type="string">
            <text:p>Fp1</text:p>
          </table:table-cell>
          <table:table-cell table:style-name="ce180" table:formula="of:=[.J224]" office:value-type="string" office:string-value="Fp2" calcext:value-type="string">
            <text:p>Fp2</text:p>
          </table:table-cell>
          <table:table-cell table:style-name="ce180" table:formula="of:=[.L224]" office:value-type="string" office:string-value="F3" calcext:value-type="string">
            <text:p>F3</text:p>
          </table:table-cell>
          <table:table-cell table:style-name="ce184" table:formula="of:=[.J245]" office:value-type="string" office:string-value="Fp2" calcext:value-type="string">
            <text:p>Fp2</text:p>
          </table:table-cell>
          <table:table-cell table:style-name="ce184" table:formula="of:=[.L245]" office:value-type="string" office:string-value="Fp1" calcext:value-type="string">
            <text:p>Fp1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4</text:p>
          </table:table-cell>
          <table:table-cell table:style-name="ce2" table:formula="of:=([.C33]+[.C54]+[.C75]+[.C96]+[.C117]+[.C138]+[.C159]+[.C180]+[.C201]+[.C222]+[.C243])/11" office:value-type="float" office:value="0.1" calcext:value-type="float">
            <text:p>0.1000</text:p>
          </table:table-cell>
          <table:table-cell table:style-name="ce2" table:formula="of:=([.D33]+[.D54]+[.D75]+[.D96]+[.D117]+[.D138]+[.D159]+[.D180]+[.D201]+[.D222]+[.D243])/11" office:value-type="float" office:value="0" calcext:value-type="float">
            <text:p>0.0000</text:p>
          </table:table-cell>
          <table:table-cell table:style-name="ce2" table:formula="of:=STDEV([.D33];[.D54];[.D75];[.D96];[.D117];[.D138];[.D159];[.D180];[.D201];[.D222];[.D243])" office:value-type="float" office:value="0" calcext:value-type="float">
            <text:p>0.0000</text:p>
          </table:table-cell>
          <table:table-cell table:style-name="ce2" table:formula="of:=([.G33]+[.G54]+[.G75]+[.G96]+[.G117]+[.G138]+[.G159]+[.G180]+[.G201]+[.G222]+[.G243])/11" office:value-type="float" office:value="0" calcext:value-type="float">
            <text:p>0.0000</text:p>
          </table:table-cell>
          <table:table-cell table:style-name="ce2" table:formula="of:=([.H33]+[.H54]+[.H75]+[.H96]+[.H117]+[.H138]+[.H159]+[.H180]+[.H201]+[.H222]+[.H243])/11" office:value-type="float" office:value="0" calcext:value-type="float">
            <text:p>0.0000</text:p>
          </table:table-cell>
          <table:table-cell table:style-name="ce2" table:formula="of:=STDEV([.H33];[.H54];[.H75];[.H96];[.H117];[.H138];[.H159];[.H180];[.H201];[.H222])" office:value-type="float" office:value="0" calcext:value-type="float">
            <text:p>0.0000</text:p>
          </table:table-cell>
          <table:table-cell table:style-name="ce42"/>
          <table:table-cell table:style-name="ce48"/>
          <table:table-cell table:style-name="ce89"/>
          <table:table-cell table:style-name="ce34"/>
          <table:table-cell table:style-name="ce126"/>
          <table:table-cell table:style-name="ce65"/>
          <table:table-cell table:style-name="ce131"/>
          <table:table-cell table:style-name="ce139" table:number-columns-repeated="2"/>
          <table:table-cell table:style-name="ce144" table:number-columns-repeated="2"/>
          <table:table-cell table:style-name="ce150" table:number-columns-repeated="2"/>
          <table:table-cell table:style-name="ce157" table:number-columns-repeated="2"/>
          <table:table-cell table:style-name="ce162" table:number-columns-repeated="2"/>
          <table:table-cell table:style-name="ce167" table:number-columns-repeated="2"/>
          <table:table-cell table:style-name="ce173" table:number-columns-repeated="2"/>
          <table:table-cell table:style-name="ce178" table:number-columns-repeated="2"/>
          <table:table-cell table:number-columns-repeated="993"/>
        </table:table-row>
        <table:table-row table:style-name="ro1">
          <table:covered-table-cell table:style-name="ce3"/>
          <table:table-cell table:style-name="ce2" office:value-type="string" calcext:value-type="string">
            <text:p>F8</text:p>
          </table:table-cell>
          <table:table-cell table:style-name="ce2" table:formula="of:=([.C34]+[.C55]+[.C76]+[.C97]+[.C118]+[.C139]+[.C160]+[.C181]+[.C202]+[.C223]+[.C244])/11" office:value-type="float" office:value="0.0104668285814563" calcext:value-type="float">
            <text:p>0.0105</text:p>
          </table:table-cell>
          <table:table-cell table:style-name="ce2" table:formula="of:=([.D34]+[.D55]+[.D76]+[.D97]+[.D118]+[.D139]+[.D160]+[.D181]+[.D202]+[.D223]+[.D244])/11" office:value-type="float" office:value="0.996673731832431" calcext:value-type="float">
            <text:p>0.9967</text:p>
          </table:table-cell>
          <table:table-cell table:style-name="ce2" table:formula="of:=STDEV([.D34];[.D55];[.D76];[.D97];[.D118];[.D139];[.D160];[.D181];[.D202];[.D223];[.D244])" office:value-type="float" office:value="0.00500801360268848" calcext:value-type="float">
            <text:p>0.0050</text:p>
          </table:table-cell>
          <table:table-cell table:style-name="ce2" table:formula="of:=([.G34]+[.G55]+[.G76]+[.G97]+[.G118]+[.G139]+[.G160]+[.G181]+[.G202]+[.G223]+[.G244])/11" office:value-type="float" office:value="0.0135198321600288" calcext:value-type="float">
            <text:p>0.0135</text:p>
          </table:table-cell>
          <table:table-cell table:style-name="ce2" table:formula="of:=([.H34]+[.H55]+[.H76]+[.H97]+[.H118]+[.H139]+[.H160]+[.H181]+[.H202]+[.H223]+[.H244])/11" office:value-type="float" office:value="0.995692586715031" calcext:value-type="float">
            <text:p>0.9957</text:p>
          </table:table-cell>
          <table:table-cell table:style-name="ce2" table:formula="of:=STDEV([.H34];[.H55];[.H76];[.H97];[.H118];[.H139];[.H160];[.H181];[.H202];[.H223])" office:value-type="float" office:value="0.005771955779911" calcext:value-type="float">
            <text:p>0.0058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T7</text:p>
          </table:table-cell>
          <table:table-cell table:style-name="ce2" table:formula="of:=([.C35]+[.C56]+[.C77]+[.C98]+[.C119]+[.C140]+[.C161]+[.C182]+[.C203]+[.C224]+[.C245])/11" office:value-type="float" office:value="0.00761456388610974" calcext:value-type="float">
            <text:p>0.0076</text:p>
          </table:table-cell>
          <table:table-cell table:style-name="ce2" table:formula="of:=([.D35]+[.D56]+[.D77]+[.D98]+[.D119]+[.D140]+[.D161]+[.D182]+[.D203]+[.D224]+[.D245])/11" office:value-type="float" office:value="0.997841265317754" calcext:value-type="float">
            <text:p>0.9978</text:p>
          </table:table-cell>
          <table:table-cell table:style-name="ce2" table:formula="of:=STDEV([.D35];[.D56];[.D77];[.D98];[.D119];[.D140];[.D161];[.D182];[.D203];[.D224];[.D245])" office:value-type="float" office:value="0.00211852240945754" calcext:value-type="float">
            <text:p>0.0021</text:p>
          </table:table-cell>
          <table:table-cell table:style-name="ce2" table:formula="of:=([.G35]+[.G56]+[.G77]+[.G98]+[.G119]+[.G140]+[.G161]+[.G182]+[.G203]+[.G224]+[.G245])/11" office:value-type="float" office:value="0.0103676066339712" calcext:value-type="float">
            <text:p>0.0104</text:p>
          </table:table-cell>
          <table:table-cell table:style-name="ce2" table:formula="of:=([.H35]+[.H56]+[.H77]+[.H98]+[.H119]+[.H140]+[.H161]+[.H182]+[.H203]+[.H224]+[.H245])/11" office:value-type="float" office:value="0.996935927227386" calcext:value-type="float">
            <text:p>0.9969</text:p>
          </table:table-cell>
          <table:table-cell table:style-name="ce2" table:formula="of:=STDEV([.H35];[.H56];[.H77];[.H98];[.H119];[.H140];[.H161];[.H182];[.H203];[.H224])" office:value-type="float" office:value="0.00262993011717012" calcext:value-type="float">
            <text:p>0.0026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3</text:p>
          </table:table-cell>
          <table:table-cell table:style-name="ce2" table:formula="of:=([.C36]+[.C57]+[.C78]+[.C99]+[.C120]+[.C141]+[.C162]+[.C183]+[.C204]+[.C225]+[.C246])/11" office:value-type="float" office:value="0.00725296330527929" calcext:value-type="float">
            <text:p>0.0073</text:p>
          </table:table-cell>
          <table:table-cell table:style-name="ce2" table:formula="of:=([.D36]+[.D57]+[.D78]+[.D99]+[.D120]+[.D141]+[.D162]+[.D183]+[.D204]+[.D225]+[.D246])/11" office:value-type="float" office:value="0.997927650327729" calcext:value-type="float">
            <text:p>0.9979</text:p>
          </table:table-cell>
          <table:table-cell table:style-name="ce2" table:formula="of:=STDEV([.D36];[.D57];[.D78];[.D99];[.D120];[.D141];[.D162];[.D183];[.D204];[.D225];[.D246])" office:value-type="float" office:value="0.00298964231449077" calcext:value-type="float">
            <text:p>0.0030</text:p>
          </table:table-cell>
          <table:table-cell table:style-name="ce2" table:formula="of:=([.G36]+[.G57]+[.G78]+[.G99]+[.G120]+[.G141]+[.G162]+[.G183]+[.G204]+[.G225]+[.G246])/11" office:value-type="float" office:value="0.00973510878278011" calcext:value-type="float">
            <text:p>0.0097</text:p>
          </table:table-cell>
          <table:table-cell table:style-name="ce2" table:formula="of:=([.H36]+[.H57]+[.H78]+[.H99]+[.H120]+[.H141]+[.H162]+[.H183]+[.H204]+[.H225]+[.H246])/11" office:value-type="float" office:value="0.997088245295851" calcext:value-type="float">
            <text:p>0.9971</text:p>
          </table:table-cell>
          <table:table-cell table:style-name="ce2" table:formula="of:=STDEV([.H36];[.H57];[.H78];[.H99];[.H120];[.H141];[.H162];[.H183];[.H204];[.H225])" office:value-type="float" office:value="0.00376572028860568" calcext:value-type="float">
            <text:p>0.0038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z</text:p>
          </table:table-cell>
          <table:table-cell table:style-name="ce2" table:formula="of:=([.C37]+[.C58]+[.C79]+[.C100]+[.C121]+[.C142]+[.C163]+[.C184]+[.C205]+[.C226]+[.C247])/11" office:value-type="float" office:value="0.00888545212659388" calcext:value-type="float">
            <text:p>0.0089</text:p>
          </table:table-cell>
          <table:table-cell table:style-name="ce2" table:formula="of:=([.D37]+[.D58]+[.D79]+[.D100]+[.D121]+[.D142]+[.D163]+[.D184]+[.D205]+[.D226]+[.D247])/11" office:value-type="float" office:value="0.997248147620405" calcext:value-type="float">
            <text:p>0.9972</text:p>
          </table:table-cell>
          <table:table-cell table:style-name="ce2" table:formula="of:=STDEV([.D37];[.D58];[.D79];[.D100];[.D121];[.D142];[.D163];[.D184];[.D205];[.D226];[.D247])" office:value-type="float" office:value="0.0034631038019263" calcext:value-type="float">
            <text:p>0.0035</text:p>
          </table:table-cell>
          <table:table-cell table:style-name="ce2" table:formula="of:=([.G37]+[.G58]+[.G79]+[.G100]+[.G121]+[.G142]+[.G163]+[.G184]+[.G205]+[.G226]+[.G247])/11" office:value-type="float" office:value="0.0120743067732136" calcext:value-type="float">
            <text:p>0.0121</text:p>
          </table:table-cell>
          <table:table-cell table:style-name="ce2" table:formula="of:=([.H37]+[.H58]+[.H79]+[.H100]+[.H121]+[.H142]+[.H163]+[.H184]+[.H205]+[.H226]+[.H247])/11" office:value-type="float" office:value="0.996241640217638" calcext:value-type="float">
            <text:p>0.9962</text:p>
          </table:table-cell>
          <table:table-cell table:style-name="ce2" table:formula="of:=STDEV([.H37];[.H58];[.H79];[.H100];[.H121];[.H142];[.H163];[.H184];[.H205];[.H226])" office:value-type="float" office:value="0.0044509755508982" calcext:value-type="float">
            <text:p>0.0045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C4</text:p>
          </table:table-cell>
          <table:table-cell table:style-name="ce2" table:formula="of:=([.C38]+[.C59]+[.C80]+[.C101]+[.C122]+[.C143]+[.C164]+[.C185]+[.C206]+[.C227]+[.C248])/11" office:value-type="float" office:value="0.00597263899168528" calcext:value-type="float">
            <text:p>0.0060</text:p>
          </table:table-cell>
          <table:table-cell table:style-name="ce2" table:formula="of:=([.D38]+[.D59]+[.D80]+[.D101]+[.D122]+[.D143]+[.D164]+[.D185]+[.D206]+[.D227]+[.D248])/11" office:value-type="float" office:value="0.99816632231405" calcext:value-type="float">
            <text:p>0.9982</text:p>
          </table:table-cell>
          <table:table-cell table:style-name="ce2" table:formula="of:=STDEV([.D38];[.D59];[.D80];[.D101];[.D122];[.D143];[.D164];[.D185];[.D206];[.D227];[.D248])" office:value-type="float" office:value="0.00135285176353461" calcext:value-type="float">
            <text:p>0.0014</text:p>
          </table:table-cell>
          <table:table-cell table:style-name="ce2" table:formula="of:=([.G38]+[.G59]+[.G80]+[.G101]+[.G122]+[.G143]+[.G164]+[.G185]+[.G206]+[.G227]+[.G248])/11" office:value-type="float" office:value="0.00830437507443522" calcext:value-type="float">
            <text:p>0.0083</text:p>
          </table:table-cell>
          <table:table-cell table:style-name="ce2" table:formula="of:=([.H38]+[.H59]+[.H80]+[.H101]+[.H122]+[.H143]+[.H164]+[.H185]+[.H206]+[.H227]+[.H248])/11" office:value-type="float" office:value="0.997399965994106" calcext:value-type="float">
            <text:p>0.9974</text:p>
          </table:table-cell>
          <table:table-cell table:style-name="ce2" table:formula="of:=STDEV([.H38];[.H59];[.H80];[.H101];[.H122];[.H143];[.H164];[.H185];[.H206];[.H227])" office:value-type="float" office:value="0.00144527269740585" calcext:value-type="float">
            <text:p>0.0014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T8</text:p>
          </table:table-cell>
          <table:table-cell table:style-name="ce2" table:formula="of:=([.C39]+[.C60]+[.C81]+[.C102]+[.C123]+[.C144]+[.C165]+[.C186]+[.C207]+[.C228]+[.C249])/11" office:value-type="float" office:value="0.00846018900311404" calcext:value-type="float">
            <text:p>0.0085</text:p>
          </table:table-cell>
          <table:table-cell table:style-name="ce2" table:formula="of:=([.D39]+[.D60]+[.D81]+[.D102]+[.D123]+[.D144]+[.D165]+[.D186]+[.D207]+[.D228]+[.D249])/11" office:value-type="float" office:value="0.997363030777999" calcext:value-type="float">
            <text:p>0.9974</text:p>
          </table:table-cell>
          <table:table-cell table:style-name="ce2" table:formula="of:=STDEV([.D39];[.D60];[.D81];[.D102];[.D123];[.D144];[.D165];[.D186];[.D207];[.D228];[.D249])" office:value-type="float" office:value="0.00331991845547901" calcext:value-type="float">
            <text:p>0.0033</text:p>
          </table:table-cell>
          <table:table-cell table:style-name="ce2" table:formula="of:=([.G39]+[.G60]+[.G81]+[.G102]+[.G123]+[.G144]+[.G165]+[.G186]+[.G207]+[.G228]+[.G249])/11" office:value-type="float" office:value="0.0109677269806015" calcext:value-type="float">
            <text:p>0.0110</text:p>
          </table:table-cell>
          <table:table-cell table:style-name="ce2" table:formula="of:=([.H39]+[.H60]+[.H81]+[.H102]+[.H123]+[.H144]+[.H165]+[.H186]+[.H207]+[.H228]+[.H249])/11" office:value-type="float" office:value="0.99658524144185" calcext:value-type="float">
            <text:p>0.9966</text:p>
          </table:table-cell>
          <table:table-cell table:style-name="ce2" table:formula="of:=STDEV([.H39];[.H60];[.H81];[.H102];[.H123];[.H144];[.H165];[.H186];[.H207];[.H228])" office:value-type="float" office:value="0.00289422276986416" calcext:value-type="float">
            <text:p>0.0029</text:p>
          </table:table-cell>
          <table:table-cell table:style-name="ce43"/>
          <table:table-cell table:style-name="ce28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 calcext:value-type="string">
            <text:p>P7</text:p>
          </table:table-cell>
          <table:table-cell table:style-name="ce2" table:formula="of:=([.C40]+[.C61]+[.C82]+[.C103]+[.C124]+[.C145]+[.C166]+[.C187]+[.C208]+[.C229]+[.C250])/11" office:value-type="float" office:value="0.00639884099772706" calcext:value-type="float">
            <text:p>0.0064</text:p>
          </table:table-cell>
          <table:table-cell table:style-name="ce2" table:formula="of:=([.D40]+[.D61]+[.D82]+[.D103]+[.D124]+[.D145]+[.D166]+[.D187]+[.D208]+[.D229]+[.D250])/11" office:value-type="float" office:value="0.998097748646338" calcext:value-type="float">
            <text:p>0.9981</text:p>
          </table:table-cell>
          <table:table-cell table:style-name="ce2" table:formula="of:=STDEV([.D40];[.D61];[.D82];[.D103];[.D124];[.D145];[.D166];[.D187];[.D208];[.D229];[.D250])" office:value-type="float" office:value="0.00160167637409757" calcext:value-type="float">
            <text:p>0.0016</text:p>
          </table:table-cell>
          <table:table-cell table:style-name="ce2" table:formula="of:=([.G40]+[.G61]+[.G82]+[.G103]+[.G124]+[.G145]+[.G166]+[.G187]+[.G208]+[.G229]+[.G250])/11" office:value-type="float" office:value="0.00924057741918054" calcext:value-type="float">
            <text:p>0.0092</text:p>
          </table:table-cell>
          <table:table-cell table:style-name="ce2" table:formula="of:=([.H40]+[.H61]+[.H82]+[.H103]+[.H124]+[.H145]+[.H166]+[.H187]+[.H208]+[.H229]+[.H250])/11" office:value-type="float" office:value="0.997127210383133" calcext:value-type="float">
            <text:p>0.9971</text:p>
          </table:table-cell>
          <table:table-cell table:style-name="ce2" table:formula="of:=STDEV([.H40];[.H61];[.H82];[.H103];[.H124];[.H145];[.H166];[.H187];[.H208];[.H229])" office:value-type="float" office:value="0.00151514132885194" calcext:value-type="float">
            <text:p>0.0015</text:p>
          </table:table-cell>
          <table:table-cell table:style-name="ce43"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3</text:p>
          </table:table-cell>
          <table:table-cell table:style-name="ce2" table:formula="of:=([.C41]+[.C62]+[.C83]+[.C104]+[.C125]+[.C146]+[.C167]+[.C188]+[.C209]+[.C230]+[.C251])/11" office:value-type="float" office:value="0.00885536072131624" calcext:value-type="float">
            <text:p>0.0089</text:p>
          </table:table-cell>
          <table:table-cell table:style-name="ce2" table:formula="of:=([.D41]+[.D62]+[.D83]+[.D104]+[.D125]+[.D146]+[.D167]+[.D188]+[.D209]+[.D230]+[.D251])/11" office:value-type="float" office:value="0.997226774009689" calcext:value-type="float">
            <text:p>0.9972</text:p>
          </table:table-cell>
          <table:table-cell table:style-name="ce2" table:formula="of:=STDEV([.D41];[.D62];[.D83];[.D104];[.D125];[.D146];[.D167];[.D188];[.D209];[.D230];[.D251])" office:value-type="float" office:value="0.00296012577675088" calcext:value-type="float">
            <text:p>0.0030</text:p>
          </table:table-cell>
          <table:table-cell table:style-name="ce2" table:formula="of:=([.G41]+[.G62]+[.G83]+[.G104]+[.G125]+[.G146]+[.G167]+[.G188]+[.G209]+[.G230]+[.G251])/11" office:value-type="float" office:value="0.0125667673271574" calcext:value-type="float">
            <text:p>0.0126</text:p>
          </table:table-cell>
          <table:table-cell table:style-name="ce2" table:formula="of:=([.H41]+[.H62]+[.H83]+[.H104]+[.H125]+[.H146]+[.H167]+[.H188]+[.H209]+[.H230]+[.H251])/11" office:value-type="float" office:value="0.995986596009975" calcext:value-type="float">
            <text:p>0.9960</text:p>
          </table:table-cell>
          <table:table-cell table:style-name="ce2" table:formula="of:=STDEV([.H41];[.H62];[.H83];[.H104];[.H125];[.H146];[.H167];[.H188];[.H209];[.H230])" office:value-type="float" office:value="0.00388024148341687" calcext:value-type="float">
            <text:p>0.0039</text:p>
          </table:table-cell>
          <table:table-cell table:style-name="ce43"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z</text:p>
          </table:table-cell>
          <table:table-cell table:style-name="ce2" table:formula="of:=([.C42]+[.C63]+[.C84]+[.C105]+[.C126]+[.C147]+[.C168]+[.C189]+[.C210]+[.C231]+[.C252])/11" office:value-type="float" office:value="0.00720549506603553" calcext:value-type="float">
            <text:p>0.0072</text:p>
          </table:table-cell>
          <table:table-cell table:style-name="ce2" table:formula="of:=([.D42]+[.D63]+[.D84]+[.D105]+[.D126]+[.D147]+[.D168]+[.D189]+[.D210]+[.D231]+[.D252])/11" office:value-type="float" office:value="0.997806533200342" calcext:value-type="float">
            <text:p>0.9978</text:p>
          </table:table-cell>
          <table:table-cell table:style-name="ce2" table:formula="of:=STDEV([.D42];[.D63];[.D84];[.D105];[.D126];[.D147];[.D168];[.D189];[.D210];[.D231];[.D252])" office:value-type="float" office:value="0.00218078633546027" calcext:value-type="float">
            <text:p>0.0022</text:p>
          </table:table-cell>
          <table:table-cell table:style-name="ce2" table:formula="of:=([.G42]+[.G63]+[.G84]+[.G105]+[.G126]+[.G147]+[.G168]+[.G189]+[.G210]+[.G231]+[.G252])/11" office:value-type="float" office:value="0.0104090186370053" calcext:value-type="float">
            <text:p>0.0104</text:p>
          </table:table-cell>
          <table:table-cell table:style-name="ce2" table:formula="of:=([.H42]+[.H63]+[.H84]+[.H105]+[.H126]+[.H147]+[.H168]+[.H189]+[.H210]+[.H231]+[.H252])/11" office:value-type="float" office:value="0.996716305826343" calcext:value-type="float">
            <text:p>0.9967</text:p>
          </table:table-cell>
          <table:table-cell table:style-name="ce2" table:formula="of:=STDEV([.H42];[.H63];[.H84];[.H105];[.H126];[.H147];[.H168];[.H189];[.H210];[.H231])" office:value-type="float" office:value="0.00284957982036228" calcext:value-type="float">
            <text:p>0.0028</text:p>
          </table:table-cell>
          <table:table-cell table:style-name="ce43"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3"/>
          <table:table-cell table:style-name="ce2" office:value-type="string" calcext:value-type="string">
            <text:p>P4</text:p>
          </table:table-cell>
          <table:table-cell table:style-name="ce2" table:formula="of:=([.C43]+[.C64]+[.C85]+[.C106]+[.C127]+[.C148]+[.C169]+[.C190]+[.C211]+[.C232]+[.C253])/11" office:value-type="float" office:value="0.00590326287723411" calcext:value-type="float">
            <text:p>0.0059</text:p>
          </table:table-cell>
          <table:table-cell table:style-name="ce2" table:formula="of:=([.D43]+[.D64]+[.D85]+[.D106]+[.D127]+[.D148]+[.D169]+[.D190]+[.D211]+[.D232]+[.D253])/11" office:value-type="float" office:value="0.998372933884297" calcext:value-type="float">
            <text:p>0.9984</text:p>
          </table:table-cell>
          <table:table-cell table:style-name="ce2" table:formula="of:=STDEV([.D43];[.D64];[.D85];[.D106];[.D127];[.D148];[.D169];[.D190];[.D211];[.D232];[.D253])" office:value-type="float" office:value="0.00159811120810394" calcext:value-type="float">
            <text:p>0.0016</text:p>
          </table:table-cell>
          <table:table-cell table:style-name="ce2" table:formula="of:=([.G43]+[.G64]+[.G85]+[.G106]+[.G127]+[.G148]+[.G169]+[.G190]+[.G211]+[.G232]+[.G253])/11" office:value-type="float" office:value="0.00834244607545014" calcext:value-type="float">
            <text:p>0.0083</text:p>
          </table:table-cell>
          <table:table-cell table:style-name="ce2" table:formula="of:=([.H43]+[.H64]+[.H85]+[.H106]+[.H127]+[.H148]+[.H169]+[.H190]+[.H211]+[.H232]+[.H253])/11" office:value-type="float" office:value="0.997545199501247" calcext:value-type="float">
            <text:p>0.9975</text:p>
          </table:table-cell>
          <table:table-cell table:style-name="ce2" table:formula="of:=STDEV([.H43];[.H64];[.H85];[.H106];[.H127];[.H148];[.H169];[.H190];[.H211];[.H232])" office:value-type="float" office:value="0.00177892682000514" calcext:value-type="float">
            <text:p>0.0018</text:p>
          </table:table-cell>
          <table:table-cell table:style-name="ce43"/>
          <table:table-cell table:style-name="ce110" table:formula="of:=INDEX([.$B$3:.$B$22];MATCH(LARGE(INDIRECT([.P18]);INDEX([.O18]));INDIRECT([.P18]);0);1)" office:value-type="string" office:string-value="O2" calcext:value-type="string">
            <text:p>O2</text:p>
          </table:table-cell>
          <table:table-cell table:style-name="ce114" table:formula="of:=INDEX(INDIRECT([.P18]);MATCH(LARGE(INDIRECT([.P18]);INDEX([.O18]));INDIRECT([.P18]);0);1)" office:value-type="float" office:value="0.998445960387575" calcext:value-type="float">
            <text:p>0.99845</text:p>
          </table:table-cell>
          <table:table-cell table:style-name="ce114" table:formula="of:=INDEX([.$B$3:.$B$22];MATCH(LARGE(INDIRECT([.Q18]);INDEX([.O18]));INDIRECT([.Q18]);0);1)" office:value-type="string" office:string-value="Fp1" calcext:value-type="string">
            <text:p>Fp1</text:p>
          </table:table-cell>
          <table:table-cell table:style-name="ce110" table:formula="of:=INDEX(INDIRECT([.Q18]);MATCH(LARGE(INDIRECT([.Q18]);INDEX([.O18]));INDIRECT([.Q18]);0);1)" office:value-type="float" office:value="0.997616045114486" calcext:value-type="float">
            <text:p>0.997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/>
          <table:table-cell office:value-type="string" calcext:value-type="string">
            <text:p>Fz</text:p>
          </table:table-cell>
          <table:table-cell office:value-type="float" office:value="0.981407719435736" calcext:value-type="float">
            <text:p>0.9814</text:p>
          </table:table-cell>
          <table:table-cell office:value-type="string" calcext:value-type="string">
            <text:p>F8</text:p>
          </table:table-cell>
          <table:table-cell office:value-type="float" office:value="0.975132481296758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3"/>
          <table:table-cell table:style-name="ce2" office:value-type="string" calcext:value-type="string">
            <text:p>P8</text:p>
          </table:table-cell>
          <table:table-cell table:style-name="ce2" table:formula="of:=([.C44]+[.C65]+[.C86]+[.C107]+[.C128]+[.C149]+[.C170]+[.C191]+[.C212]+[.C233]+[.C254])/11" office:value-type="float" office:value="0.0119356917340188" calcext:value-type="float">
            <text:p>0.0119</text:p>
          </table:table-cell>
          <table:table-cell table:style-name="ce2" table:formula="of:=([.D44]+[.D65]+[.D86]+[.D107]+[.D128]+[.D149]+[.D170]+[.D191]+[.D212]+[.D233]+[.D254])/11" office:value-type="float" office:value="0.996395874893132" calcext:value-type="float">
            <text:p>0.9964</text:p>
          </table:table-cell>
          <table:table-cell table:style-name="ce2" table:formula="of:=STDEV([.D44];[.D65];[.D86];[.D107];[.D128];[.D149];[.D170];[.D191];[.D212];[.D233];[.D254])" office:value-type="float" office:value="0.00519430040133606" calcext:value-type="float">
            <text:p>0.0052</text:p>
          </table:table-cell>
          <table:table-cell table:style-name="ce2" table:formula="of:=([.G44]+[.G65]+[.G86]+[.G107]+[.G128]+[.G149]+[.G170]+[.G191]+[.G212]+[.G233]+[.G254])/11" office:value-type="float" office:value="0.0165084722822933" calcext:value-type="float">
            <text:p>0.0165</text:p>
          </table:table-cell>
          <table:table-cell table:style-name="ce2" table:formula="of:=([.H44]+[.H65]+[.H86]+[.H107]+[.H128]+[.H149]+[.H170]+[.H191]+[.H212]+[.H233]+[.H254])/11" office:value-type="float" office:value="0.994877862162775" calcext:value-type="float">
            <text:p>0.9949</text:p>
          </table:table-cell>
          <table:table-cell table:style-name="ce2" table:formula="of:=STDEV([.H44];[.H65];[.H86];[.H107];[.H128];[.H149];[.H170];[.H191];[.H212];[.H233])" office:value-type="float" office:value="0.00617159640989554" calcext:value-type="float">
            <text:p>0.0062</text:p>
          </table:table-cell>
          <table:table-cell table:style-name="ce43"/>
          <table:table-cell table:style-name="ce110" table:formula="of:=INDEX([.$B$3:.$B$22];MATCH(LARGE(INDIRECT([.P19]);INDEX([.O19]));INDIRECT([.P19]);0);1)" office:value-type="string" office:string-value="Fp1" calcext:value-type="string">
            <text:p>Fp1</text:p>
          </table:table-cell>
          <table:table-cell table:style-name="ce114" table:formula="of:=INDEX(INDIRECT([.P19]);MATCH(LARGE(INDIRECT([.P19]);INDEX([.O19]));INDIRECT([.P19]);0);1)" office:value-type="float" office:value="0.998417462239955" calcext:value-type="float">
            <text:p>0.99842</text:p>
          </table:table-cell>
          <table:table-cell table:style-name="ce114" table:formula="of:=INDEX([.$B$3:.$B$22];MATCH(LARGE(INDIRECT([.Q19]);INDEX([.O19]));INDIRECT([.Q19]);0);1)" office:value-type="string" office:string-value="P4" calcext:value-type="string">
            <text:p>P4</text:p>
          </table:table-cell>
          <table:table-cell table:style-name="ce110" table:formula="of:=INDEX(INDIRECT([.Q19]);MATCH(LARGE(INDIRECT([.Q19]);INDEX([.O19]));INDIRECT([.Q19]);0);1)" office:value-type="float" office:value="0.997545199501247" calcext:value-type="float">
            <text:p>0.997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0.98103448275862" calcext:value-type="float">
            <text:p>0.9810</text:p>
          </table:table-cell>
          <table:table-cell office:value-type="string" calcext:value-type="string">
            <text:p>Fz</text:p>
          </table:table-cell>
          <table:table-cell office:value-type="float" office:value="0.975058447630923" calcext:value-type="float">
            <text:p>0.9751</text:p>
          </table:table-cell>
          <table:table-cell table:number-columns-repeated="1000"/>
        </table:table-row>
        <table:table-row table:style-name="ro1">
          <table:covered-table-cell table:style-name="ce3"/>
          <table:table-cell table:style-name="ce2" office:value-type="string" calcext:value-type="string">
            <text:p>O1</text:p>
          </table:table-cell>
          <table:table-cell table:style-name="ce2" table:formula="of:=([.C45]+[.C66]+[.C87]+[.C108]+[.C129]+[.C150]+[.C171]+[.C192]+[.C213]+[.C234]+[.C255])/11" office:value-type="float" office:value="0.00865440096064688" calcext:value-type="float">
            <text:p>0.0087</text:p>
          </table:table-cell>
          <table:table-cell table:style-name="ce2" table:formula="of:=([.D45]+[.D66]+[.D87]+[.D108]+[.D129]+[.D150]+[.D171]+[.D192]+[.D213]+[.D234]+[.D255])/11" office:value-type="float" office:value="0.997325626959248" calcext:value-type="float">
            <text:p>0.9973</text:p>
          </table:table-cell>
          <table:table-cell table:style-name="ce2" table:formula="of:=STDEV([.D45];[.D66];[.D87];[.D108];[.D129];[.D150];[.D171];[.D192];[.D213];[.D234];[.D255])" office:value-type="float" office:value="0.00404820107649794" calcext:value-type="float">
            <text:p>0.0040</text:p>
          </table:table-cell>
          <table:table-cell table:style-name="ce2" table:formula="of:=([.G45]+[.G66]+[.G87]+[.G108]+[.G129]+[.G150]+[.G171]+[.G192]+[.G213]+[.G234]+[.G255])/11" office:value-type="float" office:value="0.0124528130584331" calcext:value-type="float">
            <text:p>0.0125</text:p>
          </table:table-cell>
          <table:table-cell table:style-name="ce2" table:formula="of:=([.H45]+[.H66]+[.H87]+[.H108]+[.H129]+[.H150]+[.H171]+[.H192]+[.H213]+[.H234]+[.H255])/11" office:value-type="float" office:value="0.995951173203355" calcext:value-type="float">
            <text:p>0.9960</text:p>
          </table:table-cell>
          <table:table-cell table:style-name="ce2" table:formula="of:=STDEV([.H45];[.H66];[.H87];[.H108];[.H129];[.H150];[.H171];[.H192];[.H213];[.H234])" office:value-type="float" office:value="0.00211075875483063" calcext:value-type="float">
            <text:p>0.0021</text:p>
          </table:table-cell>
          <table:table-cell table:style-name="ce43"/>
          <table:table-cell table:style-name="ce110" table:formula="of:=INDEX([.$B$3:.$B$22];MATCH(LARGE(INDIRECT([.P20]);INDEX([.O20]));INDIRECT([.P20]);0);1)" office:value-type="string" office:string-value="P4" calcext:value-type="string">
            <text:p>P4</text:p>
          </table:table-cell>
          <table:table-cell table:style-name="ce114" table:formula="of:=INDEX(INDIRECT([.P20]);MATCH(LARGE(INDIRECT([.P20]);INDEX([.O20]));INDIRECT([.P20]);0);1)" office:value-type="float" office:value="0.998372933884297" calcext:value-type="float">
            <text:p>0.99837</text:p>
          </table:table-cell>
          <table:table-cell table:style-name="ce114" table:formula="of:=INDEX([.$B$3:.$B$22];MATCH(LARGE(INDIRECT([.Q20]);INDEX([.O20]));INDIRECT([.Q20]);0);1)" office:value-type="string" office:string-value="O2" calcext:value-type="string">
            <text:p>O2</text:p>
          </table:table-cell>
          <table:table-cell table:style-name="ce110" table:formula="of:=INDEX(INDIRECT([.Q20]);MATCH(LARGE(INDIRECT([.Q20]);INDEX([.O20]));INDIRECT([.Q20]);0);1)" office:value-type="float" office:value="0.997453100204035" calcext:value-type="float">
            <text:p>0.9974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4</text:p>
          </table:table-cell>
          <table:table-cell office:value-type="float" office:value="0.978398315047022" calcext:value-type="float">
            <text:p>0.9784</text:p>
          </table:table-cell>
          <table:table-cell office:value-type="string" calcext:value-type="string">
            <text:p>F4</text:p>
          </table:table-cell>
          <table:table-cell office:value-type="float" office:value="0.971695760598504" calcext:value-type="float">
            <text:p>0.9717</text:p>
          </table:table-cell>
          <table:table-cell table:number-columns-repeated="1000"/>
        </table:table-row>
        <table:table-row table:style-name="ro1">
          <table:covered-table-cell table:style-name="ce3"/>
          <table:table-cell table:style-name="ce2" office:value-type="string" calcext:value-type="string">
            <text:p>Oz</text:p>
          </table:table-cell>
          <table:table-cell table:style-name="ce2" table:formula="of:=([.C46]+[.C67]+[.C88]+[.C109]+[.C130]+[.C151]+[.C172]+[.C193]+[.C214]+[.C235]+[.C256])/11" office:value-type="float" office:value="0.1" calcext:value-type="float">
            <text:p>0.1000</text:p>
          </table:table-cell>
          <table:table-cell table:style-name="ce2" table:formula="of:=([.D46]+[.D67]+[.D88]+[.D109]+[.D130]+[.D151]+[.D172]+[.D193]+[.D214]+[.D235]+[.D256])/11" office:value-type="float" office:value="0" calcext:value-type="float">
            <text:p>0.0000</text:p>
          </table:table-cell>
          <table:table-cell table:style-name="ce2" table:formula="of:=STDEV([.D46];[.D67];[.D88];[.D109];[.D130];[.D151];[.D172];[.D193];[.D214];[.D235];[.D256])" office:value-type="float" office:value="0" calcext:value-type="float">
            <text:p>0.0000</text:p>
          </table:table-cell>
          <table:table-cell table:style-name="ce2" table:formula="of:=([.G46]+[.G67]+[.G88]+[.G109]+[.G130]+[.G151]+[.G172]+[.G193]+[.G214]+[.G235]+[.G256])/11" office:value-type="float" office:value="0" calcext:value-type="float">
            <text:p>0.0000</text:p>
          </table:table-cell>
          <table:table-cell table:style-name="ce2" table:formula="of:=([.H46]+[.H67]+[.H88]+[.H109]+[.H130]+[.H151]+[.H172]+[.H193]+[.H214]+[.H235]+[.H256])/11" office:value-type="float" office:value="0" calcext:value-type="float">
            <text:p>0.0000</text:p>
          </table:table-cell>
          <table:table-cell table:style-name="ce2" table:formula="of:=STDEV([.H46];[.H67];[.H88];[.H109];[.H130];[.H151];[.H172];[.H193];[.H214];[.H235])" office:value-type="float" office:value="0" calcext:value-type="float">
            <text:p>0.0000</text:p>
          </table:table-cell>
          <table:table-cell table:style-name="ce43"/>
          <table:table-cell table:style-name="ce110" table:formula="of:=INDEX([.$B$3:.$B$22];MATCH(LARGE(INDIRECT([.P21]);INDEX([.O21]));INDIRECT([.P21]);0);1)" office:value-type="string" office:string-value="Fz" calcext:value-type="string">
            <text:p>Fz</text:p>
          </table:table-cell>
          <table:table-cell table:style-name="ce114" table:formula="of:=INDEX(INDIRECT([.P21]);MATCH(LARGE(INDIRECT([.P21]);INDEX([.O21]));INDIRECT([.P21]);0);1)" office:value-type="float" office:value="0.998225099743517" calcext:value-type="float">
            <text:p>0.99823</text:p>
          </table:table-cell>
          <table:table-cell table:style-name="ce114" table:formula="of:=INDEX([.$B$3:.$B$22];MATCH(LARGE(INDIRECT([.Q21]);INDEX([.O21]));INDIRECT([.Q21]);0);1)" office:value-type="string" office:string-value="C4" calcext:value-type="string">
            <text:p>C4</text:p>
          </table:table-cell>
          <table:table-cell table:style-name="ce110" table:formula="of:=INDEX(INDIRECT([.Q21]);MATCH(LARGE(INDIRECT([.Q21]);INDEX([.O21]));INDIRECT([.Q21]);0);1)" office:value-type="float" office:value="0.997399965994106" calcext:value-type="float">
            <text:p>0.997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F7</text:p>
          </table:table-cell>
          <table:table-cell office:value-type="float" office:value="0.977761559561128" calcext:value-type="float">
            <text:p>0.9778</text:p>
          </table:table-cell>
          <table:table-cell office:value-type="string" calcext:value-type="string">
            <text:p>F7</text:p>
          </table:table-cell>
          <table:table-cell office:value-type="float" office:value="0.96943578553616" calcext:value-type="float">
            <text:p>0.9694</text:p>
          </table:table-cell>
          <table:table-cell table:number-columns-repeated="1000"/>
        </table:table-row>
        <table:table-row table:style-name="ro1">
          <table:covered-table-cell table:style-name="ce3"/>
          <table:table-cell table:style-name="ce2" office:value-type="string" calcext:value-type="string">
            <text:p>O2</text:p>
          </table:table-cell>
          <table:table-cell table:style-name="ce2" table:formula="of:=([.C47]+[.C68]+[.C89]+[.C110]+[.C131]+[.C152]+[.C173]+[.C194]+[.C215]+[.C236]+[.C257])/11" office:value-type="float" office:value="0.00573113724959108" calcext:value-type="float">
            <text:p>0.0057</text:p>
          </table:table-cell>
          <table:table-cell table:style-name="ce2" table:formula="of:=([.D47]+[.D68]+[.D89]+[.D110]+[.D131]+[.D152]+[.D173]+[.D194]+[.D215]+[.D236]+[.D257])/11" office:value-type="float" office:value="0.998445960387575" calcext:value-type="float">
            <text:p>0.9984</text:p>
          </table:table-cell>
          <table:table-cell table:style-name="ce2" table:formula="of:=STDEV([.D47];[.D68];[.D89];[.D110];[.D131];[.D152];[.D173];[.D194];[.D215];[.D236];[.D257])" office:value-type="float" office:value="0.00115174163256979" calcext:value-type="float">
            <text:p>0.0012</text:p>
          </table:table-cell>
          <table:table-cell table:style-name="ce2" table:formula="of:=([.G47]+[.G68]+[.G89]+[.G110]+[.G131]+[.G152]+[.G173]+[.G194]+[.G215]+[.G236]+[.G257])/11" office:value-type="float" office:value="0.00851478828678099" calcext:value-type="float">
            <text:p>0.0085</text:p>
          </table:table-cell>
          <table:table-cell table:style-name="ce2" table:formula="of:=([.H47]+[.H68]+[.H89]+[.H110]+[.H131]+[.H152]+[.H173]+[.H194]+[.H215]+[.H236]+[.H257])/11" office:value-type="float" office:value="0.997453100204035" calcext:value-type="float">
            <text:p>0.9975</text:p>
          </table:table-cell>
          <table:table-cell table:style-name="ce2" table:formula="of:=STDEV([.H47];[.H68];[.H89];[.H110];[.H131];[.H152];[.H173];[.H194];[.H215];[.H236])" office:value-type="float" office:value="0.00172647047241546" calcext:value-type="float">
            <text:p>0.0017</text:p>
          </table:table-cell>
          <table:table-cell table:style-name="ce43"/>
          <table:table-cell table:style-name="ce110" table:formula="of:=INDEX([.$B$3:.$B$22];MATCH(LARGE(INDIRECT([.P22]);INDEX([.O22]));INDIRECT([.P22]);0);1)" office:value-type="string" office:string-value="F3" calcext:value-type="string">
            <text:p>F3</text:p>
          </table:table-cell>
          <table:table-cell table:style-name="ce114" table:formula="of:=INDEX(INDIRECT([.P22]);MATCH(LARGE(INDIRECT([.P22]);INDEX([.O22]));INDIRECT([.P22]);0);1)" office:value-type="float" office:value="0.998222428042177" calcext:value-type="float">
            <text:p>0.99822</text:p>
          </table:table-cell>
          <table:table-cell table:style-name="ce114" table:formula="of:=INDEX([.$B$3:.$B$22];MATCH(LARGE(INDIRECT([.Q22]);INDEX([.O22]));INDIRECT([.Q22]);0);1)" office:value-type="string" office:string-value="Fz" calcext:value-type="string">
            <text:p>Fz</text:p>
          </table:table-cell>
          <table:table-cell table:style-name="ce110" table:formula="of:=INDEX(INDIRECT([.Q22]);MATCH(LARGE(INDIRECT([.Q22]);INDEX([.O22]));INDIRECT([.Q22]);0);1)" office:value-type="float" office:value="0.997325578100204" calcext:value-type="float">
            <text:p>0.997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8]&amp;&quot;:D&quot;&amp;[.S$19]" office:value-type="string" office:string-value="D3:D22" calcext:value-type="string">
            <text:p>D3:D22</text:p>
          </table:table-cell>
          <table:table-cell table:style-name="ce28" table:formula="of:=&quot;G&quot;&amp;[.S$18]&amp;&quot;:G&quot;&amp;[.S$19]" office:value-type="string" office:string-value="G3:G22" calcext:value-type="string">
            <text:p>G3:G22</text:p>
          </table:table-cell>
          <table:table-cell table:number-columns-repeated="3"/>
          <table:table-cell office:value-type="string" calcext:value-type="string">
            <text:p>Pz</text:p>
          </table:table-cell>
          <table:table-cell office:value-type="float" office:value="0.97476880877743" calcext:value-type="float">
            <text:p>0.9748</text:p>
          </table:table-cell>
          <table:table-cell office:value-type="string" calcext:value-type="string">
            <text:p>Pz</text:p>
          </table:table-cell>
          <table:table-cell office:value-type="float" office:value="0.966661471321696" calcext:value-type="float">
            <text:p>0.9667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style-name="ce4" table:number-columns-repeated="8"/>
          <table:table-cell table:style-name="ce43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4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Train</text:p>
          </table:table-cell>
          <table:covered-table-cell table:style-name="ce89"/>
          <table:table-cell table:style-name="ce40" office:value-type="string" calcext:value-type="string" table:number-columns-spanned="2" table:number-rows-spanned="1">
            <text:p>Valid,</text:p>
          </table:table-cell>
          <table:covered-table-cell table:style-name="ce89"/>
          <table:table-cell table:style-name="ce40" office:value-type="string" calcext:value-type="string" table:number-columns-spanned="2" table:number-rows-spanned="1">
            <text:p>Test</text:p>
          </table:table-cell>
          <table:covered-table-cell table:style-name="ce89"/>
          <table:table-cell table:style-name="ce42"/>
          <table:table-cell table:style-name="ce51" table:number-columns-repeated="4"/>
          <table:table-cell table:number-columns-repeated="1011"/>
        </table:table-row>
        <table:table-row table:style-name="ro1">
          <table:table-cell table:number-columns-repeated="2"/>
          <table:table-cell table:style-name="ce89" office:value-type="string" calcext:value-type="string">
            <text:p>Loss</text:p>
          </table:table-cell>
          <table:table-cell table:style-name="ce89" office:value-type="string" calcext:value-type="string">
            <text:p>Acc.</text:p>
          </table:table-cell>
          <table:table-cell table:style-name="ce89" office:value-type="string" calcext:value-type="string">
            <text:p>Loss</text:p>
          </table:table-cell>
          <table:table-cell table:style-name="ce89" office:value-type="string" calcext:value-type="string">
            <text:p>Acc.</text:p>
          </table:table-cell>
          <table:table-cell table:style-name="ce89" office:value-type="string" calcext:value-type="string">
            <text:p>Loss</text:p>
          </table:table-cell>
          <table:table-cell table:style-name="ce89" office:value-type="string" calcext:value-type="string">
            <text:p>Acc.</text:p>
          </table:table-cell>
          <table:table-cell table:style-name="ce43"/>
          <table:table-cell table:style-name="ce51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" table:number-rows-spanned="20">
            <text:p>Try 1</text:p>
          </table:table-cell>
          <table:table-cell table:style-name="ce6" office:value-type="string" calcext:value-type="string">
            <text:p>Fp1</text:p>
          </table:table-cell>
          <table:table-cell table:style-name="ce6" office:value-type="float" office:value="0.00551966316791073" calcext:value-type="float">
            <text:p>0.0055</text:p>
          </table:table-cell>
          <table:table-cell table:style-name="ce6" office:value-type="float" office:value="0.998158307210031" calcext:value-type="float">
            <text:p>0.9982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757544664364495" calcext:value-type="float">
            <text:p>0.0076</text:p>
          </table:table-cell>
          <table:table-cell table:style-name="ce6" office:value-type="float" office:value="0.997233478802992" calcext:value-type="float">
            <text:p>0.9972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p2</text:p>
          </table:table-cell>
          <table:table-cell table:style-name="ce6" office:value-type="float" office:value="0.0020168154926171" calcext:value-type="float">
            <text:p>0.0020</text:p>
          </table:table-cell>
          <table:table-cell table:style-name="ce6" office:value-type="float" office:value="0.999686520376176" calcext:value-type="float">
            <text:p>0.999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370556806464585" calcext:value-type="float">
            <text:p>0.0037</text:p>
          </table:table-cell>
          <table:table-cell table:style-name="ce6" office:value-type="float" office:value="0.9991427680798" calcext:value-type="float">
            <text:p>0.999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7</text:p>
          </table:table-cell>
          <table:table-cell table:style-name="ce6" office:value-type="float" office:value="0.00712669106632516" calcext:value-type="float">
            <text:p>0.0071</text:p>
          </table:table-cell>
          <table:table-cell table:style-name="ce6" office:value-type="float" office:value="0.997913401253918" calcext:value-type="float">
            <text:p>0.9979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05556350973164" calcext:value-type="float">
            <text:p>0.0106</text:p>
          </table:table-cell>
          <table:table-cell table:style-name="ce6" office:value-type="float" office:value="0.996765897755611" calcext:value-type="float">
            <text:p>0.9968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6"/>
          <table:table-cell table:style-name="ce6" office:value-type="string" calcext:value-type="string">
            <text:p>F3</text:p>
          </table:table-cell>
          <table:table-cell table:style-name="ce6" office:value-type="float" office:value="0.00417281880700017" calcext:value-type="float">
            <text:p>0.0042</text:p>
          </table:table-cell>
          <table:table-cell table:style-name="ce6" office:value-type="float" office:value="0.998912617554859" calcext:value-type="float">
            <text:p>0.9989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459665092943002" calcext:value-type="float">
            <text:p>0.0046</text:p>
          </table:table-cell>
          <table:table-cell table:style-name="ce6" office:value-type="float" office:value="0.998597256857855" calcext:value-type="float">
            <text:p>0.9986</text:p>
          </table:table-cell>
          <table:table-cell/>
          <table:table-cell table:style-name="ce28" table:formula="of:=INDEX([.$B$3:.$B$22];MATCH(LARGE(INDIRECT([.P31]);INDEX([.O31]));INDIRECT([.P31]);0);1)" office:value-type="string" office:string-value="C4" calcext:value-type="string">
            <text:p>C4</text:p>
          </table:table-cell>
          <table:table-cell table:style-name="ce91" table:formula="of:=INDEX(INDIRECT([.P31]);MATCH(LARGE(INDIRECT([.P31]);INDEX([.O31]));INDIRECT([.P31]);0);1)" office:value-type="float" office:value="0.999862852664577" calcext:value-type="float">
            <text:p>0.9999</text:p>
          </table:table-cell>
          <table:table-cell table:style-name="ce95" table:formula="of:=INDEX([.$B$3:.$B$22];MATCH(LARGE(INDIRECT([.Q31]);INDEX([.O31]));INDIRECT([.Q31]);0);1)" office:value-type="string" office:string-value="C4" calcext:value-type="string">
            <text:p>C4</text:p>
          </table:table-cell>
          <table:table-cell table:formula="of:=INDEX(INDIRECT([.Q31]);MATCH(LARGE(INDIRECT([.Q31]);INDEX([.O31]));INDIRECT([.Q31]);0);1)" office:value-type="float" office:value="0.999454488778055" calcext:value-type="float">
            <text:p>0.99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z</text:p>
          </table:table-cell>
          <table:table-cell table:style-name="ce6" office:value-type="float" office:value="0.00567006727874415" calcext:value-type="float">
            <text:p>0.0057</text:p>
          </table:table-cell>
          <table:table-cell table:style-name="ce6" office:value-type="float" office:value="0.998266065830721" calcext:value-type="float">
            <text:p>0.9983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816346846817455" calcext:value-type="float">
            <text:p>0.0082</text:p>
          </table:table-cell>
          <table:table-cell table:style-name="ce6" office:value-type="float" office:value="0.997272443890274" calcext:value-type="float">
            <text:p>0.9973</text:p>
          </table:table-cell>
          <table:table-cell/>
          <table:table-cell table:style-name="ce28" table:formula="of:=INDEX([.$B$3:.$B$22];MATCH(LARGE(INDIRECT([.P32]);INDEX([.O32]));INDIRECT([.P32]);0);1)" office:value-type="string" office:string-value="F8" calcext:value-type="string">
            <text:p>F8</text:p>
          </table:table-cell>
          <table:table-cell table:style-name="ce91" table:formula="of:=INDEX(INDIRECT([.P32]);MATCH(LARGE(INDIRECT([.P32]);INDEX([.O32]));INDIRECT([.P32]);0);1)" office:value-type="float" office:value="0.999706112852664" calcext:value-type="float">
            <text:p>0.9997</text:p>
          </table:table-cell>
          <table:table-cell table:style-name="ce95" table:formula="of:=INDEX([.$B$3:.$B$22];MATCH(LARGE(INDIRECT([.Q32]);INDEX([.O32]));INDIRECT([.Q32]);0);1)" office:value-type="string" office:string-value="Fp2" calcext:value-type="string">
            <text:p>Fp2</text:p>
          </table:table-cell>
          <table:table-cell table:formula="of:=INDEX(INDIRECT([.Q32]);MATCH(LARGE(INDIRECT([.Q32]);INDEX([.O32]));INDIRECT([.Q32]);0);1)" office:value-type="float" office:value="0.9991427680798" calcext:value-type="float">
            <text:p>0.999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/>
          <table:table-cell table:style-name="ce28"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covered-table-cell table:style-name="ce16"/>
          <table:table-cell table:style-name="ce6" office:value-type="string" calcext:value-type="string">
            <text:p>F4</text:p>
          </table:table-cell>
          <table:table-cell table:style-name="ce6" office:value-type="float" office:value="0.1" calcext:value-type="float">
            <text:p>0.1000</text:p>
          </table:table-cell>
          <table:table-cell table:number-columns-repeated="5" table:style-name="ce6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33]);INDEX([.O33]));INDIRECT([.P33]);0);1)" office:value-type="string" office:string-value="Fp2" calcext:value-type="string">
            <text:p>Fp2</text:p>
          </table:table-cell>
          <table:table-cell table:style-name="ce91" table:formula="of:=INDEX(INDIRECT([.P33]);MATCH(LARGE(INDIRECT([.P33]);INDEX([.O33]));INDIRECT([.P33]);0);1)" office:value-type="float" office:value="0.999686520376176" calcext:value-type="float">
            <text:p>0.9997</text:p>
          </table:table-cell>
          <table:table-cell table:style-name="ce95" table:formula="of:=INDEX([.$B$3:.$B$22];MATCH(LARGE(INDIRECT([.Q33]);INDEX([.O33]));INDIRECT([.Q33]);0);1)" office:value-type="string" office:string-value="F8" calcext:value-type="string">
            <text:p>F8</text:p>
          </table:table-cell>
          <table:table-cell table:formula="of:=INDEX(INDIRECT([.Q33]);MATCH(LARGE(INDIRECT([.Q33]);INDEX([.O33]));INDIRECT([.Q33]);0);1)" office:value-type="float" office:value="0.999064837905237" calcext:value-type="float">
            <text:p>0.99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F8</text:p>
          </table:table-cell>
          <table:table-cell table:style-name="ce6" office:value-type="float" office:value="0.00162526137761992" calcext:value-type="float">
            <text:p>0.0016</text:p>
          </table:table-cell>
          <table:table-cell table:style-name="ce6" office:value-type="float" office:value="0.999706112852664" calcext:value-type="float">
            <text:p>0.999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332612078292139" calcext:value-type="float">
            <text:p>0.0033</text:p>
          </table:table-cell>
          <table:table-cell table:style-name="ce6" office:value-type="float" office:value="0.999064837905237" calcext:value-type="float">
            <text:p>0.9991</text:p>
          </table:table-cell>
          <table:table-cell/>
          <table:table-cell table:style-name="ce28" table:formula="of:=INDEX([.$B$3:.$B$22];MATCH(LARGE(INDIRECT([.P34]);INDEX([.O34]));INDIRECT([.P34]);0);1)" office:value-type="string" office:string-value="T8" calcext:value-type="string">
            <text:p>T8</text:p>
          </table:table-cell>
          <table:table-cell table:style-name="ce91" table:formula="of:=INDEX(INDIRECT([.P34]);MATCH(LARGE(INDIRECT([.P34]);INDEX([.O34]));INDIRECT([.P34]);0);1)" office:value-type="float" office:value="0.99958855799373" calcext:value-type="float">
            <text:p>0.9996</text:p>
          </table:table-cell>
          <table:table-cell table:style-name="ce95" table:formula="of:=INDEX([.$B$3:.$B$22];MATCH(LARGE(INDIRECT([.Q34]);INDEX([.O34]));INDIRECT([.Q34]);0);1)" office:value-type="string" office:string-value="T8" calcext:value-type="string">
            <text:p>T8</text:p>
          </table:table-cell>
          <table:table-cell table:formula="of:=INDEX(INDIRECT([.Q34]);MATCH(LARGE(INDIRECT([.Q34]);INDEX([.O34]));INDIRECT([.Q34]);0);1)" office:value-type="float" office:value="0.999025872817955" calcext:value-type="float">
            <text:p>0.99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T7</text:p>
          </table:table-cell>
          <table:table-cell table:style-name="ce6" office:value-type="float" office:value="0.012303879634825" calcext:value-type="float">
            <text:p>0.0123</text:p>
          </table:table-cell>
          <table:table-cell table:style-name="ce6" office:value-type="float" office:value="0.996052115987461" calcext:value-type="float">
            <text:p>0.9961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84721418323566" calcext:value-type="float">
            <text:p>0.0185</text:p>
          </table:table-cell>
          <table:table-cell table:style-name="ce6" office:value-type="float" office:value="0.993609725685785" calcext:value-type="float">
            <text:p>0.9936</text:p>
          </table:table-cell>
          <table:table-cell/>
          <table:table-cell table:style-name="ce28" table:formula="of:=INDEX([.$B$3:.$B$22];MATCH(LARGE(INDIRECT([.P35]);INDEX([.O35]));INDIRECT([.P35]);0);1)" office:value-type="string" office:string-value="P4" calcext:value-type="string">
            <text:p>P4</text:p>
          </table:table-cell>
          <table:table-cell table:style-name="ce91" table:formula="of:=INDEX(INDIRECT([.P35]);MATCH(LARGE(INDIRECT([.P35]);INDEX([.O35]));INDIRECT([.P35]);0);1)" office:value-type="float" office:value="0.999559169278997" calcext:value-type="float">
            <text:p>0.9996</text:p>
          </table:table-cell>
          <table:table-cell table:style-name="ce95" table:formula="of:=INDEX([.$B$3:.$B$22];MATCH(LARGE(INDIRECT([.Q35]);INDEX([.O35]));INDIRECT([.Q35]);0);1)" office:value-type="string" office:string-value="T8" calcext:value-type="string">
            <text:p>T8</text:p>
          </table:table-cell>
          <table:table-cell table:formula="of:=INDEX(INDIRECT([.Q35]);MATCH(LARGE(INDIRECT([.Q35]);INDEX([.O35]));INDIRECT([.Q35]);0);1)" office:value-type="float" office:value="0.999025872817955" calcext:value-type="float">
            <text:p>0.99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31]&amp;&quot;:D&quot;&amp;[.S$32]" office:value-type="string" office:string-value="D28:D47" calcext:value-type="string">
            <text:p>D28:D47</text:p>
          </table:table-cell>
          <table:table-cell table:style-name="ce28" table:formula="of:=&quot;H&quot;&amp;[.S$31]&amp;&quot;:H&quot;&amp;[.S$32]" office:value-type="string" office:string-value="H28:H47" calcext:value-type="string">
            <text:p>H28:H47</text:p>
          </table:table-cell>
          <table:table-cell table:number-columns-repeated="1007"/>
        </table:table-row>
        <table:table-row table:style-name="ro1">
          <table:covered-table-cell table:style-name="ce16"/>
          <table:table-cell table:style-name="ce6" office:value-type="string" calcext:value-type="string">
            <text:p>C3</text:p>
          </table:table-cell>
          <table:table-cell table:style-name="ce6" office:value-type="float" office:value="0.00826117126332256" calcext:value-type="float">
            <text:p>0.0083</text:p>
          </table:table-cell>
          <table:table-cell table:style-name="ce6" office:value-type="float" office:value="0.997639106583072" calcext:value-type="float">
            <text:p>0.997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1632201856451" calcext:value-type="float">
            <text:p>0.0116</text:p>
          </table:table-cell>
          <table:table-cell table:style-name="ce6" office:value-type="float" office:value="0.996610037406484" calcext:value-type="float">
            <text:p>0.996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z</text:p>
          </table:table-cell>
          <table:table-cell table:style-name="ce6" office:value-type="float" office:value="0.0344584046609935" calcext:value-type="float">
            <text:p>0.0345</text:p>
          </table:table-cell>
          <table:table-cell table:style-name="ce6" office:value-type="float" office:value="0.98810736677116" calcext:value-type="float">
            <text:p>0.9881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46468238742265" calcext:value-type="float">
            <text:p>0.0465</text:p>
          </table:table-cell>
          <table:table-cell table:style-name="ce6" office:value-type="float" office:value="0.984686720698254" calcext:value-type="float">
            <text:p>0.984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C4</text:p>
          </table:table-cell>
          <table:table-cell table:style-name="ce6" office:value-type="float" office:value="0.000972585442464137" calcext:value-type="float">
            <text:p>0.0010</text:p>
          </table:table-cell>
          <table:table-cell table:style-name="ce6" office:value-type="float" office:value="0.999862852664577" calcext:value-type="float">
            <text:p>0.9999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227196347392359" calcext:value-type="float">
            <text:p>0.0023</text:p>
          </table:table-cell>
          <table:table-cell table:style-name="ce6" office:value-type="float" office:value="0.999454488778055" calcext:value-type="float">
            <text:p>0.999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T8</text:p>
          </table:table-cell>
          <table:table-cell table:style-name="ce6" office:value-type="float" office:value="0.00176705966317181" calcext:value-type="float">
            <text:p>0.0018</text:p>
          </table:table-cell>
          <table:table-cell table:style-name="ce6" office:value-type="float" office:value="0.99958855799373" calcext:value-type="float">
            <text:p>0.999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335861844926006" calcext:value-type="float">
            <text:p>0.0034</text:p>
          </table:table-cell>
          <table:table-cell table:style-name="ce6" office:value-type="float" office:value="0.999025872817955" calcext:value-type="float">
            <text:p>0.999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7</text:p>
          </table:table-cell>
          <table:table-cell table:style-name="ce6" office:value-type="float" office:value="0.00984600353498832" calcext:value-type="float">
            <text:p>0.0098</text:p>
          </table:table-cell>
          <table:table-cell table:style-name="ce6" office:value-type="float" office:value="0.996747648902821" calcext:value-type="float">
            <text:p>0.996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20515017511127" calcext:value-type="float">
            <text:p>0.0121</text:p>
          </table:table-cell>
          <table:table-cell table:style-name="ce6" office:value-type="float" office:value="0.995363154613466" calcext:value-type="float">
            <text:p>0.995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3</text:p>
          </table:table-cell>
          <table:table-cell table:style-name="ce6" office:value-type="float" office:value="0.00474509255824918" calcext:value-type="float">
            <text:p>0.0047</text:p>
          </table:table-cell>
          <table:table-cell table:style-name="ce6" office:value-type="float" office:value="0.99869710031348" calcext:value-type="float">
            <text:p>0.998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831451921179737" calcext:value-type="float">
            <text:p>0.0083</text:p>
          </table:table-cell>
          <table:table-cell table:style-name="ce6" office:value-type="float" office:value="0.997506234413965" calcext:value-type="float">
            <text:p>0.9975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z</text:p>
          </table:table-cell>
          <table:table-cell table:style-name="ce6" office:value-type="float" office:value="0.00415561442373545" calcext:value-type="float">
            <text:p>0.0042</text:p>
          </table:table-cell>
          <table:table-cell table:style-name="ce6" office:value-type="float" office:value="0.999382836990596" calcext:value-type="float">
            <text:p>0.9994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610122484711819" calcext:value-type="float">
            <text:p>0.0061</text:p>
          </table:table-cell>
          <table:table-cell table:style-name="ce6" office:value-type="float" office:value="0.998753117206983" calcext:value-type="float">
            <text:p>0.998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4</text:p>
          </table:table-cell>
          <table:table-cell table:style-name="ce6" office:value-type="float" office:value="0.00206343489064643" calcext:value-type="float">
            <text:p>0.0021</text:p>
          </table:table-cell>
          <table:table-cell table:style-name="ce6" office:value-type="float" office:value="0.999559169278997" calcext:value-type="float">
            <text:p>0.9996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360243015948843" calcext:value-type="float">
            <text:p>0.0036</text:p>
          </table:table-cell>
          <table:table-cell table:style-name="ce6" office:value-type="float" office:value="0.999025872817955" calcext:value-type="float">
            <text:p>0.999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P8</text:p>
          </table:table-cell>
          <table:table-cell table:style-name="ce6" office:value-type="float" office:value="0.0123862224432645" calcext:value-type="float">
            <text:p>0.0124</text:p>
          </table:table-cell>
          <table:table-cell table:style-name="ce6" office:value-type="float" office:value="0.995807210031348" calcext:value-type="float">
            <text:p>0.995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180518440555128" calcext:value-type="float">
            <text:p>0.0181</text:p>
          </table:table-cell>
          <table:table-cell table:style-name="ce6" office:value-type="float" office:value="0.993336970074813" calcext:value-type="float">
            <text:p>0.993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1</text:p>
          </table:table-cell>
          <table:table-cell table:style-name="ce6" office:value-type="float" office:value="0.015524078106997" calcext:value-type="float">
            <text:p>0.0155</text:p>
          </table:table-cell>
          <table:table-cell table:style-name="ce6" office:value-type="float" office:value="0.994651253918495" calcext:value-type="float">
            <text:p>0.9947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218597184406521" calcext:value-type="float">
            <text:p>0.0219</text:p>
          </table:table-cell>
          <table:table-cell table:style-name="ce6" office:value-type="float" office:value="0.991778366583541" calcext:value-type="float">
            <text:p>0.991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z</text:p>
          </table:table-cell>
          <table:table-cell table:style-name="ce6" office:value-type="float" office:value="0.1" calcext:value-type="float">
            <text:p>0.1000</text:p>
          </table:table-cell>
          <table:table-cell table:number-columns-repeated="5" table:style-name="ce6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6"/>
          <table:table-cell table:style-name="ce6" office:value-type="string" calcext:value-type="string">
            <text:p>O2</text:p>
          </table:table-cell>
          <table:table-cell table:style-name="ce6" office:value-type="float" office:value="0.00589141308023086" calcext:value-type="float">
            <text:p>0.0059</text:p>
          </table:table-cell>
          <table:table-cell table:style-name="ce6" office:value-type="float" office:value="0.998795062695925" calcext:value-type="float">
            <text:p>0.998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6" office:value-type="float" office:value="0.0082567524537386" calcext:value-type="float">
            <text:p>0.0083</text:p>
          </table:table-cell>
          <table:table-cell table:style-name="ce6" office:value-type="float" office:value="0.998207605985037" calcext:value-type="float">
            <text:p>0.9982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style-name="ce46"/>
          <table:table-cell table:style-name="ce28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0">
            <text:p>Try 2</text:p>
          </table:table-cell>
          <table:table-cell table:style-name="ce8" office:value-type="string" calcext:value-type="string">
            <text:p>Fp1</text:p>
          </table:table-cell>
          <table:table-cell table:style-name="ce8" office:value-type="float" office:value="0.0181557746041031" calcext:value-type="float">
            <text:p>0.0182</text:p>
          </table:table-cell>
          <table:table-cell table:style-name="ce8" office:value-type="float" office:value="0.993975313479624" calcext:value-type="float">
            <text:p>0.9940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21096720860428" calcext:value-type="float">
            <text:p>0.0211</text:p>
          </table:table-cell>
          <table:table-cell table:style-name="ce8" office:value-type="float" office:value="0.992479738154613" calcext:value-type="float">
            <text:p>0.9925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p2</text:p>
          </table:table-cell>
          <table:table-cell table:style-name="ce8" office:value-type="float" office:value="0.012004826251829" calcext:value-type="float">
            <text:p>0.0120</text:p>
          </table:table-cell>
          <table:table-cell table:style-name="ce8" office:value-type="float" office:value="0.995807210031348" calcext:value-type="float">
            <text:p>0.9958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82235736759586" calcext:value-type="float">
            <text:p>0.0182</text:p>
          </table:table-cell>
          <table:table-cell table:style-name="ce8" office:value-type="float" office:value="0.992869389027431" calcext:value-type="float">
            <text:p>0.9929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7</text:p>
          </table:table-cell>
          <table:table-cell table:style-name="ce8" office:value-type="float" office:value="0.00520787791334944" calcext:value-type="float">
            <text:p>0.0052</text:p>
          </table:table-cell>
          <table:table-cell table:style-name="ce8" office:value-type="float" office:value="0.998608934169279" calcext:value-type="float">
            <text:p>0.998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741140872409609" calcext:value-type="float">
            <text:p>0.0074</text:p>
          </table:table-cell>
          <table:table-cell table:style-name="ce8" office:value-type="float" office:value="0.997506234413965" calcext:value-type="float">
            <text:p>0.9975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8" office:value-type="string" calcext:value-type="string">
            <text:p>F3</text:p>
          </table:table-cell>
          <table:table-cell table:style-name="ce8" office:value-type="float" office:value="0.00888078305364399" calcext:value-type="float">
            <text:p>0.0089</text:p>
          </table:table-cell>
          <table:table-cell table:style-name="ce8" office:value-type="float" office:value="0.997932993730407" calcext:value-type="float">
            <text:p>0.997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36595846952445" calcext:value-type="float">
            <text:p>0.0137</text:p>
          </table:table-cell>
          <table:table-cell table:style-name="ce8" office:value-type="float" office:value="0.996415211970075" calcext:value-type="float">
            <text:p>0.9964</text:p>
          </table:table-cell>
          <table:table-cell/>
          <table:table-cell table:style-name="ce28" table:formula="of:=INDEX([.$B$3:.$B$22];MATCH(LARGE(INDIRECT([.P52]);INDEX([.O52]));INDIRECT([.P52]);0);1)" office:value-type="string" office:string-value="C3" calcext:value-type="string">
            <text:p>C3</text:p>
          </table:table-cell>
          <table:table-cell table:style-name="ce91" table:formula="of:=INDEX(INDIRECT([.P52]);MATCH(LARGE(INDIRECT([.P52]);INDEX([.O52]));INDIRECT([.P52]);0);1)" office:value-type="float" office:value="0.999882445141066" calcext:value-type="float">
            <text:p>0.9999</text:p>
          </table:table-cell>
          <table:table-cell table:style-name="ce95" table:formula="of:=INDEX([.$B$3:.$B$22];MATCH(LARGE(INDIRECT([.Q52]);INDEX([.O52]));INDIRECT([.Q52]);0);1)" office:value-type="string" office:string-value="O2" calcext:value-type="string">
            <text:p>O2</text:p>
          </table:table-cell>
          <table:table-cell table:formula="of:=INDEX(INDIRECT([.Q52]);MATCH(LARGE(INDIRECT([.Q52]);INDEX([.O52]));INDIRECT([.Q52]);0);1)" office:value-type="float" office:value="0.999493453865337" calcext:value-type="float">
            <text:p>0.99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z</text:p>
          </table:table-cell>
          <table:table-cell table:style-name="ce8" office:value-type="float" office:value="0.00910712753251129" calcext:value-type="float">
            <text:p>0.0091</text:p>
          </table:table-cell>
          <table:table-cell table:style-name="ce8" office:value-type="float" office:value="0.997413793103448" calcext:value-type="float">
            <text:p>0.9974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39929326117968" calcext:value-type="float">
            <text:p>0.0140</text:p>
          </table:table-cell>
          <table:table-cell table:style-name="ce8" office:value-type="float" office:value="0.995557980049875" calcext:value-type="float">
            <text:p>0.9956</text:p>
          </table:table-cell>
          <table:table-cell/>
          <table:table-cell table:style-name="ce28" table:formula="of:=INDEX([.$B$3:.$B$22];MATCH(LARGE(INDIRECT([.P53]);INDEX([.O53]));INDIRECT([.P53]);0);1)" office:value-type="string" office:string-value="O2" calcext:value-type="string">
            <text:p>O2</text:p>
          </table:table-cell>
          <table:table-cell table:style-name="ce91" table:formula="of:=INDEX(INDIRECT([.P53]);MATCH(LARGE(INDIRECT([.P53]);INDEX([.O53]));INDIRECT([.P53]);0);1)" office:value-type="float" office:value="0.999745297805643" calcext:value-type="float">
            <text:p>0.9997</text:p>
          </table:table-cell>
          <table:table-cell table:style-name="ce95" table:formula="of:=INDEX([.$B$3:.$B$22];MATCH(LARGE(INDIRECT([.Q53]);INDEX([.O53]));INDIRECT([.Q53]);0);1)" office:value-type="string" office:string-value="C3" calcext:value-type="string">
            <text:p>C3</text:p>
          </table:table-cell>
          <table:table-cell table:formula="of:=INDEX(INDIRECT([.Q53]);MATCH(LARGE(INDIRECT([.Q53]);INDEX([.O53]));INDIRECT([.Q53]);0);1)" office:value-type="float" office:value="0.999259663341646" calcext:value-type="float">
            <text:p>0.99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/>
          <table:table-cell table:style-name="ce28" office:value-type="float" office:value="68" calcext:value-type="float">
            <text:p>68</text:p>
          </table:table-cell>
          <table:table-cell table:number-columns-repeated="1005"/>
        </table:table-row>
        <table:table-row table:style-name="ro1">
          <table:covered-table-cell table:style-name="ce18"/>
          <table:table-cell table:style-name="ce8" office:value-type="string" calcext:value-type="string">
            <text:p>F4</text:p>
          </table:table-cell>
          <table:table-cell table:style-name="ce8" office:value-type="float" office:value="0.1" calcext:value-type="float">
            <text:p>0.100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54]);INDEX([.O54]));INDIRECT([.P54]);0);1)" office:value-type="string" office:string-value="Cz" calcext:value-type="string">
            <text:p>Cz</text:p>
          </table:table-cell>
          <table:table-cell table:style-name="ce91" table:formula="of:=INDEX(INDIRECT([.P54]);MATCH(LARGE(INDIRECT([.P54]);INDEX([.O54]));INDIRECT([.P54]);0);1)" office:value-type="float" office:value="0.999490595611285" calcext:value-type="float">
            <text:p>0.9995</text:p>
          </table:table-cell>
          <table:table-cell table:style-name="ce95" table:formula="of:=INDEX([.$B$3:.$B$22];MATCH(LARGE(INDIRECT([.Q54]);INDEX([.O54]));INDIRECT([.Q54]);0);1)" office:value-type="string" office:string-value="Cz" calcext:value-type="string">
            <text:p>Cz</text:p>
          </table:table-cell>
          <table:table-cell table:formula="of:=INDEX(INDIRECT([.Q54]);MATCH(LARGE(INDIRECT([.Q54]);INDEX([.O54]));INDIRECT([.Q54]);0);1)" office:value-type="float" office:value="0.9991427680798" calcext:value-type="float">
            <text:p>0.999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F8</text:p>
          </table:table-cell>
          <table:table-cell table:style-name="ce8" office:value-type="float" office:value="0.00956958392791683" calcext:value-type="float">
            <text:p>0.0096</text:p>
          </table:table-cell>
          <table:table-cell table:style-name="ce8" office:value-type="float" office:value="0.996630094043887" calcext:value-type="float">
            <text:p>0.996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35498179453109" calcext:value-type="float">
            <text:p>0.0135</text:p>
          </table:table-cell>
          <table:table-cell table:style-name="ce8" office:value-type="float" office:value="0.995246259351621" calcext:value-type="float">
            <text:p>0.9952</text:p>
          </table:table-cell>
          <table:table-cell/>
          <table:table-cell table:style-name="ce28" table:formula="of:=INDEX([.$B$3:.$B$22];MATCH(LARGE(INDIRECT([.P55]);INDEX([.O55]));INDIRECT([.P55]);0);1)" office:value-type="string" office:string-value="C4" calcext:value-type="string">
            <text:p>C4</text:p>
          </table:table-cell>
          <table:table-cell table:style-name="ce91" table:formula="of:=INDEX(INDIRECT([.P55]);MATCH(LARGE(INDIRECT([.P55]);INDEX([.O55]));INDIRECT([.P55]);0);1)" office:value-type="float" office:value="0.999451410658307" calcext:value-type="float">
            <text:p>0.9995</text:p>
          </table:table-cell>
          <table:table-cell table:style-name="ce95" table:formula="of:=INDEX([.$B$3:.$B$22];MATCH(LARGE(INDIRECT([.Q55]);INDEX([.O55]));INDIRECT([.Q55]);0);1)" office:value-type="string" office:string-value="T7" calcext:value-type="string">
            <text:p>T7</text:p>
          </table:table-cell>
          <table:table-cell table:formula="of:=INDEX(INDIRECT([.Q55]);MATCH(LARGE(INDIRECT([.Q55]);INDEX([.O55]));INDIRECT([.Q55]);0);1)" office:value-type="float" office:value="0.998986907730673" calcext:value-type="float">
            <text:p>0.99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T7</text:p>
          </table:table-cell>
          <table:table-cell table:style-name="ce8" office:value-type="float" office:value="0.00266007985744316" calcext:value-type="float">
            <text:p>0.0027</text:p>
          </table:table-cell>
          <table:table-cell table:style-name="ce8" office:value-type="float" office:value="0.999333855799373" calcext:value-type="float">
            <text:p>0.999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373673920726026" calcext:value-type="float">
            <text:p>0.0037</text:p>
          </table:table-cell>
          <table:table-cell table:style-name="ce8" office:value-type="float" office:value="0.998986907730673" calcext:value-type="float">
            <text:p>0.9990</text:p>
          </table:table-cell>
          <table:table-cell/>
          <table:table-cell table:style-name="ce28" table:formula="of:=INDEX([.$B$3:.$B$22];MATCH(LARGE(INDIRECT([.P56]);INDEX([.O56]));INDIRECT([.P56]);0);1)" office:value-type="string" office:string-value="C4" calcext:value-type="string">
            <text:p>C4</text:p>
          </table:table-cell>
          <table:table-cell table:style-name="ce91" table:formula="of:=INDEX(INDIRECT([.P56]);MATCH(LARGE(INDIRECT([.P56]);INDEX([.O56]));INDIRECT([.P56]);0);1)" office:value-type="float" office:value="0.999451410658307" calcext:value-type="float">
            <text:p>0.9995</text:p>
          </table:table-cell>
          <table:table-cell table:style-name="ce95" table:formula="of:=INDEX([.$B$3:.$B$22];MATCH(LARGE(INDIRECT([.Q56]);INDEX([.O56]));INDIRECT([.Q56]);0);1)" office:value-type="string" office:string-value="T8" calcext:value-type="string">
            <text:p>T8</text:p>
          </table:table-cell>
          <table:table-cell table:formula="of:=INDEX(INDIRECT([.Q56]);MATCH(LARGE(INDIRECT([.Q56]);INDEX([.O56]));INDIRECT([.Q56]);0);1)" office:value-type="float" office:value="0.998792082294264" calcext:value-type="float">
            <text:p>0.9988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52]&amp;&quot;:D&quot;&amp;[.S$53]" office:value-type="string" office:string-value="D49:D68" calcext:value-type="string">
            <text:p>D49:D68</text:p>
          </table:table-cell>
          <table:table-cell table:style-name="ce28" table:formula="of:=&quot;H&quot;&amp;[.S$52]&amp;&quot;:H&quot;&amp;[.S$53]" office:value-type="string" office:string-value="H49:H68" calcext:value-type="string">
            <text:p>H49:H68</text:p>
          </table:table-cell>
          <table:table-cell table:number-columns-repeated="1007"/>
        </table:table-row>
        <table:table-row table:style-name="ro1">
          <table:covered-table-cell table:style-name="ce18"/>
          <table:table-cell table:style-name="ce8" office:value-type="string" calcext:value-type="string">
            <text:p>C3</text:p>
          </table:table-cell>
          <table:table-cell table:style-name="ce8" office:value-type="float" office:value="0.00164528618100301" calcext:value-type="float">
            <text:p>0.0016</text:p>
          </table:table-cell>
          <table:table-cell table:style-name="ce8" office:value-type="float" office:value="0.999882445141066" calcext:value-type="float">
            <text:p>0.999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348629336589139" calcext:value-type="float">
            <text:p>0.0035</text:p>
          </table:table-cell>
          <table:table-cell table:style-name="ce8" office:value-type="float" office:value="0.999259663341646" calcext:value-type="float">
            <text:p>0.999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z</text:p>
          </table:table-cell>
          <table:table-cell table:style-name="ce8" office:value-type="float" office:value="0.00350488320962934" calcext:value-type="float">
            <text:p>0.0035</text:p>
          </table:table-cell>
          <table:table-cell table:style-name="ce8" office:value-type="float" office:value="0.999490595611285" calcext:value-type="float">
            <text:p>0.999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524654549411835" calcext:value-type="float">
            <text:p>0.0052</text:p>
          </table:table-cell>
          <table:table-cell table:style-name="ce8" office:value-type="float" office:value="0.9991427680798" calcext:value-type="float">
            <text:p>0.999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C4</text:p>
          </table:table-cell>
          <table:table-cell table:style-name="ce8" office:value-type="float" office:value="0.00229106734389013" calcext:value-type="float">
            <text:p>0.0023</text:p>
          </table:table-cell>
          <table:table-cell table:style-name="ce8" office:value-type="float" office:value="0.999451410658307" calcext:value-type="float">
            <text:p>0.999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523299987315866" calcext:value-type="float">
            <text:p>0.0052</text:p>
          </table:table-cell>
          <table:table-cell table:style-name="ce8" office:value-type="float" office:value="0.998285536159601" calcext:value-type="float">
            <text:p>0.9983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T8</text:p>
          </table:table-cell>
          <table:table-cell table:style-name="ce8" office:value-type="float" office:value="0.0026179439669429" calcext:value-type="float">
            <text:p>0.0026</text:p>
          </table:table-cell>
          <table:table-cell table:style-name="ce8" office:value-type="float" office:value="0.999118338557994" calcext:value-type="float">
            <text:p>0.9991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3797092404501" calcext:value-type="float">
            <text:p>0.0038</text:p>
          </table:table-cell>
          <table:table-cell table:style-name="ce8" office:value-type="float" office:value="0.998792082294264" calcext:value-type="float">
            <text:p>0.998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7</text:p>
          </table:table-cell>
          <table:table-cell table:style-name="ce8" office:value-type="float" office:value="0.00232123463523019" calcext:value-type="float">
            <text:p>0.0023</text:p>
          </table:table-cell>
          <table:table-cell table:style-name="ce8" office:value-type="float" office:value="0.999451410658307" calcext:value-type="float">
            <text:p>0.9995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453655695978488" calcext:value-type="float">
            <text:p>0.0045</text:p>
          </table:table-cell>
          <table:table-cell table:style-name="ce8" office:value-type="float" office:value="0.998792082294264" calcext:value-type="float">
            <text:p>0.998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3</text:p>
          </table:table-cell>
          <table:table-cell table:style-name="ce8" office:value-type="float" office:value="0.0075162582618323" calcext:value-type="float">
            <text:p>0.0075</text:p>
          </table:table-cell>
          <table:table-cell table:style-name="ce8" office:value-type="float" office:value="0.997394200626959" calcext:value-type="float">
            <text:p>0.9974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16253379816779" calcext:value-type="float">
            <text:p>0.0116</text:p>
          </table:table-cell>
          <table:table-cell table:style-name="ce8" office:value-type="float" office:value="0.995557980049875" calcext:value-type="float">
            <text:p>0.995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z</text:p>
          </table:table-cell>
          <table:table-cell table:style-name="ce8" office:value-type="float" office:value="0.012054140155277" calcext:value-type="float">
            <text:p>0.0121</text:p>
          </table:table-cell>
          <table:table-cell table:style-name="ce8" office:value-type="float" office:value="0.99585619122257" calcext:value-type="float">
            <text:p>0.9959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16984842213157" calcext:value-type="float">
            <text:p>0.0170</text:p>
          </table:table-cell>
          <table:table-cell table:style-name="ce8" office:value-type="float" office:value="0.993843516209476" calcext:value-type="float">
            <text:p>0.993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4</text:p>
          </table:table-cell>
          <table:table-cell table:style-name="ce8" office:value-type="float" office:value="0.00520061092057264" calcext:value-type="float">
            <text:p>0.0052</text:p>
          </table:table-cell>
          <table:table-cell table:style-name="ce8" office:value-type="float" office:value="0.998599137931034" calcext:value-type="float">
            <text:p>0.9986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762502017098989" calcext:value-type="float">
            <text:p>0.0076</text:p>
          </table:table-cell>
          <table:table-cell table:style-name="ce8" office:value-type="float" office:value="0.997701059850374" calcext:value-type="float">
            <text:p>0.997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P8</text:p>
          </table:table-cell>
          <table:table-cell table:style-name="ce8" office:value-type="float" office:value="0.00575656145432458" calcext:value-type="float">
            <text:p>0.0058</text:p>
          </table:table-cell>
          <table:table-cell table:style-name="ce8" office:value-type="float" office:value="0.998217084639498" calcext:value-type="float">
            <text:p>0.9982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830420621674702" calcext:value-type="float">
            <text:p>0.0083</text:p>
          </table:table-cell>
          <table:table-cell table:style-name="ce8" office:value-type="float" office:value="0.997428304239402" calcext:value-type="float">
            <text:p>0.997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1</text:p>
          </table:table-cell>
          <table:table-cell table:style-name="ce8" office:value-type="float" office:value="0.00299468259109975" calcext:value-type="float">
            <text:p>0.0030</text:p>
          </table:table-cell>
          <table:table-cell table:style-name="ce8" office:value-type="float" office:value="0.999324059561129" calcext:value-type="float">
            <text:p>0.9993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610252851121705" calcext:value-type="float">
            <text:p>0.0061</text:p>
          </table:table-cell>
          <table:table-cell table:style-name="ce8" office:value-type="float" office:value="0.998636221945137" calcext:value-type="float">
            <text:p>0.998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z</text:p>
          </table:table-cell>
          <table:table-cell table:style-name="ce8" office:value-type="float" office:value="0.1" calcext:value-type="float">
            <text:p>0.100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18"/>
          <table:table-cell table:style-name="ce8" office:value-type="string" calcext:value-type="string">
            <text:p>O2</text:p>
          </table:table-cell>
          <table:table-cell table:style-name="ce8" office:value-type="float" office:value="0.0014796419849831" calcext:value-type="float">
            <text:p>0.0015</text:p>
          </table:table-cell>
          <table:table-cell table:style-name="ce8" office:value-type="float" office:value="0.999745297805643" calcext:value-type="float">
            <text:p>0.9997</text:p>
          </table:table-cell>
          <table:table-cell table:number-columns-repeated="2" table:style-name="ce8" office:value-type="float" office:value="0" calcext:value-type="float">
            <text:p>0.0000</text:p>
          </table:table-cell>
          <table:table-cell table:style-name="ce8" office:value-type="float" office:value="0.00215967954493879" calcext:value-type="float">
            <text:p>0.0022</text:p>
          </table:table-cell>
          <table:table-cell table:style-name="ce8" office:value-type="float" office:value="0.999493453865337" calcext:value-type="float">
            <text:p>0.9995</text:p>
          </table:table-cell>
          <table:table-cell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46"/>
          <table:table-cell table:style-name="ce51"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20">
            <text:p>Try 3</text:p>
          </table:table-cell>
          <table:table-cell table:style-name="ce10" office:value-type="string" calcext:value-type="string">
            <text:p>Fp1</text:p>
          </table:table-cell>
          <table:table-cell table:style-name="ce10" office:value-type="float" office:value="0.00677019389657055" calcext:value-type="float">
            <text:p>0.0068</text:p>
          </table:table-cell>
          <table:table-cell table:style-name="ce10" office:value-type="float" office:value="0.997972178683386" calcext:value-type="float">
            <text:p>0.998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104748775707037" calcext:value-type="float">
            <text:p>0.0105</text:p>
          </table:table-cell>
          <table:table-cell table:style-name="ce10" office:value-type="float" office:value="0.996882793017456" calcext:value-type="float">
            <text:p>0.9969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p2</text:p>
          </table:table-cell>
          <table:table-cell table:style-name="ce10" office:value-type="float" office:value="0.0230236146408557" calcext:value-type="float">
            <text:p>0.0230</text:p>
          </table:table-cell>
          <table:table-cell table:style-name="ce10" office:value-type="float" office:value="0.992211990595611" calcext:value-type="float">
            <text:p>0.992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287608721070259" calcext:value-type="float">
            <text:p>0.0288</text:p>
          </table:table-cell>
          <table:table-cell table:style-name="ce10" office:value-type="float" office:value="0.990492518703242" calcext:value-type="float">
            <text:p>0.9905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7</text:p>
          </table:table-cell>
          <table:table-cell table:style-name="ce10" office:value-type="float" office:value="0.00418503848654452" calcext:value-type="float">
            <text:p>0.0042</text:p>
          </table:table-cell>
          <table:table-cell table:style-name="ce10" office:value-type="float" office:value="0.998902821316614" calcext:value-type="float">
            <text:p>0.9989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616515865829597" calcext:value-type="float">
            <text:p>0.0062</text:p>
          </table:table-cell>
          <table:table-cell table:style-name="ce10" office:value-type="float" office:value="0.998090710723192" calcext:value-type="float">
            <text:p>0.9981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0" office:value-type="string" calcext:value-type="string">
            <text:p>F3</text:p>
          </table:table-cell>
          <table:table-cell table:style-name="ce10" office:value-type="float" office:value="0.00638056506532709" calcext:value-type="float">
            <text:p>0.0064</text:p>
          </table:table-cell>
          <table:table-cell table:style-name="ce10" office:value-type="float" office:value="0.998334639498433" calcext:value-type="float">
            <text:p>0.998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107926904116299" calcext:value-type="float">
            <text:p>0.0108</text:p>
          </table:table-cell>
          <table:table-cell table:style-name="ce10" office:value-type="float" office:value="0.996804862842893" calcext:value-type="float">
            <text:p>0.9968</text:p>
          </table:table-cell>
          <table:table-cell/>
          <table:table-cell table:style-name="ce28" table:formula="of:=INDEX([.$B$3:.$B$22];MATCH(LARGE(INDIRECT([.P73]);INDEX([.O73]));INDIRECT([.P73]);0);1)" office:value-type="string" office:string-value="P7" calcext:value-type="string">
            <text:p>P7</text:p>
          </table:table-cell>
          <table:table-cell table:style-name="ce91" table:formula="of:=INDEX(INDIRECT([.P73]);MATCH(LARGE(INDIRECT([.P73]);INDEX([.O73]));INDIRECT([.P73]);0);1)" office:value-type="float" office:value="0.999578761755486" calcext:value-type="float">
            <text:p>0.9996</text:p>
          </table:table-cell>
          <table:table-cell table:style-name="ce95" table:formula="of:=INDEX([.$B$3:.$B$22];MATCH(LARGE(INDIRECT([.Q73]);INDEX([.O73]));INDIRECT([.Q73]);0);1)" office:value-type="string" office:string-value="P7" calcext:value-type="string">
            <text:p>P7</text:p>
          </table:table-cell>
          <table:table-cell table:formula="of:=INDEX(INDIRECT([.Q73]);MATCH(LARGE(INDIRECT([.Q73]);INDEX([.O73]));INDIRECT([.Q73]);0);1)" office:value-type="float" office:value="0.999376558603491" calcext:value-type="float">
            <text:p>0.99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z</text:p>
          </table:table-cell>
          <table:table-cell table:style-name="ce10" office:value-type="float" office:value="0.00844181072269831" calcext:value-type="float">
            <text:p>0.0084</text:p>
          </table:table-cell>
          <table:table-cell table:style-name="ce10" office:value-type="float" office:value="0.997208072100313" calcext:value-type="float">
            <text:p>0.997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89809297278407" calcext:value-type="float">
            <text:p>0.0090</text:p>
          </table:table-cell>
          <table:table-cell table:style-name="ce10" office:value-type="float" office:value="0.996765897755611" calcext:value-type="float">
            <text:p>0.9968</text:p>
          </table:table-cell>
          <table:table-cell/>
          <table:table-cell table:style-name="ce28" table:formula="of:=INDEX([.$B$3:.$B$22];MATCH(LARGE(INDIRECT([.P74]);INDEX([.O74]));INDIRECT([.P74]);0);1)" office:value-type="string" office:string-value="P4" calcext:value-type="string">
            <text:p>P4</text:p>
          </table:table-cell>
          <table:table-cell table:style-name="ce91" table:formula="of:=INDEX(INDIRECT([.P74]);MATCH(LARGE(INDIRECT([.P74]);INDEX([.O74]));INDIRECT([.P74]);0);1)" office:value-type="float" office:value="0.999519984326019" calcext:value-type="float">
            <text:p>0.9995</text:p>
          </table:table-cell>
          <table:table-cell table:style-name="ce95" table:formula="of:=INDEX([.$B$3:.$B$22];MATCH(LARGE(INDIRECT([.Q74]);INDEX([.O74]));INDIRECT([.Q74]);0);1)" office:value-type="string" office:string-value="Pz" calcext:value-type="string">
            <text:p>Pz</text:p>
          </table:table-cell>
          <table:table-cell table:formula="of:=INDEX(INDIRECT([.Q74]);MATCH(LARGE(INDIRECT([.Q74]);INDEX([.O74]));INDIRECT([.Q74]);0);1)" office:value-type="float" office:value="0.999103802992519" calcext:value-type="float">
            <text:p>0.999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/>
          <table:table-cell table:style-name="ce28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covered-table-cell table:style-name="ce20"/>
          <table:table-cell table:style-name="ce10" office:value-type="string" calcext:value-type="string">
            <text:p>F4</text:p>
          </table:table-cell>
          <table:table-cell table:style-name="ce10" office:value-type="float" office:value="0.1" calcext:value-type="float">
            <text:p>0.100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75]);INDEX([.O75]));INDIRECT([.P75]);0);1)" office:value-type="string" office:string-value="O1" calcext:value-type="string">
            <text:p>O1</text:p>
          </table:table-cell>
          <table:table-cell table:style-name="ce91" table:formula="of:=INDEX(INDIRECT([.P75]);MATCH(LARGE(INDIRECT([.P75]);INDEX([.O75]));INDIRECT([.P75]);0);1)" office:value-type="float" office:value="0.999265282131661" calcext:value-type="float">
            <text:p>0.9993</text:p>
          </table:table-cell>
          <table:table-cell table:style-name="ce95" table:formula="of:=INDEX([.$B$3:.$B$22];MATCH(LARGE(INDIRECT([.Q75]);INDEX([.O75]));INDIRECT([.Q75]);0);1)" office:value-type="string" office:string-value="P4" calcext:value-type="string">
            <text:p>P4</text:p>
          </table:table-cell>
          <table:table-cell table:formula="of:=INDEX(INDIRECT([.Q75]);MATCH(LARGE(INDIRECT([.Q75]);INDEX([.O75]));INDIRECT([.Q75]);0);1)" office:value-type="float" office:value="0.998792082294264" calcext:value-type="float">
            <text:p>0.998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F8</text:p>
          </table:table-cell>
          <table:table-cell table:style-name="ce10" office:value-type="float" office:value="0.00522039698392699" calcext:value-type="float">
            <text:p>0.0052</text:p>
          </table:table-cell>
          <table:table-cell table:style-name="ce10" office:value-type="float" office:value="0.998305250783699" calcext:value-type="float">
            <text:p>0.998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736125494019287" calcext:value-type="float">
            <text:p>0.0074</text:p>
          </table:table-cell>
          <table:table-cell table:style-name="ce10" office:value-type="float" office:value="0.997740024937656" calcext:value-type="float">
            <text:p>0.9977</text:p>
          </table:table-cell>
          <table:table-cell/>
          <table:table-cell table:style-name="ce28" table:formula="of:=INDEX([.$B$3:.$B$22];MATCH(LARGE(INDIRECT([.P76]);INDEX([.O76]));INDIRECT([.P76]);0);1)" office:value-type="string" office:string-value="Pz" calcext:value-type="string">
            <text:p>Pz</text:p>
          </table:table-cell>
          <table:table-cell table:style-name="ce91" table:formula="of:=INDEX(INDIRECT([.P76]);MATCH(LARGE(INDIRECT([.P76]);INDEX([.O76]));INDIRECT([.P76]);0);1)" office:value-type="float" office:value="0.999235893416928" calcext:value-type="float">
            <text:p>0.9992</text:p>
          </table:table-cell>
          <table:table-cell table:style-name="ce95" table:formula="of:=INDEX([.$B$3:.$B$22];MATCH(LARGE(INDIRECT([.Q76]);INDEX([.O76]));INDIRECT([.Q76]);0);1)" office:value-type="string" office:string-value="Cz" calcext:value-type="string">
            <text:p>Cz</text:p>
          </table:table-cell>
          <table:table-cell table:formula="of:=INDEX(INDIRECT([.Q76]);MATCH(LARGE(INDIRECT([.Q76]);INDEX([.O76]));INDIRECT([.Q76]);0);1)" office:value-type="float" office:value="0.998675187032419" calcext:value-type="float">
            <text:p>0.998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T7</text:p>
          </table:table-cell>
          <table:table-cell table:style-name="ce10" office:value-type="float" office:value="0.00534961388305684" calcext:value-type="float">
            <text:p>0.0053</text:p>
          </table:table-cell>
          <table:table-cell table:style-name="ce10" office:value-type="float" office:value="0.998618730407524" calcext:value-type="float">
            <text:p>0.998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685330070196311" calcext:value-type="float">
            <text:p>0.0069</text:p>
          </table:table-cell>
          <table:table-cell table:style-name="ce10" office:value-type="float" office:value="0.998129675810474" calcext:value-type="float">
            <text:p>0.9981</text:p>
          </table:table-cell>
          <table:table-cell/>
          <table:table-cell table:style-name="ce28" table:formula="of:=INDEX([.$B$3:.$B$22];MATCH(LARGE(INDIRECT([.P77]);INDEX([.O77]));INDIRECT([.P77]);0);1)" office:value-type="string" office:string-value="Cz" calcext:value-type="string">
            <text:p>Cz</text:p>
          </table:table-cell>
          <table:table-cell table:style-name="ce91" table:formula="of:=INDEX(INDIRECT([.P77]);MATCH(LARGE(INDIRECT([.P77]);INDEX([.O77]));INDIRECT([.P77]);0);1)" office:value-type="float" office:value="0.999137931034483" calcext:value-type="float">
            <text:p>0.9991</text:p>
          </table:table-cell>
          <table:table-cell table:style-name="ce95" table:formula="of:=INDEX([.$B$3:.$B$22];MATCH(LARGE(INDIRECT([.Q77]);INDEX([.O77]));INDIRECT([.Q77]);0);1)" office:value-type="string" office:string-value="O2" calcext:value-type="string">
            <text:p>O2</text:p>
          </table:table-cell>
          <table:table-cell table:formula="of:=INDEX(INDIRECT([.Q77]);MATCH(LARGE(INDIRECT([.Q77]);INDEX([.O77]));INDIRECT([.Q77]);0);1)" office:value-type="float" office:value="0.998363466334165" calcext:value-type="float">
            <text:p>0.998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73]&amp;&quot;:D&quot;&amp;[.S$74]" office:value-type="string" office:string-value="D70:D89" calcext:value-type="string">
            <text:p>D70:D89</text:p>
          </table:table-cell>
          <table:table-cell table:style-name="ce28" table:formula="of:=&quot;H&quot;&amp;[.S$73]&amp;&quot;:H&quot;&amp;[.S$74]" office:value-type="string" office:string-value="H70:H89" calcext:value-type="string">
            <text:p>H70:H89</text:p>
          </table:table-cell>
          <table:table-cell table:number-columns-repeated="1007"/>
        </table:table-row>
        <table:table-row table:style-name="ro1">
          <table:covered-table-cell table:style-name="ce20"/>
          <table:table-cell table:style-name="ce10" office:value-type="string" calcext:value-type="string">
            <text:p>C3</text:p>
          </table:table-cell>
          <table:table-cell table:style-name="ce10" office:value-type="float" office:value="0.0080220887119191" calcext:value-type="float">
            <text:p>0.0080</text:p>
          </table:table-cell>
          <table:table-cell table:style-name="ce10" office:value-type="float" office:value="0.998226880877743" calcext:value-type="float">
            <text:p>0.998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120034593716431" calcext:value-type="float">
            <text:p>0.0120</text:p>
          </table:table-cell>
          <table:table-cell table:style-name="ce10" office:value-type="float" office:value="0.997350374064838" calcext:value-type="float">
            <text:p>0.997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z</text:p>
          </table:table-cell>
          <table:table-cell table:style-name="ce10" office:value-type="float" office:value="0.00341292851192871" calcext:value-type="float">
            <text:p>0.0034</text:p>
          </table:table-cell>
          <table:table-cell table:style-name="ce10" office:value-type="float" office:value="0.999137931034483" calcext:value-type="float">
            <text:p>0.9991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676979472841243" calcext:value-type="float">
            <text:p>0.0068</text:p>
          </table:table-cell>
          <table:table-cell table:style-name="ce10" office:value-type="float" office:value="0.998675187032419" calcext:value-type="float">
            <text:p>0.9987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C4</text:p>
          </table:table-cell>
          <table:table-cell table:style-name="ce10" office:value-type="float" office:value="0.00622552557764732" calcext:value-type="float">
            <text:p>0.0062</text:p>
          </table:table-cell>
          <table:table-cell table:style-name="ce10" office:value-type="float" office:value="0.998001567398119" calcext:value-type="float">
            <text:p>0.998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962026314462995" calcext:value-type="float">
            <text:p>0.0096</text:p>
          </table:table-cell>
          <table:table-cell table:style-name="ce10" office:value-type="float" office:value="0.997116583541147" calcext:value-type="float">
            <text:p>0.997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T8</text:p>
          </table:table-cell>
          <table:table-cell table:style-name="ce10" office:value-type="float" office:value="0.00792296288419496" calcext:value-type="float">
            <text:p>0.0079</text:p>
          </table:table-cell>
          <table:table-cell table:style-name="ce10" office:value-type="float" office:value="0.997501959247649" calcext:value-type="float">
            <text:p>0.997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121596784214707" calcext:value-type="float">
            <text:p>0.0122</text:p>
          </table:table-cell>
          <table:table-cell table:style-name="ce10" office:value-type="float" office:value="0.995908665835412" calcext:value-type="float">
            <text:p>0.995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7</text:p>
          </table:table-cell>
          <table:table-cell table:style-name="ce10" office:value-type="float" office:value="0.0022502493109476" calcext:value-type="float">
            <text:p>0.0023</text:p>
          </table:table-cell>
          <table:table-cell table:style-name="ce10" office:value-type="float" office:value="0.999578761755486" calcext:value-type="float">
            <text:p>0.999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358330047084222" calcext:value-type="float">
            <text:p>0.0036</text:p>
          </table:table-cell>
          <table:table-cell table:style-name="ce10" office:value-type="float" office:value="0.999376558603491" calcext:value-type="float">
            <text:p>0.999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3</text:p>
          </table:table-cell>
          <table:table-cell table:style-name="ce10" office:value-type="float" office:value="0.00402134327192573" calcext:value-type="float">
            <text:p>0.0040</text:p>
          </table:table-cell>
          <table:table-cell table:style-name="ce10" office:value-type="float" office:value="0.998863636363636" calcext:value-type="float">
            <text:p>0.9989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760712187059964" calcext:value-type="float">
            <text:p>0.0076</text:p>
          </table:table-cell>
          <table:table-cell table:style-name="ce10" office:value-type="float" office:value="0.99762312967581" calcext:value-type="float">
            <text:p>0.9976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z</text:p>
          </table:table-cell>
          <table:table-cell table:style-name="ce10" office:value-type="float" office:value="0.00263884287051384" calcext:value-type="float">
            <text:p>0.0026</text:p>
          </table:table-cell>
          <table:table-cell table:style-name="ce10" office:value-type="float" office:value="0.999235893416928" calcext:value-type="float">
            <text:p>0.999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393779909992596" calcext:value-type="float">
            <text:p>0.0039</text:p>
          </table:table-cell>
          <table:table-cell table:style-name="ce10" office:value-type="float" office:value="0.999103802992519" calcext:value-type="float">
            <text:p>0.999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4</text:p>
          </table:table-cell>
          <table:table-cell table:style-name="ce10" office:value-type="float" office:value="0.00249184151557458" calcext:value-type="float">
            <text:p>0.0025</text:p>
          </table:table-cell>
          <table:table-cell table:style-name="ce10" office:value-type="float" office:value="0.999519984326019" calcext:value-type="float">
            <text:p>0.9995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503579484353948" calcext:value-type="float">
            <text:p>0.0050</text:p>
          </table:table-cell>
          <table:table-cell table:style-name="ce10" office:value-type="float" office:value="0.998792082294264" calcext:value-type="float">
            <text:p>0.9988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P8</text:p>
          </table:table-cell>
          <table:table-cell table:style-name="ce10" office:value-type="float" office:value="0.00764066883736253" calcext:value-type="float">
            <text:p>0.0076</text:p>
          </table:table-cell>
          <table:table-cell table:style-name="ce10" office:value-type="float" office:value="0.997599921630094" calcext:value-type="float">
            <text:p>0.997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12648428225686" calcext:value-type="float">
            <text:p>0.0126</text:p>
          </table:table-cell>
          <table:table-cell table:style-name="ce10" office:value-type="float" office:value="0.995947630922693" calcext:value-type="float">
            <text:p>0.9959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1</text:p>
          </table:table-cell>
          <table:table-cell table:style-name="ce10" office:value-type="float" office:value="0.00317563865833807" calcext:value-type="float">
            <text:p>0.0032</text:p>
          </table:table-cell>
          <table:table-cell table:style-name="ce10" office:value-type="float" office:value="0.999265282131661" calcext:value-type="float">
            <text:p>0.9993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551512395460868" calcext:value-type="float">
            <text:p>0.0055</text:p>
          </table:table-cell>
          <table:table-cell table:style-name="ce10" office:value-type="float" office:value="0.99805174563591" calcext:value-type="float">
            <text:p>0.9981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z</text:p>
          </table:table-cell>
          <table:table-cell table:style-name="ce10" office:value-type="float" office:value="0.1" calcext:value-type="float">
            <text:p>0.100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covered-table-cell table:style-name="ce20"/>
          <table:table-cell table:style-name="ce10" office:value-type="string" calcext:value-type="string">
            <text:p>O2</text:p>
          </table:table-cell>
          <table:table-cell table:style-name="ce10" office:value-type="float" office:value="0.0039709387234245" calcext:value-type="float">
            <text:p>0.0040</text:p>
          </table:table-cell>
          <table:table-cell table:style-name="ce10" office:value-type="float" office:value="0.998951802507837" calcext:value-type="float">
            <text:p>0.999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style-name="ce10" office:value-type="float" office:value="0.00589233376965587" calcext:value-type="float">
            <text:p>0.0059</text:p>
          </table:table-cell>
          <table:table-cell table:style-name="ce10" office:value-type="float" office:value="0.998363466334165" calcext:value-type="float">
            <text:p>0.9984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1" table:number-rows-spanned="20">
            <text:p>Try 4</text:p>
          </table:table-cell>
          <table:table-cell table:style-name="ce23" office:value-type="string" calcext:value-type="string">
            <text:p>Fp1</text:p>
          </table:table-cell>
          <table:table-cell table:style-name="ce23" office:value-type="float" office:value="0.00467847791250133" calcext:value-type="float">
            <text:p>0.0047</text:p>
          </table:table-cell>
          <table:table-cell table:style-name="ce23" office:value-type="float" office:value="0.998618730407524" calcext:value-type="float">
            <text:p>0.998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650217835283725" calcext:value-type="float">
            <text:p>0.0065</text:p>
          </table:table-cell>
          <table:table-cell table:style-name="ce23" office:value-type="float" office:value="0.997584164588529" calcext:value-type="float">
            <text:p>0.9976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p2</text:p>
          </table:table-cell>
          <table:table-cell table:style-name="ce23" office:value-type="float" office:value="0.0109831604135765" calcext:value-type="float">
            <text:p>0.0110</text:p>
          </table:table-cell>
          <table:table-cell table:style-name="ce23" office:value-type="float" office:value="0.996365595611285" calcext:value-type="float">
            <text:p>0.9964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572668854135" calcext:value-type="float">
            <text:p>0.0157</text:p>
          </table:table-cell>
          <table:table-cell table:style-name="ce23" office:value-type="float" office:value="0.994077306733167" calcext:value-type="float">
            <text:p>0.994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7</text:p>
          </table:table-cell>
          <table:table-cell table:style-name="ce23" office:value-type="float" office:value="0.00942122990976753" calcext:value-type="float">
            <text:p>0.0094</text:p>
          </table:table-cell>
          <table:table-cell table:style-name="ce23" office:value-type="float" office:value="0.997080721003135" calcext:value-type="float">
            <text:p>0.9971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50860998259295" calcext:value-type="float">
            <text:p>0.0151</text:p>
          </table:table-cell>
          <table:table-cell table:style-name="ce23" office:value-type="float" office:value="0.995129364089776" calcext:value-type="float">
            <text:p>0.9951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27"/>
          <table:table-cell table:style-name="ce23" office:value-type="string" calcext:value-type="string">
            <text:p>F3</text:p>
          </table:table-cell>
          <table:table-cell table:style-name="ce23" office:value-type="float" office:value="0.00191145597985449" calcext:value-type="float">
            <text:p>0.0019</text:p>
          </table:table-cell>
          <table:table-cell table:style-name="ce23" office:value-type="float" office:value="0.999735501567398" calcext:value-type="float">
            <text:p>0.999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411017711965705" calcext:value-type="float">
            <text:p>0.0041</text:p>
          </table:table-cell>
          <table:table-cell table:style-name="ce23" office:value-type="float" office:value="0.998792082294264" calcext:value-type="float">
            <text:p>0.9988</text:p>
          </table:table-cell>
          <table:table-cell/>
          <table:table-cell table:style-name="ce28" table:formula="of:=INDEX([.$B$3:.$B$22];MATCH(LARGE(INDIRECT([.P94]);INDEX([.O94]));INDIRECT([.P94]);0);1)" office:value-type="string" office:string-value="T8" calcext:value-type="string">
            <text:p>T8</text:p>
          </table:table-cell>
          <table:table-cell table:style-name="ce91" table:formula="of:=INDEX(INDIRECT([.P94]);MATCH(LARGE(INDIRECT([.P94]);INDEX([.O94]));INDIRECT([.P94]);0);1)" office:value-type="float" office:value="0.999970611285266" calcext:value-type="float">
            <text:p>1.0000</text:p>
          </table:table-cell>
          <table:table-cell table:style-name="ce95" table:formula="of:=INDEX([.$B$3:.$B$22];MATCH(LARGE(INDIRECT([.Q94]);INDEX([.O94]));INDIRECT([.Q94]);0);1)" office:value-type="string" office:string-value="T8" calcext:value-type="string">
            <text:p>T8</text:p>
          </table:table-cell>
          <table:table-cell table:formula="of:=INDEX(INDIRECT([.Q94]);MATCH(LARGE(INDIRECT([.Q94]);INDEX([.O94]));INDIRECT([.Q94]);0);1)" office:value-type="float" office:value="0.999766209476309" calcext:value-type="float">
            <text:p>0.99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z</text:p>
          </table:table-cell>
          <table:table-cell table:style-name="ce23" office:value-type="float" office:value="0.00146109266364686" calcext:value-type="float">
            <text:p>0.0015</text:p>
          </table:table-cell>
          <table:table-cell table:style-name="ce23" office:value-type="float" office:value="0.999794278996865" calcext:value-type="float">
            <text:p>0.9998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243489192711821" calcext:value-type="float">
            <text:p>0.0024</text:p>
          </table:table-cell>
          <table:table-cell table:style-name="ce23" office:value-type="float" office:value="0.999649314214464" calcext:value-type="float">
            <text:p>0.9996</text:p>
          </table:table-cell>
          <table:table-cell/>
          <table:table-cell table:style-name="ce28" table:formula="of:=INDEX([.$B$3:.$B$22];MATCH(LARGE(INDIRECT([.P95]);INDEX([.O95]));INDIRECT([.P95]);0);1)" office:value-type="string" office:string-value="Fz" calcext:value-type="string">
            <text:p>Fz</text:p>
          </table:table-cell>
          <table:table-cell table:style-name="ce91" table:formula="of:=INDEX(INDIRECT([.P95]);MATCH(LARGE(INDIRECT([.P95]);INDEX([.O95]));INDIRECT([.P95]);0);1)" office:value-type="float" office:value="0.999794278996865" calcext:value-type="float">
            <text:p>0.9998</text:p>
          </table:table-cell>
          <table:table-cell table:style-name="ce95" table:formula="of:=INDEX([.$B$3:.$B$22];MATCH(LARGE(INDIRECT([.Q95]);INDEX([.O95]));INDIRECT([.Q95]);0);1)" office:value-type="string" office:string-value="Fz" calcext:value-type="string">
            <text:p>Fz</text:p>
          </table:table-cell>
          <table:table-cell table:formula="of:=INDEX(INDIRECT([.Q95]);MATCH(LARGE(INDIRECT([.Q95]);INDEX([.O95]));INDIRECT([.Q95]);0);1)" office:value-type="float" office:value="0.999649314214464" calcext:value-type="float">
            <text:p>0.99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/>
          <table:table-cell table:style-name="ce2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covered-table-cell table:style-name="ce27"/>
          <table:table-cell table:style-name="ce23" office:value-type="string" calcext:value-type="string">
            <text:p>F4</text:p>
          </table:table-cell>
          <table:table-cell table:style-name="ce23" office:value-type="float" office:value="0.1" calcext:value-type="float">
            <text:p>0.1000</text:p>
          </table:table-cell>
          <table:table-cell table:number-columns-repeated="5" table:style-name="ce23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96]);INDEX([.O96]));INDIRECT([.P96]);0);1)" office:value-type="string" office:string-value="F3" calcext:value-type="string">
            <text:p>F3</text:p>
          </table:table-cell>
          <table:table-cell table:style-name="ce91" table:formula="of:=INDEX(INDIRECT([.P96]);MATCH(LARGE(INDIRECT([.P96]);INDEX([.O96]));INDIRECT([.P96]);0);1)" office:value-type="float" office:value="0.999735501567398" calcext:value-type="float">
            <text:p>0.9997</text:p>
          </table:table-cell>
          <table:table-cell table:style-name="ce95" table:formula="of:=INDEX([.$B$3:.$B$22];MATCH(LARGE(INDIRECT([.Q96]);INDEX([.O96]));INDIRECT([.Q96]);0);1)" office:value-type="string" office:string-value="C3" calcext:value-type="string">
            <text:p>C3</text:p>
          </table:table-cell>
          <table:table-cell table:formula="of:=INDEX(INDIRECT([.Q96]);MATCH(LARGE(INDIRECT([.Q96]);INDEX([.O96]));INDIRECT([.Q96]);0);1)" office:value-type="float" office:value="0.999220698254364" calcext:value-type="float">
            <text:p>0.99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F8</text:p>
          </table:table-cell>
          <table:table-cell table:style-name="ce23" office:value-type="float" office:value="0.00371248072867352" calcext:value-type="float">
            <text:p>0.0037</text:p>
          </table:table-cell>
          <table:table-cell table:style-name="ce23" office:value-type="float" office:value="0.999216300940439" calcext:value-type="float">
            <text:p>0.9992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933473468965649" calcext:value-type="float">
            <text:p>0.0093</text:p>
          </table:table-cell>
          <table:table-cell table:style-name="ce23" office:value-type="float" office:value="0.998168640897756" calcext:value-type="float">
            <text:p>0.9982</text:p>
          </table:table-cell>
          <table:table-cell/>
          <table:table-cell table:style-name="ce28" table:formula="of:=INDEX([.$B$3:.$B$22];MATCH(LARGE(INDIRECT([.P97]);INDEX([.O97]));INDIRECT([.P97]);0);1)" office:value-type="string" office:string-value="T7" calcext:value-type="string">
            <text:p>T7</text:p>
          </table:table-cell>
          <table:table-cell table:style-name="ce91" table:formula="of:=INDEX(INDIRECT([.P97]);MATCH(LARGE(INDIRECT([.P97]);INDEX([.O97]));INDIRECT([.P97]);0);1)" office:value-type="float" office:value="0.999676724137931" calcext:value-type="float">
            <text:p>0.9997</text:p>
          </table:table-cell>
          <table:table-cell table:style-name="ce95" table:formula="of:=INDEX([.$B$3:.$B$22];MATCH(LARGE(INDIRECT([.Q97]);INDEX([.O97]));INDIRECT([.Q97]);0);1)" office:value-type="string" office:string-value="C3" calcext:value-type="string">
            <text:p>C3</text:p>
          </table:table-cell>
          <table:table-cell table:formula="of:=INDEX(INDIRECT([.Q97]);MATCH(LARGE(INDIRECT([.Q97]);INDEX([.O97]));INDIRECT([.Q97]);0);1)" office:value-type="float" office:value="0.999220698254364" calcext:value-type="float">
            <text:p>0.999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T7</text:p>
          </table:table-cell>
          <table:table-cell table:style-name="ce23" office:value-type="float" office:value="0.00204840540319541" calcext:value-type="float">
            <text:p>0.0020</text:p>
          </table:table-cell>
          <table:table-cell table:style-name="ce23" office:value-type="float" office:value="0.999676724137931" calcext:value-type="float">
            <text:p>0.999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412229311487657" calcext:value-type="float">
            <text:p>0.0041</text:p>
          </table:table-cell>
          <table:table-cell table:style-name="ce23" office:value-type="float" office:value="0.998753117206983" calcext:value-type="float">
            <text:p>0.9988</text:p>
          </table:table-cell>
          <table:table-cell/>
          <table:table-cell table:style-name="ce28" table:formula="of:=INDEX([.$B$3:.$B$22];MATCH(LARGE(INDIRECT([.P98]);INDEX([.O98]));INDIRECT([.P98]);0);1)" office:value-type="string" office:string-value="Pz" calcext:value-type="string">
            <text:p>Pz</text:p>
          </table:table-cell>
          <table:table-cell table:style-name="ce91" table:formula="of:=INDEX(INDIRECT([.P98]);MATCH(LARGE(INDIRECT([.P98]);INDEX([.O98]));INDIRECT([.P98]);0);1)" office:value-type="float" office:value="0.999657131661442" calcext:value-type="float">
            <text:p>0.9997</text:p>
          </table:table-cell>
          <table:table-cell table:style-name="ce95" table:formula="of:=INDEX([.$B$3:.$B$22];MATCH(LARGE(INDIRECT([.Q98]);INDEX([.O98]));INDIRECT([.Q98]);0);1)" office:value-type="string" office:string-value="Pz" calcext:value-type="string">
            <text:p>Pz</text:p>
          </table:table-cell>
          <table:table-cell table:formula="of:=INDEX(INDIRECT([.Q98]);MATCH(LARGE(INDIRECT([.Q98]);INDEX([.O98]));INDIRECT([.Q98]);0);1)" office:value-type="float" office:value="0.9991427680798" calcext:value-type="float">
            <text:p>0.999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94]&amp;&quot;:D&quot;&amp;[.S$95]" office:value-type="string" office:string-value="D91:D110" calcext:value-type="string">
            <text:p>D91:D110</text:p>
          </table:table-cell>
          <table:table-cell table:style-name="ce28" table:formula="of:=&quot;H&quot;&amp;[.S$94]&amp;&quot;:H&quot;&amp;[.S$95]" office:value-type="string" office:string-value="H91:H110" calcext:value-type="string">
            <text:p>H91:H110</text:p>
          </table:table-cell>
          <table:table-cell table:number-columns-repeated="1007"/>
        </table:table-row>
        <table:table-row table:style-name="ro1">
          <table:covered-table-cell table:style-name="ce27"/>
          <table:table-cell table:style-name="ce23" office:value-type="string" calcext:value-type="string">
            <text:p>C3</text:p>
          </table:table-cell>
          <table:table-cell table:style-name="ce23" office:value-type="float" office:value="0.00255127125338478" calcext:value-type="float">
            <text:p>0.0026</text:p>
          </table:table-cell>
          <table:table-cell table:style-name="ce23" office:value-type="float" office:value="0.99950039184953" calcext:value-type="float">
            <text:p>0.999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391409008766561" calcext:value-type="float">
            <text:p>0.0039</text:p>
          </table:table-cell>
          <table:table-cell table:style-name="ce23" office:value-type="float" office:value="0.999220698254364" calcext:value-type="float">
            <text:p>0.999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z</text:p>
          </table:table-cell>
          <table:table-cell table:style-name="ce23" office:value-type="float" office:value="0.00534007333888804" calcext:value-type="float">
            <text:p>0.0053</text:p>
          </table:table-cell>
          <table:table-cell table:style-name="ce23" office:value-type="float" office:value="0.998550156739812" calcext:value-type="float">
            <text:p>0.998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806196339196465" calcext:value-type="float">
            <text:p>0.0081</text:p>
          </table:table-cell>
          <table:table-cell table:style-name="ce23" office:value-type="float" office:value="0.997506234413965" calcext:value-type="float">
            <text:p>0.9975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C4</text:p>
          </table:table-cell>
          <table:table-cell table:style-name="ce23" office:value-type="float" office:value="0.0143075057070649" calcext:value-type="float">
            <text:p>0.0143</text:p>
          </table:table-cell>
          <table:table-cell table:style-name="ce23" office:value-type="float" office:value="0.994896159874608" calcext:value-type="float">
            <text:p>0.994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66189431218213" calcext:value-type="float">
            <text:p>0.0166</text:p>
          </table:table-cell>
          <table:table-cell table:style-name="ce23" office:value-type="float" office:value="0.994155236907731" calcext:value-type="float">
            <text:p>0.994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T8</text:p>
          </table:table-cell>
          <table:table-cell table:style-name="ce23" office:value-type="float" office:value="0.00102741917025667" calcext:value-type="float">
            <text:p>0.0010</text:p>
          </table:table-cell>
          <table:table-cell table:style-name="ce23" office:value-type="float" office:value="0.999970611285266" calcext:value-type="float">
            <text:p>1.000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197820116862435" calcext:value-type="float">
            <text:p>0.0020</text:p>
          </table:table-cell>
          <table:table-cell table:style-name="ce23" office:value-type="float" office:value="0.999766209476309" calcext:value-type="float">
            <text:p>0.9998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7</text:p>
          </table:table-cell>
          <table:table-cell table:style-name="ce23" office:value-type="float" office:value="0.0111270390203435" calcext:value-type="float">
            <text:p>0.0111</text:p>
          </table:table-cell>
          <table:table-cell table:style-name="ce23" office:value-type="float" office:value="0.996492946708464" calcext:value-type="float">
            <text:p>0.9965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41762729949812" calcext:value-type="float">
            <text:p>0.0142</text:p>
          </table:table-cell>
          <table:table-cell table:style-name="ce23" office:value-type="float" office:value="0.995246259351621" calcext:value-type="float">
            <text:p>0.995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3</text:p>
          </table:table-cell>
          <table:table-cell table:style-name="ce23" office:value-type="float" office:value="0.00582677319481979" calcext:value-type="float">
            <text:p>0.0058</text:p>
          </table:table-cell>
          <table:table-cell table:style-name="ce23" office:value-type="float" office:value="0.998305250783699" calcext:value-type="float">
            <text:p>0.9983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773012432554403" calcext:value-type="float">
            <text:p>0.0077</text:p>
          </table:table-cell>
          <table:table-cell table:style-name="ce23" office:value-type="float" office:value="0.99781795511222" calcext:value-type="float">
            <text:p>0.9978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z</text:p>
          </table:table-cell>
          <table:table-cell table:style-name="ce23" office:value-type="float" office:value="0.00249587454132682" calcext:value-type="float">
            <text:p>0.0025</text:p>
          </table:table-cell>
          <table:table-cell table:style-name="ce23" office:value-type="float" office:value="0.999657131661442" calcext:value-type="float">
            <text:p>0.9997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371996808777235" calcext:value-type="float">
            <text:p>0.0037</text:p>
          </table:table-cell>
          <table:table-cell table:style-name="ce23" office:value-type="float" office:value="0.9991427680798" calcext:value-type="float">
            <text:p>0.9991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4</text:p>
          </table:table-cell>
          <table:table-cell table:style-name="ce23" office:value-type="float" office:value="0.00199367402659116" calcext:value-type="float">
            <text:p>0.0020</text:p>
          </table:table-cell>
          <table:table-cell table:style-name="ce23" office:value-type="float" office:value="0.999568965517241" calcext:value-type="float">
            <text:p>0.9996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31611363416037" calcext:value-type="float">
            <text:p>0.0032</text:p>
          </table:table-cell>
          <table:table-cell table:style-name="ce23" office:value-type="float" office:value="0.999220698254364" calcext:value-type="float">
            <text:p>0.999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P8</text:p>
          </table:table-cell>
          <table:table-cell table:style-name="ce23" office:value-type="float" office:value="0.00662559423819465" calcext:value-type="float">
            <text:p>0.0066</text:p>
          </table:table-cell>
          <table:table-cell table:style-name="ce23" office:value-type="float" office:value="0.998001567398119" calcext:value-type="float">
            <text:p>0.9980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106140010809991" calcext:value-type="float">
            <text:p>0.0106</text:p>
          </table:table-cell>
          <table:table-cell table:style-name="ce23" office:value-type="float" office:value="0.996181421446384" calcext:value-type="float">
            <text:p>0.9962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1</text:p>
          </table:table-cell>
          <table:table-cell table:style-name="ce23" office:value-type="float" office:value="0.00401773867734935" calcext:value-type="float">
            <text:p>0.0040</text:p>
          </table:table-cell>
          <table:table-cell table:style-name="ce23" office:value-type="float" office:value="0.99889302507837" calcext:value-type="float">
            <text:p>0.9989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573793790471044" calcext:value-type="float">
            <text:p>0.0057</text:p>
          </table:table-cell>
          <table:table-cell table:style-name="ce23" office:value-type="float" office:value="0.99805174563591" calcext:value-type="float">
            <text:p>0.9981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z</text:p>
          </table:table-cell>
          <table:table-cell table:style-name="ce23" office:value-type="float" office:value="0.1" calcext:value-type="float">
            <text:p>0.1000</text:p>
          </table:table-cell>
          <table:table-cell table:number-columns-repeated="5" table:style-name="ce23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27"/>
          <table:table-cell table:style-name="ce23" office:value-type="string" calcext:value-type="string">
            <text:p>O2</text:p>
          </table:table-cell>
          <table:table-cell table:style-name="ce23" office:value-type="float" office:value="0.00384581239685014" calcext:value-type="float">
            <text:p>0.0038</text:p>
          </table:table-cell>
          <table:table-cell table:style-name="ce23" office:value-type="float" office:value="0.999059561128527" calcext:value-type="float">
            <text:p>0.9991</text:p>
          </table:table-cell>
          <table:table-cell table:number-columns-repeated="2" table:style-name="ce23" office:value-type="float" office:value="0" calcext:value-type="float">
            <text:p>0.0000</text:p>
          </table:table-cell>
          <table:table-cell table:style-name="ce23" office:value-type="float" office:value="0.00632386086961882" calcext:value-type="float">
            <text:p>0.0063</text:p>
          </table:table-cell>
          <table:table-cell table:style-name="ce23" office:value-type="float" office:value="0.99805174563591" calcext:value-type="float">
            <text:p>0.998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" table:number-rows-spanned="20">
            <text:p>Try 5</text:p>
          </table:table-cell>
          <table:table-cell table:style-name="ce32" office:value-type="string" calcext:value-type="string">
            <text:p>Fp1</text:p>
          </table:table-cell>
          <table:table-cell table:style-name="ce32" office:value-type="float" office:value="0.000356819136672426" calcext:value-type="float">
            <text:p>0.0004</text:p>
          </table:table-cell>
          <table:table-cell table:style-name="ce32" office:value-type="float" office:value="0.999990203761756" calcext:value-type="float">
            <text:p>1.0000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0619264317920805" calcext:value-type="float">
            <text:p>0.0006</text:p>
          </table:table-cell>
          <table:table-cell table:style-name="ce32" office:value-type="float" office:value="0.999961034912718" calcext:value-type="float">
            <text:p>1.0000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p2</text:p>
          </table:table-cell>
          <table:table-cell table:style-name="ce32" office:value-type="float" office:value="0.00404318803417955" calcext:value-type="float">
            <text:p>0.0040</text:p>
          </table:table-cell>
          <table:table-cell table:style-name="ce32" office:value-type="float" office:value="0.999049764890282" calcext:value-type="float">
            <text:p>0.9990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658243765293602" calcext:value-type="float">
            <text:p>0.0066</text:p>
          </table:table-cell>
          <table:table-cell table:style-name="ce32" office:value-type="float" office:value="0.998090710723192" calcext:value-type="float">
            <text:p>0.998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7</text:p>
          </table:table-cell>
          <table:table-cell table:style-name="ce32" office:value-type="float" office:value="0.0102784169803528" calcext:value-type="float">
            <text:p>0.0103</text:p>
          </table:table-cell>
          <table:table-cell table:style-name="ce32" office:value-type="float" office:value="0.99748236677116" calcext:value-type="float">
            <text:p>0.9975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171018846526375" calcext:value-type="float">
            <text:p>0.0171</text:p>
          </table:table-cell>
          <table:table-cell table:style-name="ce32" office:value-type="float" office:value="0.995635910224439" calcext:value-type="float">
            <text:p>0.9956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6"/>
          <table:table-cell table:style-name="ce32" office:value-type="string" calcext:value-type="string">
            <text:p>F3</text:p>
          </table:table-cell>
          <table:table-cell table:style-name="ce32" office:value-type="float" office:value="0.00507195235485851" calcext:value-type="float">
            <text:p>0.0051</text:p>
          </table:table-cell>
          <table:table-cell table:style-name="ce32" office:value-type="float" office:value="0.998442398119122" calcext:value-type="float">
            <text:p>0.998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757773566236895" calcext:value-type="float">
            <text:p>0.0076</text:p>
          </table:table-cell>
          <table:table-cell table:style-name="ce32" office:value-type="float" office:value="0.997194513715711" calcext:value-type="float">
            <text:p>0.9972</text:p>
          </table:table-cell>
          <table:table-cell/>
          <table:table-cell table:style-name="ce28" table:formula="of:=INDEX([.$B$3:.$B$22];MATCH(LARGE(INDIRECT([.P115]);INDEX([.O115]));INDIRECT([.P115]);0);1)" office:value-type="string" office:string-value="Fp1" calcext:value-type="string">
            <text:p>Fp1</text:p>
          </table:table-cell>
          <table:table-cell table:style-name="ce91" table:formula="of:=INDEX(INDIRECT([.P115]);MATCH(LARGE(INDIRECT([.P115]);INDEX([.O115]));INDIRECT([.P115]);0);1)" office:value-type="float" office:value="0.999990203761756" calcext:value-type="float">
            <text:p>1.0000</text:p>
          </table:table-cell>
          <table:table-cell table:style-name="ce95" table:formula="of:=INDEX([.$B$3:.$B$22];MATCH(LARGE(INDIRECT([.Q115]);INDEX([.O115]));INDIRECT([.Q115]);0);1)" office:value-type="string" office:string-value="Fp1" calcext:value-type="string">
            <text:p>Fp1</text:p>
          </table:table-cell>
          <table:table-cell table:formula="of:=INDEX(INDIRECT([.Q115]);MATCH(LARGE(INDIRECT([.Q115]);INDEX([.O115]));INDIRECT([.Q115]);0);1)" office:value-type="float" office:value="0.999961034912718" calcext:value-type="float">
            <text:p>1.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z</text:p>
          </table:table-cell>
          <table:table-cell table:style-name="ce32" office:value-type="float" office:value="0.0027138835072442" calcext:value-type="float">
            <text:p>0.0027</text:p>
          </table:table-cell>
          <table:table-cell table:style-name="ce32" office:value-type="float" office:value="0.999373040752351" calcext:value-type="float">
            <text:p>0.999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434855876592519" calcext:value-type="float">
            <text:p>0.0043</text:p>
          </table:table-cell>
          <table:table-cell table:style-name="ce32" office:value-type="float" office:value="0.998792082294264" calcext:value-type="float">
            <text:p>0.9988</text:p>
          </table:table-cell>
          <table:table-cell/>
          <table:table-cell table:style-name="ce28" table:formula="of:=INDEX([.$B$3:.$B$22];MATCH(LARGE(INDIRECT([.P116]);INDEX([.O116]));INDIRECT([.P116]);0);1)" office:value-type="string" office:string-value="P8" calcext:value-type="string">
            <text:p>P8</text:p>
          </table:table-cell>
          <table:table-cell table:style-name="ce91" table:formula="of:=INDEX(INDIRECT([.P116]);MATCH(LARGE(INDIRECT([.P116]);INDEX([.O116]));INDIRECT([.P116]);0);1)" office:value-type="float" office:value="0.999794278996865" calcext:value-type="float">
            <text:p>0.9998</text:p>
          </table:table-cell>
          <table:table-cell table:style-name="ce95" table:formula="of:=INDEX([.$B$3:.$B$22];MATCH(LARGE(INDIRECT([.Q116]);INDEX([.O116]));INDIRECT([.Q116]);0);1)" office:value-type="string" office:string-value="P8" calcext:value-type="string">
            <text:p>P8</text:p>
          </table:table-cell>
          <table:table-cell table:formula="of:=INDEX(INDIRECT([.Q116]);MATCH(LARGE(INDIRECT([.Q116]);INDEX([.O116]));INDIRECT([.Q116]);0);1)" office:value-type="float" office:value="0.999493453865337" calcext:value-type="float">
            <text:p>0.999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/>
          <table:table-cell table:style-name="ce28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covered-table-cell table:style-name="ce86"/>
          <table:table-cell table:style-name="ce32" office:value-type="string" calcext:value-type="string">
            <text:p>F4</text:p>
          </table:table-cell>
          <table:table-cell table:style-name="ce32" office:value-type="float" office:value="0.1" calcext:value-type="float">
            <text:p>0.1000</text:p>
          </table:table-cell>
          <table:table-cell table:number-columns-repeated="5" table:style-name="ce32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117]);INDEX([.O117]));INDIRECT([.P117]);0);1)" office:value-type="string" office:string-value="C3" calcext:value-type="string">
            <text:p>C3</text:p>
          </table:table-cell>
          <table:table-cell table:style-name="ce91" table:formula="of:=INDEX(INDIRECT([.P117]);MATCH(LARGE(INDIRECT([.P117]);INDEX([.O117]));INDIRECT([.P117]);0);1)" office:value-type="float" office:value="0.999764890282131" calcext:value-type="float">
            <text:p>0.9998</text:p>
          </table:table-cell>
          <table:table-cell table:style-name="ce95" table:formula="of:=INDEX([.$B$3:.$B$22];MATCH(LARGE(INDIRECT([.Q117]);INDEX([.O117]));INDIRECT([.Q117]);0);1)" office:value-type="string" office:string-value="C3" calcext:value-type="string">
            <text:p>C3</text:p>
          </table:table-cell>
          <table:table-cell table:formula="of:=INDEX(INDIRECT([.Q117]);MATCH(LARGE(INDIRECT([.Q117]);INDEX([.O117]));INDIRECT([.Q117]);0);1)" office:value-type="float" office:value="0.999298628428928" calcext:value-type="float">
            <text:p>0.99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F8</text:p>
          </table:table-cell>
          <table:table-cell table:style-name="ce32" office:value-type="float" office:value="0.056973888437471" calcext:value-type="float">
            <text:p>0.0570</text:p>
          </table:table-cell>
          <table:table-cell table:style-name="ce32" office:value-type="float" office:value="0.982376567398119" calcext:value-type="float">
            <text:p>0.982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624174850364622" calcext:value-type="float">
            <text:p>0.0624</text:p>
          </table:table-cell>
          <table:table-cell table:style-name="ce32" office:value-type="float" office:value="0.980010910224439" calcext:value-type="float">
            <text:p>0.9800</text:p>
          </table:table-cell>
          <table:table-cell/>
          <table:table-cell table:style-name="ce28" table:formula="of:=INDEX([.$B$3:.$B$22];MATCH(LARGE(INDIRECT([.P118]);INDEX([.O118]));INDIRECT([.P118]);0);1)" office:value-type="string" office:string-value="Pz" calcext:value-type="string">
            <text:p>Pz</text:p>
          </table:table-cell>
          <table:table-cell table:style-name="ce91" table:formula="of:=INDEX(INDIRECT([.P118]);MATCH(LARGE(INDIRECT([.P118]);INDEX([.O118]));INDIRECT([.P118]);0);1)" office:value-type="float" office:value="0.99969631661442" calcext:value-type="float">
            <text:p>0.9997</text:p>
          </table:table-cell>
          <table:table-cell table:style-name="ce95" table:formula="of:=INDEX([.$B$3:.$B$22];MATCH(LARGE(INDIRECT([.Q118]);INDEX([.O118]));INDIRECT([.Q118]);0);1)" office:value-type="string" office:string-value="Pz" calcext:value-type="string">
            <text:p>Pz</text:p>
          </table:table-cell>
          <table:table-cell table:formula="of:=INDEX(INDIRECT([.Q118]);MATCH(LARGE(INDIRECT([.Q118]);INDEX([.O118]));INDIRECT([.Q118]);0);1)" office:value-type="float" office:value="0.9991427680798" calcext:value-type="float">
            <text:p>0.999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T7</text:p>
          </table:table-cell>
          <table:table-cell table:style-name="ce32" office:value-type="float" office:value="0.00282271557767432" calcext:value-type="float">
            <text:p>0.0028</text:p>
          </table:table-cell>
          <table:table-cell table:style-name="ce32" office:value-type="float" office:value="0.999461206896552" calcext:value-type="float">
            <text:p>0.9995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448234445454666" calcext:value-type="float">
            <text:p>0.0045</text:p>
          </table:table-cell>
          <table:table-cell table:style-name="ce32" office:value-type="float" office:value="0.998792082294264" calcext:value-type="float">
            <text:p>0.9988</text:p>
          </table:table-cell>
          <table:table-cell/>
          <table:table-cell table:style-name="ce28" table:formula="of:=INDEX([.$B$3:.$B$22];MATCH(LARGE(INDIRECT([.P119]);INDEX([.O119]));INDIRECT([.P119]);0);1)" office:value-type="string" office:string-value="T7" calcext:value-type="string">
            <text:p>T7</text:p>
          </table:table-cell>
          <table:table-cell table:style-name="ce91" table:formula="of:=INDEX(INDIRECT([.P119]);MATCH(LARGE(INDIRECT([.P119]);INDEX([.O119]));INDIRECT([.P119]);0);1)" office:value-type="float" office:value="0.999461206896552" calcext:value-type="float">
            <text:p>0.9995</text:p>
          </table:table-cell>
          <table:table-cell table:style-name="ce95" table:formula="of:=INDEX([.$B$3:.$B$22];MATCH(LARGE(INDIRECT([.Q119]);INDEX([.O119]));INDIRECT([.Q119]);0);1)" office:value-type="string" office:string-value="Pz" calcext:value-type="string">
            <text:p>Pz</text:p>
          </table:table-cell>
          <table:table-cell table:formula="of:=INDEX(INDIRECT([.Q119]);MATCH(LARGE(INDIRECT([.Q119]);INDEX([.O119]));INDIRECT([.Q119]);0);1)" office:value-type="float" office:value="0.9991427680798" calcext:value-type="float">
            <text:p>0.999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15]&amp;&quot;:D&quot;&amp;[.S$116]" office:value-type="string" office:string-value="D112:D131" calcext:value-type="string">
            <text:p>D112:D131</text:p>
          </table:table-cell>
          <table:table-cell table:style-name="ce28" table:formula="of:=&quot;H&quot;&amp;[.S$115]&amp;&quot;:H&quot;&amp;[.S$116]" office:value-type="string" office:string-value="H112:H131" calcext:value-type="string">
            <text:p>H112:H131</text:p>
          </table:table-cell>
          <table:table-cell table:number-columns-repeated="1007"/>
        </table:table-row>
        <table:table-row table:style-name="ro1">
          <table:covered-table-cell table:style-name="ce86"/>
          <table:table-cell table:style-name="ce32" office:value-type="string" calcext:value-type="string">
            <text:p>C3</text:p>
          </table:table-cell>
          <table:table-cell table:style-name="ce32" office:value-type="float" office:value="0.00140310720995775" calcext:value-type="float">
            <text:p>0.0014</text:p>
          </table:table-cell>
          <table:table-cell table:style-name="ce32" office:value-type="float" office:value="0.999764890282131" calcext:value-type="float">
            <text:p>0.9998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224762552188577" calcext:value-type="float">
            <text:p>0.0022</text:p>
          </table:table-cell>
          <table:table-cell table:style-name="ce32" office:value-type="float" office:value="0.999298628428928" calcext:value-type="float">
            <text:p>0.999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z</text:p>
          </table:table-cell>
          <table:table-cell table:style-name="ce32" office:value-type="float" office:value="0.00496073934710269" calcext:value-type="float">
            <text:p>0.0050</text:p>
          </table:table-cell>
          <table:table-cell table:style-name="ce32" office:value-type="float" office:value="0.998491379310345" calcext:value-type="float">
            <text:p>0.9985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61274254616741" calcext:value-type="float">
            <text:p>0.0061</text:p>
          </table:table-cell>
          <table:table-cell table:style-name="ce32" office:value-type="float" office:value="0.998090710723192" calcext:value-type="float">
            <text:p>0.9981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C4</text:p>
          </table:table-cell>
          <table:table-cell table:style-name="ce32" office:value-type="float" office:value="0.00706720034245892" calcext:value-type="float">
            <text:p>0.0071</text:p>
          </table:table-cell>
          <table:table-cell table:style-name="ce32" office:value-type="float" office:value="0.997884012539185" calcext:value-type="float">
            <text:p>0.9979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831587301266941" calcext:value-type="float">
            <text:p>0.0083</text:p>
          </table:table-cell>
          <table:table-cell table:style-name="ce32" office:value-type="float" office:value="0.997389339152119" calcext:value-type="float">
            <text:p>0.9974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T8</text:p>
          </table:table-cell>
          <table:table-cell table:style-name="ce32" office:value-type="float" office:value="0.0041768689796767" calcext:value-type="float">
            <text:p>0.0042</text:p>
          </table:table-cell>
          <table:table-cell table:style-name="ce32" office:value-type="float" office:value="0.999128134796238" calcext:value-type="float">
            <text:p>0.9991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592120978970733" calcext:value-type="float">
            <text:p>0.0059</text:p>
          </table:table-cell>
          <table:table-cell table:style-name="ce32" office:value-type="float" office:value="0.99848036159601" calcext:value-type="float">
            <text:p>0.9985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7</text:p>
          </table:table-cell>
          <table:table-cell table:style-name="ce32" office:value-type="float" office:value="0.00358757063547492" calcext:value-type="float">
            <text:p>0.0036</text:p>
          </table:table-cell>
          <table:table-cell table:style-name="ce32" office:value-type="float" office:value="0.999020376175549" calcext:value-type="float">
            <text:p>0.9990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528850914804508" calcext:value-type="float">
            <text:p>0.0053</text:p>
          </table:table-cell>
          <table:table-cell table:style-name="ce32" office:value-type="float" office:value="0.99848036159601" calcext:value-type="float">
            <text:p>0.9985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3</text:p>
          </table:table-cell>
          <table:table-cell table:style-name="ce32" office:value-type="float" office:value="0.022970087002235" calcext:value-type="float">
            <text:p>0.0230</text:p>
          </table:table-cell>
          <table:table-cell table:style-name="ce32" office:value-type="float" office:value="0.991947492163009" calcext:value-type="float">
            <text:p>0.9919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297891351253481" calcext:value-type="float">
            <text:p>0.0298</text:p>
          </table:table-cell>
          <table:table-cell table:style-name="ce32" office:value-type="float" office:value="0.990297693266833" calcext:value-type="float">
            <text:p>0.990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z</text:p>
          </table:table-cell>
          <table:table-cell table:style-name="ce32" office:value-type="float" office:value="0.00191264457711538" calcext:value-type="float">
            <text:p>0.0019</text:p>
          </table:table-cell>
          <table:table-cell table:style-name="ce32" office:value-type="float" office:value="0.99969631661442" calcext:value-type="float">
            <text:p>0.9997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347816308972947" calcext:value-type="float">
            <text:p>0.0035</text:p>
          </table:table-cell>
          <table:table-cell table:style-name="ce32" office:value-type="float" office:value="0.9991427680798" calcext:value-type="float">
            <text:p>0.9991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4</text:p>
          </table:table-cell>
          <table:table-cell table:style-name="ce32" office:value-type="float" office:value="0.00363262297809268" calcext:value-type="float">
            <text:p>0.0036</text:p>
          </table:table-cell>
          <table:table-cell table:style-name="ce32" office:value-type="float" office:value="0.99919670846395" calcext:value-type="float">
            <text:p>0.9992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433384747100858" calcext:value-type="float">
            <text:p>0.0043</text:p>
          </table:table-cell>
          <table:table-cell table:style-name="ce32" office:value-type="float" office:value="0.9991427680798" calcext:value-type="float">
            <text:p>0.9991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P8</text:p>
          </table:table-cell>
          <table:table-cell table:style-name="ce32" office:value-type="float" office:value="0.00193673972421137" calcext:value-type="float">
            <text:p>0.0019</text:p>
          </table:table-cell>
          <table:table-cell table:style-name="ce32" office:value-type="float" office:value="0.999794278996865" calcext:value-type="float">
            <text:p>0.9998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0332573021791758" calcext:value-type="float">
            <text:p>0.0033</text:p>
          </table:table-cell>
          <table:table-cell table:style-name="ce32" office:value-type="float" office:value="0.999493453865337" calcext:value-type="float">
            <text:p>0.9995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1</text:p>
          </table:table-cell>
          <table:table-cell table:style-name="ce32" office:value-type="float" office:value="0.00969192507270057" calcext:value-type="float">
            <text:p>0.0097</text:p>
          </table:table-cell>
          <table:table-cell table:style-name="ce32" office:value-type="float" office:value="0.997217868338558" calcext:value-type="float">
            <text:p>0.9972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120824288615743" calcext:value-type="float">
            <text:p>0.0121</text:p>
          </table:table-cell>
          <table:table-cell table:style-name="ce32" office:value-type="float" office:value="0.996259351620948" calcext:value-type="float">
            <text:p>0.9963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z</text:p>
          </table:table-cell>
          <table:table-cell table:style-name="ce32" office:value-type="float" office:value="0.1" calcext:value-type="float">
            <text:p>0.1000</text:p>
          </table:table-cell>
          <table:table-cell table:number-columns-repeated="5" table:style-name="ce32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86"/>
          <table:table-cell table:style-name="ce32" office:value-type="string" calcext:value-type="string">
            <text:p>O2</text:p>
          </table:table-cell>
          <table:table-cell table:style-name="ce32" office:value-type="float" office:value="0.00850960085988953" calcext:value-type="float">
            <text:p>0.0085</text:p>
          </table:table-cell>
          <table:table-cell table:style-name="ce32" office:value-type="float" office:value="0.997443181818182" calcext:value-type="float">
            <text:p>0.9974</text:p>
          </table:table-cell>
          <table:table-cell table:number-columns-repeated="2" table:style-name="ce32" office:value-type="float" office:value="0" calcext:value-type="float">
            <text:p>0.0000</text:p>
          </table:table-cell>
          <table:table-cell table:style-name="ce32" office:value-type="float" office:value="0.0113642939926957" calcext:value-type="float">
            <text:p>0.0114</text:p>
          </table:table-cell>
          <table:table-cell table:style-name="ce32" office:value-type="float" office:value="0.996181421446384" calcext:value-type="float">
            <text:p>0.996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" table:number-rows-spanned="20">
            <text:p>Try 6</text:p>
          </table:table-cell>
          <table:table-cell table:style-name="ce35" office:value-type="string" calcext:value-type="string">
            <text:p>Fp1</text:p>
          </table:table-cell>
          <table:table-cell table:style-name="ce35" office:value-type="float" office:value="0.00411358367347479" calcext:value-type="float">
            <text:p>0.0041</text:p>
          </table:table-cell>
          <table:table-cell table:style-name="ce35" office:value-type="float" office:value="0.998990987460815" calcext:value-type="float">
            <text:p>0.999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484255325263485" calcext:value-type="float">
            <text:p>0.0048</text:p>
          </table:table-cell>
          <table:table-cell table:style-name="ce35" office:value-type="float" office:value="0.998519326683292" calcext:value-type="float">
            <text:p>0.9985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p2</text:p>
          </table:table-cell>
          <table:table-cell table:style-name="ce35" office:value-type="float" office:value="0.00404153307042684" calcext:value-type="float">
            <text:p>0.0040</text:p>
          </table:table-cell>
          <table:table-cell table:style-name="ce35" office:value-type="float" office:value="0.99869710031348" calcext:value-type="float">
            <text:p>0.9987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554766621849409" calcext:value-type="float">
            <text:p>0.0055</text:p>
          </table:table-cell>
          <table:table-cell table:style-name="ce35" office:value-type="float" office:value="0.99805174563591" calcext:value-type="float">
            <text:p>0.998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7</text:p>
          </table:table-cell>
          <table:table-cell table:style-name="ce35" office:value-type="float" office:value="0.0134634367605556" calcext:value-type="float">
            <text:p>0.0135</text:p>
          </table:table-cell>
          <table:table-cell table:style-name="ce35" office:value-type="float" office:value="0.995444749216301" calcext:value-type="float">
            <text:p>0.9954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184062249974337" calcext:value-type="float">
            <text:p>0.0184</text:p>
          </table:table-cell>
          <table:table-cell table:style-name="ce35" office:value-type="float" office:value="0.993414900249376" calcext:value-type="float">
            <text:p>0.9934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88"/>
          <table:table-cell table:style-name="ce35" office:value-type="string" calcext:value-type="string">
            <text:p>F3</text:p>
          </table:table-cell>
          <table:table-cell table:style-name="ce35" office:value-type="float" office:value="0.00389750792147142" calcext:value-type="float">
            <text:p>0.0039</text:p>
          </table:table-cell>
          <table:table-cell table:style-name="ce35" office:value-type="float" office:value="0.999049764890282" calcext:value-type="float">
            <text:p>0.999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575979867391738" calcext:value-type="float">
            <text:p>0.0058</text:p>
          </table:table-cell>
          <table:table-cell table:style-name="ce35" office:value-type="float" office:value="0.998636221945137" calcext:value-type="float">
            <text:p>0.9986</text:p>
          </table:table-cell>
          <table:table-cell/>
          <table:table-cell table:style-name="ce28" table:formula="of:=INDEX([.$B$3:.$B$22];MATCH(LARGE(INDIRECT([.P136]);INDEX([.O136]));INDIRECT([.P136]);0);1)" office:value-type="string" office:string-value="O1" calcext:value-type="string">
            <text:p>O1</text:p>
          </table:table-cell>
          <table:table-cell table:style-name="ce91" table:formula="of:=INDEX(INDIRECT([.P136]);MATCH(LARGE(INDIRECT([.P136]);INDEX([.O136]));INDIRECT([.P136]);0);1)" office:value-type="float" office:value="0.999451410658307" calcext:value-type="float">
            <text:p>0.9995</text:p>
          </table:table-cell>
          <table:table-cell table:style-name="ce95" table:formula="of:=INDEX([.$B$3:.$B$22];MATCH(LARGE(INDIRECT([.Q136]);INDEX([.O136]));INDIRECT([.Q136]);0);1)" office:value-type="string" office:string-value="T7" calcext:value-type="string">
            <text:p>T7</text:p>
          </table:table-cell>
          <table:table-cell table:formula="of:=INDEX(INDIRECT([.Q136]);MATCH(LARGE(INDIRECT([.Q136]);INDEX([.O136]));INDIRECT([.Q136]);0);1)" office:value-type="float" office:value="0.998947942643392" calcext:value-type="float">
            <text:p>0.99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table:style-name="ce28" table:formula="of:=&quot;H&quot;&amp;[.S$136]&amp;&quot;:H&quot;&amp;[.S$137]" office:value-type="string" office:string-value="H133:H152" calcext:value-type="string">
            <text:p>H133:H152</text:p>
          </table:table-cell>
          <table:table-cell/>
          <table:table-cell table:style-name="ce28" office:value-type="float" office:value="133" calcext:value-type="float">
            <text:p>133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z</text:p>
          </table:table-cell>
          <table:table-cell table:style-name="ce35" office:value-type="float" office:value="0.00671695770702272" calcext:value-type="float">
            <text:p>0.0067</text:p>
          </table:table-cell>
          <table:table-cell table:style-name="ce35" office:value-type="float" office:value="0.997658699059561" calcext:value-type="float">
            <text:p>0.9977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101650159501112" calcext:value-type="float">
            <text:p>0.0102</text:p>
          </table:table-cell>
          <table:table-cell table:style-name="ce35" office:value-type="float" office:value="0.996376246882793" calcext:value-type="float">
            <text:p>0.9964</text:p>
          </table:table-cell>
          <table:table-cell/>
          <table:table-cell table:style-name="ce28" table:formula="of:=INDEX([.$B$3:.$B$22];MATCH(LARGE(INDIRECT([.P137]);INDEX([.O137]));INDIRECT([.P137]);0);1)" office:value-type="string" office:string-value="Cz" calcext:value-type="string">
            <text:p>Cz</text:p>
          </table:table-cell>
          <table:table-cell table:style-name="ce91" table:formula="of:=INDEX(INDIRECT([.P137]);MATCH(LARGE(INDIRECT([.P137]);INDEX([.O137]));INDIRECT([.P137]);0);1)" office:value-type="float" office:value="0.999265282131661" calcext:value-type="float">
            <text:p>0.9993</text:p>
          </table:table-cell>
          <table:table-cell table:style-name="ce95" table:formula="of:=INDEX([.$B$3:.$B$22];MATCH(LARGE(INDIRECT([.Q137]);INDEX([.O137]));INDIRECT([.Q137]);0);1)" office:value-type="string" office:string-value="F8" calcext:value-type="string">
            <text:p>F8</text:p>
          </table:table-cell>
          <table:table-cell table:formula="of:=INDEX(INDIRECT([.Q137]);MATCH(LARGE(INDIRECT([.Q137]);INDEX([.O137]));INDIRECT([.Q137]);0);1)" office:value-type="float" office:value="0.998947942643392" calcext:value-type="float">
            <text:p>0.99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/>
          <table:table-cell table:style-name="ce28" office:value-type="float" office:value="152" calcext:value-type="float">
            <text:p>152</text:p>
          </table:table-cell>
          <table:table-cell table:number-columns-repeated="1005"/>
        </table:table-row>
        <table:table-row table:style-name="ro1">
          <table:covered-table-cell table:style-name="ce88"/>
          <table:table-cell table:style-name="ce35" office:value-type="string" calcext:value-type="string">
            <text:p>F4</text:p>
          </table:table-cell>
          <table:table-cell table:style-name="ce35" office:value-type="float" office:value="0.1" calcext:value-type="float">
            <text:p>0.1000</text:p>
          </table:table-cell>
          <table:table-cell table:number-columns-repeated="5" table:style-name="ce35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138]);INDEX([.O138]));INDIRECT([.P138]);0);1)" office:value-type="string" office:string-value="T7" calcext:value-type="string">
            <text:p>T7</text:p>
          </table:table-cell>
          <table:table-cell table:style-name="ce91" table:formula="of:=INDEX(INDIRECT([.P138]);MATCH(LARGE(INDIRECT([.P138]);INDEX([.O138]));INDIRECT([.P138]);0);1)" office:value-type="float" office:value="0.999255485893417" calcext:value-type="float">
            <text:p>0.9993</text:p>
          </table:table-cell>
          <table:table-cell table:style-name="ce95" table:formula="of:=INDEX([.$B$3:.$B$22];MATCH(LARGE(INDIRECT([.Q138]);INDEX([.O138]));INDIRECT([.Q138]);0);1)" office:value-type="string" office:string-value="F7" calcext:value-type="string">
            <text:p>F7</text:p>
          </table:table-cell>
          <table:table-cell table:formula="of:=INDEX(INDIRECT([.Q138]);MATCH(LARGE(INDIRECT([.Q138]);INDEX([.O138]));INDIRECT([.Q138]);0);1)" office:value-type="float" office:value="0.998636221945137" calcext:value-type="float">
            <text:p>0.998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F8</text:p>
          </table:table-cell>
          <table:table-cell table:style-name="ce35" office:value-type="float" office:value="0.008764268214941" calcext:value-type="float">
            <text:p>0.0088</text:p>
          </table:table-cell>
          <table:table-cell table:style-name="ce35" office:value-type="float" office:value="0.997139498432602" calcext:value-type="float">
            <text:p>0.997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141112795103064" calcext:value-type="float">
            <text:p>0.0141</text:p>
          </table:table-cell>
          <table:table-cell table:style-name="ce35" office:value-type="float" office:value="0.995519014962594" calcext:value-type="float">
            <text:p>0.9955</text:p>
          </table:table-cell>
          <table:table-cell/>
          <table:table-cell table:style-name="ce28" table:formula="of:=INDEX([.$B$3:.$B$22];MATCH(LARGE(INDIRECT([.P139]);INDEX([.O139]));INDIRECT([.P139]);0);1)" office:value-type="string" office:string-value="T8" calcext:value-type="string">
            <text:p>T8</text:p>
          </table:table-cell>
          <table:table-cell table:style-name="ce91" table:formula="of:=INDEX(INDIRECT([.P139]);MATCH(LARGE(INDIRECT([.P139]);INDEX([.O139]));INDIRECT([.P139]);0);1)" office:value-type="float" office:value="0.999079153605016" calcext:value-type="float">
            <text:p>0.9991</text:p>
          </table:table-cell>
          <table:table-cell table:style-name="ce95" table:formula="of:=INDEX([.$B$3:.$B$22];MATCH(LARGE(INDIRECT([.Q139]);INDEX([.O139]));INDIRECT([.Q139]);0);1)" office:value-type="string" office:string-value="C4" calcext:value-type="string">
            <text:p>C4</text:p>
          </table:table-cell>
          <table:table-cell table:formula="of:=INDEX(INDIRECT([.Q139]);MATCH(LARGE(INDIRECT([.Q139]);INDEX([.O139]));INDIRECT([.Q139]);0);1)" office:value-type="float" office:value="0.998597256857855" calcext:value-type="float">
            <text:p>0.998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T7</text:p>
          </table:table-cell>
          <table:table-cell table:style-name="ce35" office:value-type="float" office:value="0.00601474974461087" calcext:value-type="float">
            <text:p>0.0060</text:p>
          </table:table-cell>
          <table:table-cell table:style-name="ce35" office:value-type="float" office:value="0.999255485893417" calcext:value-type="float">
            <text:p>0.999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679748995238166" calcext:value-type="float">
            <text:p>0.0068</text:p>
          </table:table-cell>
          <table:table-cell table:style-name="ce35" office:value-type="float" office:value="0.998947942643392" calcext:value-type="float">
            <text:p>0.9989</text:p>
          </table:table-cell>
          <table:table-cell/>
          <table:table-cell table:style-name="ce28" table:formula="of:=INDEX([.$B$3:.$B$22];MATCH(LARGE(INDIRECT([.P140]);INDEX([.O140]));INDIRECT([.P140]);0);1)" office:value-type="string" office:string-value="C3" calcext:value-type="string">
            <text:p>C3</text:p>
          </table:table-cell>
          <table:table-cell table:style-name="ce91" table:formula="of:=INDEX(INDIRECT([.P140]);MATCH(LARGE(INDIRECT([.P140]);INDEX([.O140]));INDIRECT([.P140]);0);1)" office:value-type="float" office:value="0.999069357366771" calcext:value-type="float">
            <text:p>0.9991</text:p>
          </table:table-cell>
          <table:table-cell table:style-name="ce95" table:formula="of:=INDEX([.$B$3:.$B$22];MATCH(LARGE(INDIRECT([.Q140]);INDEX([.O140]));INDIRECT([.Q140]);0);1)" office:value-type="string" office:string-value="T7" calcext:value-type="string">
            <text:p>T7</text:p>
          </table:table-cell>
          <table:table-cell table:formula="of:=INDEX(INDIRECT([.Q140]);MATCH(LARGE(INDIRECT([.Q140]);INDEX([.O140]));INDIRECT([.Q140]);0);1)" office:value-type="float" office:value="0.99848036159601" calcext:value-type="float">
            <text:p>0.998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36]&amp;&quot;:D&quot;&amp;[.S$137]" office:value-type="string" office:string-value="D133:D152" calcext:value-type="string">
            <text:p>D133:D152</text:p>
          </table:table-cell>
          <table:table-cell office:value-type="string" calcext:value-type="string">
            <text:p>H134:H153</text:p>
          </table:table-cell>
          <table:table-cell table:number-columns-repeated="1007"/>
        </table:table-row>
        <table:table-row table:style-name="ro1">
          <table:covered-table-cell table:style-name="ce88"/>
          <table:table-cell table:style-name="ce35" office:value-type="string" calcext:value-type="string">
            <text:p>C3</text:p>
          </table:table-cell>
          <table:table-cell table:style-name="ce35" office:value-type="float" office:value="0.00378233173307713" calcext:value-type="float">
            <text:p>0.0038</text:p>
          </table:table-cell>
          <table:table-cell table:style-name="ce35" office:value-type="float" office:value="0.999069357366771" calcext:value-type="float">
            <text:p>0.999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548141180550197" calcext:value-type="float">
            <text:p>0.0055</text:p>
          </table:table-cell>
          <table:table-cell table:style-name="ce35" office:value-type="float" office:value="0.99848036159601" calcext:value-type="float">
            <text:p>0.9985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z</text:p>
          </table:table-cell>
          <table:table-cell table:style-name="ce35" office:value-type="float" office:value="0.00333408944720317" calcext:value-type="float">
            <text:p>0.0033</text:p>
          </table:table-cell>
          <table:table-cell table:style-name="ce35" office:value-type="float" office:value="0.999265282131661" calcext:value-type="float">
            <text:p>0.9993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549768733154698" calcext:value-type="float">
            <text:p>0.0055</text:p>
          </table:table-cell>
          <table:table-cell table:style-name="ce35" office:value-type="float" office:value="0.99848036159601" calcext:value-type="float">
            <text:p>0.9985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C4</text:p>
          </table:table-cell>
          <table:table-cell table:style-name="ce35" office:value-type="float" office:value="0.00903989817303444" calcext:value-type="float">
            <text:p>0.0090</text:p>
          </table:table-cell>
          <table:table-cell table:style-name="ce35" office:value-type="float" office:value="0.997188479623824" calcext:value-type="float">
            <text:p>0.9972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117110890637933" calcext:value-type="float">
            <text:p>0.0117</text:p>
          </table:table-cell>
          <table:table-cell table:style-name="ce35" office:value-type="float" office:value="0.996337281795511" calcext:value-type="float">
            <text:p>0.9963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T8</text:p>
          </table:table-cell>
          <table:table-cell table:style-name="ce35" office:value-type="float" office:value="0.00569354113900305" calcext:value-type="float">
            <text:p>0.0057</text:p>
          </table:table-cell>
          <table:table-cell table:style-name="ce35" office:value-type="float" office:value="0.999079153605016" calcext:value-type="float">
            <text:p>0.999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968101781086318" calcext:value-type="float">
            <text:p>0.0097</text:p>
          </table:table-cell>
          <table:table-cell table:style-name="ce35" office:value-type="float" office:value="0.998597256857855" calcext:value-type="float">
            <text:p>0.9986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7</text:p>
          </table:table-cell>
          <table:table-cell table:style-name="ce35" office:value-type="float" office:value="0.00508765569124148" calcext:value-type="float">
            <text:p>0.0051</text:p>
          </table:table-cell>
          <table:table-cell table:style-name="ce35" office:value-type="float" office:value="0.998628526645768" calcext:value-type="float">
            <text:p>0.9986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950214036613641" calcext:value-type="float">
            <text:p>0.0095</text:p>
          </table:table-cell>
          <table:table-cell table:style-name="ce35" office:value-type="float" office:value="0.997077618453865" calcext:value-type="float">
            <text:p>0.9971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3</text:p>
          </table:table-cell>
          <table:table-cell table:style-name="ce35" office:value-type="float" office:value="0.00428162614428011" calcext:value-type="float">
            <text:p>0.0043</text:p>
          </table:table-cell>
          <table:table-cell table:style-name="ce35" office:value-type="float" office:value="0.998990987460815" calcext:value-type="float">
            <text:p>0.999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700781676147343" calcext:value-type="float">
            <text:p>0.0070</text:p>
          </table:table-cell>
          <table:table-cell table:style-name="ce35" office:value-type="float" office:value="0.998441396508728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z</text:p>
          </table:table-cell>
          <table:table-cell table:style-name="ce35" office:value-type="float" office:value="0.0179184263047316" calcext:value-type="float">
            <text:p>0.0179</text:p>
          </table:table-cell>
          <table:table-cell table:style-name="ce35" office:value-type="float" office:value="0.994004702194357" calcext:value-type="float">
            <text:p>0.994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244471260797618" calcext:value-type="float">
            <text:p>0.0244</text:p>
          </table:table-cell>
          <table:table-cell table:style-name="ce35" office:value-type="float" office:value="0.991661471321696" calcext:value-type="float">
            <text:p>0.9917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4</text:p>
          </table:table-cell>
          <table:table-cell table:style-name="ce35" office:value-type="float" office:value="0.00331266720382518" calcext:value-type="float">
            <text:p>0.0033</text:p>
          </table:table-cell>
          <table:table-cell table:style-name="ce35" office:value-type="float" office:value="0.999069357366771" calcext:value-type="float">
            <text:p>0.9991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545354725131019" calcext:value-type="float">
            <text:p>0.0055</text:p>
          </table:table-cell>
          <table:table-cell table:style-name="ce35" office:value-type="float" office:value="0.998363466334165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P8</text:p>
          </table:table-cell>
          <table:table-cell table:style-name="ce35" office:value-type="float" office:value="0.00501078699446202" calcext:value-type="float">
            <text:p>0.0050</text:p>
          </table:table-cell>
          <table:table-cell table:style-name="ce35" office:value-type="float" office:value="0.998559952978056" calcext:value-type="float">
            <text:p>0.9986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832957513746334" calcext:value-type="float">
            <text:p>0.0083</text:p>
          </table:table-cell>
          <table:table-cell table:style-name="ce35" office:value-type="float" office:value="0.997428304239402" calcext:value-type="float">
            <text:p>0.9974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1</text:p>
          </table:table-cell>
          <table:table-cell table:style-name="ce35" office:value-type="float" office:value="0.00269120943031741" calcext:value-type="float">
            <text:p>0.0027</text:p>
          </table:table-cell>
          <table:table-cell table:style-name="ce35" office:value-type="float" office:value="0.999451410658307" calcext:value-type="float">
            <text:p>0.9995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0430857955418327" calcext:value-type="float">
            <text:p>0.0043</text:p>
          </table:table-cell>
          <table:table-cell table:style-name="ce35" office:value-type="float" office:value="0.998947942643392" calcext:value-type="float">
            <text:p>0.9989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z</text:p>
          </table:table-cell>
          <table:table-cell table:style-name="ce35" office:value-type="float" office:value="0.1" calcext:value-type="float">
            <text:p>0.1000</text:p>
          </table:table-cell>
          <table:table-cell table:number-columns-repeated="5" table:style-name="ce35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88"/>
          <table:table-cell table:style-name="ce35" office:value-type="string" calcext:value-type="string">
            <text:p>O2</text:p>
          </table:table-cell>
          <table:table-cell table:style-name="ce35" office:value-type="float" office:value="0.0148300992306701" calcext:value-type="float">
            <text:p>0.0148</text:p>
          </table:table-cell>
          <table:table-cell table:style-name="ce35" office:value-type="float" office:value="0.995993338557994" calcext:value-type="float">
            <text:p>0.9960</text:p>
          </table:table-cell>
          <table:table-cell table:number-columns-repeated="2" table:style-name="ce35" office:value-type="float" office:value="0" calcext:value-type="float">
            <text:p>0.0000</text:p>
          </table:table-cell>
          <table:table-cell table:style-name="ce35" office:value-type="float" office:value="0.020093967697114" calcext:value-type="float">
            <text:p>0.0201</text:p>
          </table:table-cell>
          <table:table-cell table:style-name="ce35" office:value-type="float" office:value="0.994155236907731" calcext:value-type="float">
            <text:p>0.994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1" table:number-rows-spanned="20">
            <text:p>Try 7</text:p>
          </table:table-cell>
          <table:table-cell table:style-name="ce38" office:value-type="string" calcext:value-type="string">
            <text:p>Fp1</text:p>
          </table:table-cell>
          <table:table-cell table:style-name="ce38" office:value-type="float" office:value="0.00135519954633181" calcext:value-type="float">
            <text:p>0.0014</text:p>
          </table:table-cell>
          <table:table-cell table:style-name="ce38" office:value-type="float" office:value="0.99980407523511" calcext:value-type="float">
            <text:p>0.999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266864808323145" calcext:value-type="float">
            <text:p>0.0027</text:p>
          </table:table-cell>
          <table:table-cell table:style-name="ce38" office:value-type="float" office:value="0.999376558603491" calcext:value-type="float">
            <text:p>0.9994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p2</text:p>
          </table:table-cell>
          <table:table-cell table:style-name="ce38" office:value-type="float" office:value="0.0036370320233592" calcext:value-type="float">
            <text:p>0.0036</text:p>
          </table:table-cell>
          <table:table-cell table:style-name="ce38" office:value-type="float" office:value="0.999030172413793" calcext:value-type="float">
            <text:p>0.9990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625450705531574" calcext:value-type="float">
            <text:p>0.0063</text:p>
          </table:table-cell>
          <table:table-cell table:style-name="ce38" office:value-type="float" office:value="0.997778990024938" calcext:value-type="float">
            <text:p>0.9978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7</text:p>
          </table:table-cell>
          <table:table-cell table:style-name="ce38" office:value-type="float" office:value="0.00765386387993146" calcext:value-type="float">
            <text:p>0.0077</text:p>
          </table:table-cell>
          <table:table-cell table:style-name="ce38" office:value-type="float" office:value="0.997541144200627" calcext:value-type="float">
            <text:p>0.9975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128626150064719" calcext:value-type="float">
            <text:p>0.0129</text:p>
          </table:table-cell>
          <table:table-cell table:style-name="ce38" office:value-type="float" office:value="0.99544108478803" calcext:value-type="float">
            <text:p>0.9954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0"/>
          <table:table-cell table:style-name="ce38" office:value-type="string" calcext:value-type="string">
            <text:p>F3</text:p>
          </table:table-cell>
          <table:table-cell table:style-name="ce38" office:value-type="float" office:value="0.0117031555979361" calcext:value-type="float">
            <text:p>0.0117</text:p>
          </table:table-cell>
          <table:table-cell table:style-name="ce38" office:value-type="float" office:value="0.99626763322884" calcext:value-type="float">
            <text:p>0.9963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157627409623144" calcext:value-type="float">
            <text:p>0.0158</text:p>
          </table:table-cell>
          <table:table-cell table:style-name="ce38" office:value-type="float" office:value="0.994700748129676" calcext:value-type="float">
            <text:p>0.9947</text:p>
          </table:table-cell>
          <table:table-cell/>
          <table:table-cell table:style-name="ce28" table:formula="of:=INDEX([.$B$3:.$B$22];MATCH(LARGE(INDIRECT([.P157]);INDEX([.O157]));INDIRECT([.P157]);0);1)" office:value-type="string" office:string-value="Fp1" calcext:value-type="string">
            <text:p>Fp1</text:p>
          </table:table-cell>
          <table:table-cell table:style-name="ce91" table:formula="of:=INDEX(INDIRECT([.P157]);MATCH(LARGE(INDIRECT([.P157]);INDEX([.O157]));INDIRECT([.P157]);0);1)" office:value-type="float" office:value="0.99980407523511" calcext:value-type="float">
            <text:p>0.9998</text:p>
          </table:table-cell>
          <table:table-cell table:style-name="ce95" table:formula="of:=INDEX([.$B$3:.$B$22];MATCH(LARGE(INDIRECT([.Q157]);INDEX([.O157]));INDIRECT([.Q157]);0);1)" office:value-type="string" office:string-value="Fp1" calcext:value-type="string">
            <text:p>Fp1</text:p>
          </table:table-cell>
          <table:table-cell table:formula="of:=INDEX(INDIRECT([.Q157]);MATCH(LARGE(INDIRECT([.Q157]);INDEX([.O157]));INDIRECT([.Q157]);0);1)" office:value-type="float" office:value="0.999376558603491" calcext:value-type="float">
            <text:p>0.99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54" calcext:value-type="float">
            <text:p>154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z</text:p>
          </table:table-cell>
          <table:table-cell table:style-name="ce38" office:value-type="float" office:value="0.00392281005190291" calcext:value-type="float">
            <text:p>0.0039</text:p>
          </table:table-cell>
          <table:table-cell table:style-name="ce38" office:value-type="float" office:value="0.99878526645768" calcext:value-type="float">
            <text:p>0.998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541397401436989" calcext:value-type="float">
            <text:p>0.0054</text:p>
          </table:table-cell>
          <table:table-cell table:style-name="ce38" office:value-type="float" office:value="0.998129675810474" calcext:value-type="float">
            <text:p>0.9981</text:p>
          </table:table-cell>
          <table:table-cell/>
          <table:table-cell table:style-name="ce28" table:formula="of:=INDEX([.$B$3:.$B$22];MATCH(LARGE(INDIRECT([.P158]);INDEX([.O158]));INDIRECT([.P158]);0);1)" office:value-type="string" office:string-value="C4" calcext:value-type="string">
            <text:p>C4</text:p>
          </table:table-cell>
          <table:table-cell table:style-name="ce91" table:formula="of:=INDEX(INDIRECT([.P158]);MATCH(LARGE(INDIRECT([.P158]);INDEX([.O158]));INDIRECT([.P158]);0);1)" office:value-type="float" office:value="0.999402429467085" calcext:value-type="float">
            <text:p>0.9994</text:p>
          </table:table-cell>
          <table:table-cell table:style-name="ce95" table:formula="of:=INDEX([.$B$3:.$B$22];MATCH(LARGE(INDIRECT([.Q158]);INDEX([.O158]));INDIRECT([.Q158]);0);1)" office:value-type="string" office:string-value="C4" calcext:value-type="string">
            <text:p>C4</text:p>
          </table:table-cell>
          <table:table-cell table:formula="of:=INDEX(INDIRECT([.Q158]);MATCH(LARGE(INDIRECT([.Q158]);INDEX([.O158]));INDIRECT([.Q158]);0);1)" office:value-type="float" office:value="0.998636221945137" calcext:value-type="float">
            <text:p>0.998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/>
          <table:table-cell table:style-name="ce28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covered-table-cell table:style-name="ce90"/>
          <table:table-cell table:style-name="ce38" office:value-type="string" calcext:value-type="string">
            <text:p>F4</text:p>
          </table:table-cell>
          <table:table-cell table:style-name="ce38" office:value-type="float" office:value="0.1" calcext:value-type="float">
            <text:p>0.1000</text:p>
          </table:table-cell>
          <table:table-cell table:number-columns-repeated="5" table:style-name="ce38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159]);INDEX([.O159]));INDIRECT([.P159]);0);1)" office:value-type="string" office:string-value="P8" calcext:value-type="string">
            <text:p>P8</text:p>
          </table:table-cell>
          <table:table-cell table:style-name="ce91" table:formula="of:=INDEX(INDIRECT([.P159]);MATCH(LARGE(INDIRECT([.P159]);INDEX([.O159]));INDIRECT([.P159]);0);1)" office:value-type="float" office:value="0.999245689655172" calcext:value-type="float">
            <text:p>0.9992</text:p>
          </table:table-cell>
          <table:table-cell table:style-name="ce95" table:formula="of:=INDEX([.$B$3:.$B$22];MATCH(LARGE(INDIRECT([.Q159]);INDEX([.O159]));INDIRECT([.Q159]);0);1)" office:value-type="string" office:string-value="C3" calcext:value-type="string">
            <text:p>C3</text:p>
          </table:table-cell>
          <table:table-cell table:formula="of:=INDEX(INDIRECT([.Q159]);MATCH(LARGE(INDIRECT([.Q159]);INDEX([.O159]));INDIRECT([.Q159]);0);1)" office:value-type="float" office:value="0.998168640897756" calcext:value-type="float">
            <text:p>0.998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F8</text:p>
          </table:table-cell>
          <table:table-cell table:style-name="ce38" office:value-type="float" office:value="0.00555618666367309" calcext:value-type="float">
            <text:p>0.0056</text:p>
          </table:table-cell>
          <table:table-cell table:style-name="ce38" office:value-type="float" office:value="0.998119122257053" calcext:value-type="float">
            <text:p>0.9981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873524457083227" calcext:value-type="float">
            <text:p>0.0087</text:p>
          </table:table-cell>
          <table:table-cell table:style-name="ce38" office:value-type="float" office:value="0.996804862842893" calcext:value-type="float">
            <text:p>0.9968</text:p>
          </table:table-cell>
          <table:table-cell/>
          <table:table-cell table:style-name="ce28" table:formula="of:=INDEX([.$B$3:.$B$22];MATCH(LARGE(INDIRECT([.P160]);INDEX([.O160]));INDIRECT([.P160]);0);1)" office:value-type="string" office:string-value="T7" calcext:value-type="string">
            <text:p>T7</text:p>
          </table:table-cell>
          <table:table-cell table:style-name="ce91" table:formula="of:=INDEX(INDIRECT([.P160]);MATCH(LARGE(INDIRECT([.P160]);INDEX([.O160]));INDIRECT([.P160]);0);1)" office:value-type="float" office:value="0.999216300940439" calcext:value-type="float">
            <text:p>0.9992</text:p>
          </table:table-cell>
          <table:table-cell table:style-name="ce95" table:formula="of:=INDEX([.$B$3:.$B$22];MATCH(LARGE(INDIRECT([.Q160]);INDEX([.O160]));INDIRECT([.Q160]);0);1)" office:value-type="string" office:string-value="Fz" calcext:value-type="string">
            <text:p>Fz</text:p>
          </table:table-cell>
          <table:table-cell table:formula="of:=INDEX(INDIRECT([.Q160]);MATCH(LARGE(INDIRECT([.Q160]);INDEX([.O160]));INDIRECT([.Q160]);0);1)" office:value-type="float" office:value="0.998129675810474" calcext:value-type="float">
            <text:p>0.99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T7</text:p>
          </table:table-cell>
          <table:table-cell table:style-name="ce38" office:value-type="float" office:value="0.00303873024994428" calcext:value-type="float">
            <text:p>0.0030</text:p>
          </table:table-cell>
          <table:table-cell table:style-name="ce38" office:value-type="float" office:value="0.999216300940439" calcext:value-type="float">
            <text:p>0.999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641728107587907" calcext:value-type="float">
            <text:p>0.0064</text:p>
          </table:table-cell>
          <table:table-cell table:style-name="ce38" office:value-type="float" office:value="0.99781795511222" calcext:value-type="float">
            <text:p>0.9978</text:p>
          </table:table-cell>
          <table:table-cell/>
          <table:table-cell table:style-name="ce28" table:formula="of:=INDEX([.$B$3:.$B$22];MATCH(LARGE(INDIRECT([.P161]);INDEX([.O161]));INDIRECT([.P161]);0);1)" office:value-type="string" office:string-value="Fp2" calcext:value-type="string">
            <text:p>Fp2</text:p>
          </table:table-cell>
          <table:table-cell table:style-name="ce91" table:formula="of:=INDEX(INDIRECT([.P161]);MATCH(LARGE(INDIRECT([.P161]);INDEX([.O161]));INDIRECT([.P161]);0);1)" office:value-type="float" office:value="0.999030172413793" calcext:value-type="float">
            <text:p>0.9990</text:p>
          </table:table-cell>
          <table:table-cell table:style-name="ce95" table:formula="of:=INDEX([.$B$3:.$B$22];MATCH(LARGE(INDIRECT([.Q161]);INDEX([.O161]));INDIRECT([.Q161]);0);1)" office:value-type="string" office:string-value="Fz" calcext:value-type="string">
            <text:p>Fz</text:p>
          </table:table-cell>
          <table:table-cell table:formula="of:=INDEX(INDIRECT([.Q161]);MATCH(LARGE(INDIRECT([.Q161]);INDEX([.O161]));INDIRECT([.Q161]);0);1)" office:value-type="float" office:value="0.998129675810474" calcext:value-type="float">
            <text:p>0.99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57]&amp;&quot;:D&quot;&amp;[.S$158]" office:value-type="string" office:string-value="D154:D173" calcext:value-type="string">
            <text:p>D154:D173</text:p>
          </table:table-cell>
          <table:table-cell table:style-name="ce28" table:formula="of:=&quot;H&quot;&amp;[.S$157]&amp;&quot;:H&quot;&amp;[.S$158]" office:value-type="string" office:string-value="H154:H173" calcext:value-type="string">
            <text:p>H154:H173</text:p>
          </table:table-cell>
          <table:table-cell table:number-columns-repeated="1007"/>
        </table:table-row>
        <table:table-row table:style-name="ro1">
          <table:covered-table-cell table:style-name="ce90"/>
          <table:table-cell table:style-name="ce38" office:value-type="string" calcext:value-type="string">
            <text:p>C3</text:p>
          </table:table-cell>
          <table:table-cell table:style-name="ce38" office:value-type="float" office:value="0.00438637168040929" calcext:value-type="float">
            <text:p>0.0044</text:p>
          </table:table-cell>
          <table:table-cell table:style-name="ce38" office:value-type="float" office:value="0.998853840125392" calcext:value-type="float">
            <text:p>0.9989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602965687846932" calcext:value-type="float">
            <text:p>0.0060</text:p>
          </table:table-cell>
          <table:table-cell table:style-name="ce38" office:value-type="float" office:value="0.998168640897756" calcext:value-type="float">
            <text:p>0.9982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z</text:p>
          </table:table-cell>
          <table:table-cell table:style-name="ce38" office:value-type="float" office:value="0.0172277777196732" calcext:value-type="float">
            <text:p>0.0172</text:p>
          </table:table-cell>
          <table:table-cell table:style-name="ce38" office:value-type="float" office:value="0.99416144200627" calcext:value-type="float">
            <text:p>0.994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210757171586382" calcext:value-type="float">
            <text:p>0.0211</text:p>
          </table:table-cell>
          <table:table-cell table:style-name="ce38" office:value-type="float" office:value="0.992284912718204" calcext:value-type="float">
            <text:p>0.9923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C4</text:p>
          </table:table-cell>
          <table:table-cell table:style-name="ce38" office:value-type="float" office:value="0.00300614618445993" calcext:value-type="float">
            <text:p>0.0030</text:p>
          </table:table-cell>
          <table:table-cell table:style-name="ce38" office:value-type="float" office:value="0.999402429467085" calcext:value-type="float">
            <text:p>0.9994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490207440630467" calcext:value-type="float">
            <text:p>0.0049</text:p>
          </table:table-cell>
          <table:table-cell table:style-name="ce38" office:value-type="float" office:value="0.998636221945137" calcext:value-type="float">
            <text:p>0.9986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T8</text:p>
          </table:table-cell>
          <table:table-cell table:style-name="ce38" office:value-type="float" office:value="0.0217426996271573" calcext:value-type="float">
            <text:p>0.0217</text:p>
          </table:table-cell>
          <table:table-cell table:style-name="ce38" office:value-type="float" office:value="0.99162421630094" calcext:value-type="float">
            <text:p>0.9916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244809628833233" calcext:value-type="float">
            <text:p>0.0245</text:p>
          </table:table-cell>
          <table:table-cell table:style-name="ce38" office:value-type="float" office:value="0.990375623441396" calcext:value-type="float">
            <text:p>0.9904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7</text:p>
          </table:table-cell>
          <table:table-cell table:style-name="ce38" office:value-type="float" office:value="0.00400173654009772" calcext:value-type="float">
            <text:p>0.0040</text:p>
          </table:table-cell>
          <table:table-cell table:style-name="ce38" office:value-type="float" office:value="0.998775470219436" calcext:value-type="float">
            <text:p>0.998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588110860435631" calcext:value-type="float">
            <text:p>0.0059</text:p>
          </table:table-cell>
          <table:table-cell table:style-name="ce38" office:value-type="float" office:value="0.998129675810474" calcext:value-type="float">
            <text:p>0.9981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3</text:p>
          </table:table-cell>
          <table:table-cell table:style-name="ce38" office:value-type="float" office:value="0.0262007826808577" calcext:value-type="float">
            <text:p>0.0262</text:p>
          </table:table-cell>
          <table:table-cell table:style-name="ce38" office:value-type="float" office:value="0.990958072100314" calcext:value-type="float">
            <text:p>0.9910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356793580195017" calcext:value-type="float">
            <text:p>0.0357</text:p>
          </table:table-cell>
          <table:table-cell table:style-name="ce38" office:value-type="float" office:value="0.987531172069825" calcext:value-type="float">
            <text:p>0.9875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z</text:p>
          </table:table-cell>
          <table:table-cell table:style-name="ce38" office:value-type="float" office:value="0.00474677784564094" calcext:value-type="float">
            <text:p>0.0047</text:p>
          </table:table-cell>
          <table:table-cell table:style-name="ce38" office:value-type="float" office:value="0.999030172413793" calcext:value-type="float">
            <text:p>0.9990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89666455415974" calcext:value-type="float">
            <text:p>0.0090</text:p>
          </table:table-cell>
          <table:table-cell table:style-name="ce38" office:value-type="float" office:value="0.997740024937656" calcext:value-type="float">
            <text:p>0.9977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4</text:p>
          </table:table-cell>
          <table:table-cell table:style-name="ce38" office:value-type="float" office:value="0.00900513998763402" calcext:value-type="float">
            <text:p>0.0090</text:p>
          </table:table-cell>
          <table:table-cell table:style-name="ce38" office:value-type="float" office:value="0.99748236677116" calcext:value-type="float">
            <text:p>0.9975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13162421561273" calcext:value-type="float">
            <text:p>0.0132</text:p>
          </table:table-cell>
          <table:table-cell table:style-name="ce38" office:value-type="float" office:value="0.996298316708229" calcext:value-type="float">
            <text:p>0.9963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P8</text:p>
          </table:table-cell>
          <table:table-cell table:style-name="ce38" office:value-type="float" office:value="0.00369536157515974" calcext:value-type="float">
            <text:p>0.0037</text:p>
          </table:table-cell>
          <table:table-cell table:style-name="ce38" office:value-type="float" office:value="0.999245689655172" calcext:value-type="float">
            <text:p>0.999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649004399625787" calcext:value-type="float">
            <text:p>0.0065</text:p>
          </table:table-cell>
          <table:table-cell table:style-name="ce38" office:value-type="float" office:value="0.998090710723192" calcext:value-type="float">
            <text:p>0.9981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1</text:p>
          </table:table-cell>
          <table:table-cell table:style-name="ce38" office:value-type="float" office:value="0.00425146559848207" calcext:value-type="float">
            <text:p>0.0043</text:p>
          </table:table-cell>
          <table:table-cell table:style-name="ce38" office:value-type="float" office:value="0.998795062695925" calcext:value-type="float">
            <text:p>0.9988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0716494856566813" calcext:value-type="float">
            <text:p>0.0072</text:p>
          </table:table-cell>
          <table:table-cell table:style-name="ce38" office:value-type="float" office:value="0.997934850374065" calcext:value-type="float">
            <text:p>0.9979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z</text:p>
          </table:table-cell>
          <table:table-cell table:style-name="ce38" office:value-type="float" office:value="0.1" calcext:value-type="float">
            <text:p>0.1000</text:p>
          </table:table-cell>
          <table:table-cell table:number-columns-repeated="5" table:style-name="ce38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0"/>
          <table:table-cell table:style-name="ce38" office:value-type="string" calcext:value-type="string">
            <text:p>O2</text:p>
          </table:table-cell>
          <table:table-cell table:style-name="ce38" office:value-type="float" office:value="0.00928670592056106" calcext:value-type="float">
            <text:p>0.0093</text:p>
          </table:table-cell>
          <table:table-cell table:style-name="ce38" office:value-type="float" office:value="0.997159090909091" calcext:value-type="float">
            <text:p>0.9972</text:p>
          </table:table-cell>
          <table:table-cell table:number-columns-repeated="2" table:style-name="ce38" office:value-type="float" office:value="0" calcext:value-type="float">
            <text:p>0.0000</text:p>
          </table:table-cell>
          <table:table-cell table:style-name="ce38" office:value-type="float" office:value="0.0148957563496539" calcext:value-type="float">
            <text:p>0.0149</text:p>
          </table:table-cell>
          <table:table-cell table:style-name="ce38" office:value-type="float" office:value="0.994856608478803" calcext:value-type="float">
            <text:p>0.99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20">
            <text:p>Try 8</text:p>
          </table:table-cell>
          <table:table-cell table:style-name="ce41" office:value-type="string" calcext:value-type="string">
            <text:p>Fp1</text:p>
          </table:table-cell>
          <table:table-cell table:style-name="ce41" office:value-type="float" office:value="0.00339233905213513" calcext:value-type="float">
            <text:p>0.0034</text:p>
          </table:table-cell>
          <table:table-cell table:style-name="ce41" office:value-type="float" office:value="0.999157523510972" calcext:value-type="float">
            <text:p>0.999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552841790961151" calcext:value-type="float">
            <text:p>0.0055</text:p>
          </table:table-cell>
          <table:table-cell table:style-name="ce41" office:value-type="float" office:value="0.998246571072319" calcext:value-type="float">
            <text:p>0.9982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p2</text:p>
          </table:table-cell>
          <table:table-cell table:style-name="ce41" office:value-type="float" office:value="0.0135099300108498" calcext:value-type="float">
            <text:p>0.0135</text:p>
          </table:table-cell>
          <table:table-cell table:style-name="ce41" office:value-type="float" office:value="0.995434952978056" calcext:value-type="float">
            <text:p>0.9954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179996227325818" calcext:value-type="float">
            <text:p>0.0180</text:p>
          </table:table-cell>
          <table:table-cell table:style-name="ce41" office:value-type="float" office:value="0.994311097256858" calcext:value-type="float">
            <text:p>0.9943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7</text:p>
          </table:table-cell>
          <table:table-cell table:style-name="ce41" office:value-type="float" office:value="0.00279659659714742" calcext:value-type="float">
            <text:p>0.0028</text:p>
          </table:table-cell>
          <table:table-cell table:style-name="ce41" office:value-type="float" office:value="0.999353448275862" calcext:value-type="float">
            <text:p>0.9994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532648571819133" calcext:value-type="float">
            <text:p>0.0053</text:p>
          </table:table-cell>
          <table:table-cell table:style-name="ce41" office:value-type="float" office:value="0.998246571072319" calcext:value-type="float">
            <text:p>0.9982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3"/>
          <table:table-cell table:style-name="ce41" office:value-type="string" calcext:value-type="string">
            <text:p>F3</text:p>
          </table:table-cell>
          <table:table-cell table:style-name="ce41" office:value-type="float" office:value="0.00531631023515392" calcext:value-type="float">
            <text:p>0.0053</text:p>
          </table:table-cell>
          <table:table-cell table:style-name="ce41" office:value-type="float" office:value="0.998413009404389" calcext:value-type="float">
            <text:p>0.9984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82814449750076" calcext:value-type="float">
            <text:p>0.0083</text:p>
          </table:table-cell>
          <table:table-cell table:style-name="ce41" office:value-type="float" office:value="0.997116583541147" calcext:value-type="float">
            <text:p>0.9971</text:p>
          </table:table-cell>
          <table:table-cell/>
          <table:table-cell table:style-name="ce28" table:formula="of:=INDEX([.$B$3:.$B$22];MATCH(LARGE(INDIRECT([.P178]);INDEX([.O178]));INDIRECT([.P178]);0);1)" office:value-type="string" office:string-value="T7" calcext:value-type="string">
            <text:p>T7</text:p>
          </table:table-cell>
          <table:table-cell table:style-name="ce91" table:formula="of:=INDEX(INDIRECT([.P178]);MATCH(LARGE(INDIRECT([.P178]);INDEX([.O178]));INDIRECT([.P178]);0);1)" office:value-type="float" office:value="0.999578761755486" calcext:value-type="float">
            <text:p>0.9996</text:p>
          </table:table-cell>
          <table:table-cell table:style-name="ce95" table:formula="of:=INDEX([.$B$3:.$B$22];MATCH(LARGE(INDIRECT([.Q178]);INDEX([.O178]));INDIRECT([.Q178]);0);1)" office:value-type="string" office:string-value="T7" calcext:value-type="string">
            <text:p>T7</text:p>
          </table:table-cell>
          <table:table-cell table:formula="of:=INDEX(INDIRECT([.Q178]);MATCH(LARGE(INDIRECT([.Q178]);INDEX([.O178]));INDIRECT([.Q178]);0);1)" office:value-type="float" office:value="0.9995713840399" calcext:value-type="float">
            <text:p>0.99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z</text:p>
          </table:table-cell>
          <table:table-cell table:style-name="ce41" office:value-type="float" office:value="0.00952787698110896" calcext:value-type="float">
            <text:p>0.0095</text:p>
          </table:table-cell>
          <table:table-cell table:style-name="ce41" office:value-type="float" office:value="0.996708463949843" calcext:value-type="float">
            <text:p>0.9967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13370164240746" calcext:value-type="float">
            <text:p>0.0134</text:p>
          </table:table-cell>
          <table:table-cell table:style-name="ce41" office:value-type="float" office:value="0.995480049875312" calcext:value-type="float">
            <text:p>0.9955</text:p>
          </table:table-cell>
          <table:table-cell/>
          <table:table-cell table:style-name="ce28" table:formula="of:=INDEX([.$B$3:.$B$22];MATCH(LARGE(INDIRECT([.P179]);INDEX([.O179]));INDIRECT([.P179]);0);1)" office:value-type="string" office:string-value="P3" calcext:value-type="string">
            <text:p>P3</text:p>
          </table:table-cell>
          <table:table-cell table:style-name="ce91" table:formula="of:=INDEX(INDIRECT([.P179]);MATCH(LARGE(INDIRECT([.P179]);INDEX([.O179]));INDIRECT([.P179]);0);1)" office:value-type="float" office:value="0.999549373040752" calcext:value-type="float">
            <text:p>0.9995</text:p>
          </table:table-cell>
          <table:table-cell table:style-name="ce95" table:formula="of:=INDEX([.$B$3:.$B$22];MATCH(LARGE(INDIRECT([.Q179]);INDEX([.O179]));INDIRECT([.Q179]);0);1)" office:value-type="string" office:string-value="Pz" calcext:value-type="string">
            <text:p>Pz</text:p>
          </table:table-cell>
          <table:table-cell table:formula="of:=INDEX(INDIRECT([.Q179]);MATCH(LARGE(INDIRECT([.Q179]);INDEX([.O179]));INDIRECT([.Q179]);0);1)" office:value-type="float" office:value="0.999493453865337" calcext:value-type="float">
            <text:p>0.999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/>
          <table:table-cell table:style-name="ce28" office:value-type="float" office:value="194" calcext:value-type="float">
            <text:p>194</text:p>
          </table:table-cell>
          <table:table-cell table:number-columns-repeated="1005"/>
        </table:table-row>
        <table:table-row table:style-name="ro1">
          <table:covered-table-cell table:style-name="ce93"/>
          <table:table-cell table:style-name="ce41" office:value-type="string" calcext:value-type="string">
            <text:p>F4</text:p>
          </table:table-cell>
          <table:table-cell table:style-name="ce41" office:value-type="float" office:value="0.1" calcext:value-type="float">
            <text:p>0.1000</text:p>
          </table:table-cell>
          <table:table-cell table:number-columns-repeated="5" table:style-name="ce41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180]);INDEX([.O180]));INDIRECT([.P180]);0);1)" office:value-type="string" office:string-value="Pz" calcext:value-type="string">
            <text:p>Pz</text:p>
          </table:table-cell>
          <table:table-cell table:style-name="ce91" table:formula="of:=INDEX(INDIRECT([.P180]);MATCH(LARGE(INDIRECT([.P180]);INDEX([.O180]));INDIRECT([.P180]);0);1)" office:value-type="float" office:value="0.999539576802508" calcext:value-type="float">
            <text:p>0.9995</text:p>
          </table:table-cell>
          <table:table-cell table:style-name="ce95" table:formula="of:=INDEX([.$B$3:.$B$22];MATCH(LARGE(INDIRECT([.Q180]);INDEX([.O180]));INDIRECT([.Q180]);0);1)" office:value-type="string" office:string-value="P3" calcext:value-type="string">
            <text:p>P3</text:p>
          </table:table-cell>
          <table:table-cell table:formula="of:=INDEX(INDIRECT([.Q180]);MATCH(LARGE(INDIRECT([.Q180]);INDEX([.O180]));INDIRECT([.Q180]);0);1)" office:value-type="float" office:value="0.999337593516209" calcext:value-type="float">
            <text:p>0.99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F8</text:p>
          </table:table-cell>
          <table:table-cell table:style-name="ce41" office:value-type="float" office:value="0.0150493811580592" calcext:value-type="float">
            <text:p>0.0150</text:p>
          </table:table-cell>
          <table:table-cell table:style-name="ce41" office:value-type="float" office:value="0.994318181818182" calcext:value-type="float">
            <text:p>0.9943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169245792617097" calcext:value-type="float">
            <text:p>0.0169</text:p>
          </table:table-cell>
          <table:table-cell table:style-name="ce41" office:value-type="float" office:value="0.993687655860349" calcext:value-type="float">
            <text:p>0.9937</text:p>
          </table:table-cell>
          <table:table-cell/>
          <table:table-cell table:style-name="ce28" table:formula="of:=INDEX([.$B$3:.$B$22];MATCH(LARGE(INDIRECT([.P181]);INDEX([.O181]));INDIRECT([.P181]);0);1)" office:value-type="string" office:string-value="C3" calcext:value-type="string">
            <text:p>C3</text:p>
          </table:table-cell>
          <table:table-cell table:style-name="ce91" table:formula="of:=INDEX(INDIRECT([.P181]);MATCH(LARGE(INDIRECT([.P181]);INDEX([.O181]));INDIRECT([.P181]);0);1)" office:value-type="float" office:value="0.999451410658307" calcext:value-type="float">
            <text:p>0.9995</text:p>
          </table:table-cell>
          <table:table-cell table:style-name="ce95" table:formula="of:=INDEX([.$B$3:.$B$22];MATCH(LARGE(INDIRECT([.Q181]);INDEX([.O181]));INDIRECT([.Q181]);0);1)" office:value-type="string" office:string-value="C3" calcext:value-type="string">
            <text:p>C3</text:p>
          </table:table-cell>
          <table:table-cell table:formula="of:=INDEX(INDIRECT([.Q181]);MATCH(LARGE(INDIRECT([.Q181]);INDEX([.O181]));INDIRECT([.Q181]);0);1)" office:value-type="float" office:value="0.998870012468828" calcext:value-type="float">
            <text:p>0.9989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T7</text:p>
          </table:table-cell>
          <table:table-cell table:style-name="ce41" office:value-type="float" office:value="0.00241399787173292" calcext:value-type="float">
            <text:p>0.0024</text:p>
          </table:table-cell>
          <table:table-cell table:style-name="ce41" office:value-type="float" office:value="0.999578761755486" calcext:value-type="float">
            <text:p>0.9996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315576512466328" calcext:value-type="float">
            <text:p>0.0032</text:p>
          </table:table-cell>
          <table:table-cell table:style-name="ce41" office:value-type="float" office:value="0.9995713840399" calcext:value-type="float">
            <text:p>0.9996</text:p>
          </table:table-cell>
          <table:table-cell/>
          <table:table-cell table:style-name="ce28" table:formula="of:=INDEX([.$B$3:.$B$22];MATCH(LARGE(INDIRECT([.P182]);INDEX([.O182]));INDIRECT([.P182]);0);1)" office:value-type="string" office:string-value="F7" calcext:value-type="string">
            <text:p>F7</text:p>
          </table:table-cell>
          <table:table-cell table:style-name="ce91" table:formula="of:=INDEX(INDIRECT([.P182]);MATCH(LARGE(INDIRECT([.P182]);INDEX([.O182]));INDIRECT([.P182]);0);1)" office:value-type="float" office:value="0.999353448275862" calcext:value-type="float">
            <text:p>0.9994</text:p>
          </table:table-cell>
          <table:table-cell table:style-name="ce95" table:formula="of:=INDEX([.$B$3:.$B$22];MATCH(LARGE(INDIRECT([.Q182]);INDEX([.O182]));INDIRECT([.Q182]);0);1)" office:value-type="string" office:string-value="P4" calcext:value-type="string">
            <text:p>P4</text:p>
          </table:table-cell>
          <table:table-cell table:formula="of:=INDEX(INDIRECT([.Q182]);MATCH(LARGE(INDIRECT([.Q182]);INDEX([.O182]));INDIRECT([.Q182]);0);1)" office:value-type="float" office:value="0.998402431421446" calcext:value-type="float">
            <text:p>0.998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78]&amp;&quot;:D&quot;&amp;[.S$179]" office:value-type="string" office:string-value="D175:D194" calcext:value-type="string">
            <text:p>D175:D194</text:p>
          </table:table-cell>
          <table:table-cell table:style-name="ce28" table:formula="of:=&quot;H&quot;&amp;[.S$178]&amp;&quot;:H&quot;&amp;[.S$179]" office:value-type="string" office:string-value="H175:H194" calcext:value-type="string">
            <text:p>H175:H194</text:p>
          </table:table-cell>
          <table:table-cell table:number-columns-repeated="1007"/>
        </table:table-row>
        <table:table-row table:style-name="ro1">
          <table:covered-table-cell table:style-name="ce93"/>
          <table:table-cell table:style-name="ce41" office:value-type="string" calcext:value-type="string">
            <text:p>C3</text:p>
          </table:table-cell>
          <table:table-cell table:style-name="ce41" office:value-type="float" office:value="0.00241328597194097" calcext:value-type="float">
            <text:p>0.0024</text:p>
          </table:table-cell>
          <table:table-cell table:style-name="ce41" office:value-type="float" office:value="0.999451410658307" calcext:value-type="float">
            <text:p>0.9995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389445333377735" calcext:value-type="float">
            <text:p>0.0039</text:p>
          </table:table-cell>
          <table:table-cell table:style-name="ce41" office:value-type="float" office:value="0.998870012468828" calcext:value-type="float">
            <text:p>0.9989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z</text:p>
          </table:table-cell>
          <table:table-cell table:style-name="ce41" office:value-type="float" office:value="0.00598362910546529" calcext:value-type="float">
            <text:p>0.0060</text:p>
          </table:table-cell>
          <table:table-cell table:style-name="ce41" office:value-type="float" office:value="0.998109326018809" calcext:value-type="float">
            <text:p>0.9981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769994770455372" calcext:value-type="float">
            <text:p>0.0077</text:p>
          </table:table-cell>
          <table:table-cell table:style-name="ce41" office:value-type="float" office:value="0.997116583541147" calcext:value-type="float">
            <text:p>0.9971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C4</text:p>
          </table:table-cell>
          <table:table-cell table:style-name="ce41" office:value-type="float" office:value="0.00621247096545557" calcext:value-type="float">
            <text:p>0.0062</text:p>
          </table:table-cell>
          <table:table-cell table:style-name="ce41" office:value-type="float" office:value="0.998246473354232" calcext:value-type="float">
            <text:p>0.998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86376603041091" calcext:value-type="float">
            <text:p>0.0086</text:p>
          </table:table-cell>
          <table:table-cell table:style-name="ce41" office:value-type="float" office:value="0.997545199501247" calcext:value-type="float">
            <text:p>0.9975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T8</text:p>
          </table:table-cell>
          <table:table-cell table:style-name="ce41" office:value-type="float" office:value="0.0129577714110306" calcext:value-type="float">
            <text:p>0.0130</text:p>
          </table:table-cell>
          <table:table-cell table:style-name="ce41" office:value-type="float" office:value="0.995836598746081" calcext:value-type="float">
            <text:p>0.995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160380193324669" calcext:value-type="float">
            <text:p>0.0160</text:p>
          </table:table-cell>
          <table:table-cell table:style-name="ce41" office:value-type="float" office:value="0.994895573566085" calcext:value-type="float">
            <text:p>0.9949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7</text:p>
          </table:table-cell>
          <table:table-cell table:style-name="ce41" office:value-type="float" office:value="0.00689874203899108" calcext:value-type="float">
            <text:p>0.0069</text:p>
          </table:table-cell>
          <table:table-cell table:style-name="ce41" office:value-type="float" office:value="0.998001567398119" calcext:value-type="float">
            <text:p>0.9980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993056296067692" calcext:value-type="float">
            <text:p>0.0099</text:p>
          </table:table-cell>
          <table:table-cell table:style-name="ce41" office:value-type="float" office:value="0.99696072319202" calcext:value-type="float">
            <text:p>0.9970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3</text:p>
          </table:table-cell>
          <table:table-cell table:style-name="ce41" office:value-type="float" office:value="0.00257009099268914" calcext:value-type="float">
            <text:p>0.0026</text:p>
          </table:table-cell>
          <table:table-cell table:style-name="ce41" office:value-type="float" office:value="0.999549373040752" calcext:value-type="float">
            <text:p>0.9995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32814149239302" calcext:value-type="float">
            <text:p>0.0033</text:p>
          </table:table-cell>
          <table:table-cell table:style-name="ce41" office:value-type="float" office:value="0.999337593516209" calcext:value-type="float">
            <text:p>0.9993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z</text:p>
          </table:table-cell>
          <table:table-cell table:style-name="ce41" office:value-type="float" office:value="0.00221114298641236" calcext:value-type="float">
            <text:p>0.0022</text:p>
          </table:table-cell>
          <table:table-cell table:style-name="ce41" office:value-type="float" office:value="0.999539576802508" calcext:value-type="float">
            <text:p>0.9995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290276235710665" calcext:value-type="float">
            <text:p>0.0029</text:p>
          </table:table-cell>
          <table:table-cell table:style-name="ce41" office:value-type="float" office:value="0.999493453865337" calcext:value-type="float">
            <text:p>0.9995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4</text:p>
          </table:table-cell>
          <table:table-cell table:style-name="ce41" office:value-type="float" office:value="0.00306489994734556" calcext:value-type="float">
            <text:p>0.0031</text:p>
          </table:table-cell>
          <table:table-cell table:style-name="ce41" office:value-type="float" office:value="0.999167319749216" calcext:value-type="float">
            <text:p>0.9992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542661612964815" calcext:value-type="float">
            <text:p>0.0054</text:p>
          </table:table-cell>
          <table:table-cell table:style-name="ce41" office:value-type="float" office:value="0.998402431421446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P8</text:p>
          </table:table-cell>
          <table:table-cell table:style-name="ce41" office:value-type="float" office:value="0.00705111166120173" calcext:value-type="float">
            <text:p>0.0071</text:p>
          </table:table-cell>
          <table:table-cell table:style-name="ce41" office:value-type="float" office:value="0.998109326018809" calcext:value-type="float">
            <text:p>0.9981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110681987666375" calcext:value-type="float">
            <text:p>0.0111</text:p>
          </table:table-cell>
          <table:table-cell table:style-name="ce41" office:value-type="float" office:value="0.996571072319202" calcext:value-type="float">
            <text:p>0.9966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1</text:p>
          </table:table-cell>
          <table:table-cell table:style-name="ce41" office:value-type="float" office:value="0.00379655300073003" calcext:value-type="float">
            <text:p>0.0038</text:p>
          </table:table-cell>
          <table:table-cell table:style-name="ce41" office:value-type="float" office:value="0.998804858934169" calcext:value-type="float">
            <text:p>0.9988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631652475222789" calcext:value-type="float">
            <text:p>0.0063</text:p>
          </table:table-cell>
          <table:table-cell table:style-name="ce41" office:value-type="float" office:value="0.997856920199501" calcext:value-type="float">
            <text:p>0.9979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z</text:p>
          </table:table-cell>
          <table:table-cell table:style-name="ce41" office:value-type="float" office:value="0.1" calcext:value-type="float">
            <text:p>0.1000</text:p>
          </table:table-cell>
          <table:table-cell table:number-columns-repeated="5" table:style-name="ce41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3"/>
          <table:table-cell table:style-name="ce41" office:value-type="string" calcext:value-type="string">
            <text:p>O2</text:p>
          </table:table-cell>
          <table:table-cell table:style-name="ce41" office:value-type="float" office:value="0.00584450696012503" calcext:value-type="float">
            <text:p>0.0058</text:p>
          </table:table-cell>
          <table:table-cell table:style-name="ce41" office:value-type="float" office:value="0.998011363636364" calcext:value-type="float">
            <text:p>0.9980</text:p>
          </table:table-cell>
          <table:table-cell table:number-columns-repeated="2" table:style-name="ce41" office:value-type="float" office:value="0" calcext:value-type="float">
            <text:p>0.0000</text:p>
          </table:table-cell>
          <table:table-cell table:style-name="ce41" office:value-type="float" office:value="0.00853550587117228" calcext:value-type="float">
            <text:p>0.0085</text:p>
          </table:table-cell>
          <table:table-cell table:style-name="ce41" office:value-type="float" office:value="0.997506234413965" calcext:value-type="float">
            <text:p>0.99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 table:number-columns-spanned="1" table:number-rows-spanned="20">
            <text:p>Try 9</text:p>
          </table:table-cell>
          <table:table-cell table:style-name="ce50" office:value-type="string" calcext:value-type="string">
            <text:p>Fp1</text:p>
          </table:table-cell>
          <table:table-cell table:style-name="ce50" office:value-type="float" office:value="0.00363902274446639" calcext:value-type="float">
            <text:p>0.0036</text:p>
          </table:table-cell>
          <table:table-cell table:style-name="ce50" office:value-type="float" office:value="0.998922413793103" calcext:value-type="float">
            <text:p>0.998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643369446109878" calcext:value-type="float">
            <text:p>0.0064</text:p>
          </table:table-cell>
          <table:table-cell table:style-name="ce50" office:value-type="float" office:value="0.998246571072319" calcext:value-type="float">
            <text:p>0.9982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p2</text:p>
          </table:table-cell>
          <table:table-cell table:style-name="ce50" office:value-type="float" office:value="0.0100675545486043" calcext:value-type="float">
            <text:p>0.0101</text:p>
          </table:table-cell>
          <table:table-cell table:style-name="ce50" office:value-type="float" office:value="0.996786833855799" calcext:value-type="float">
            <text:p>0.9968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25248145877709" calcext:value-type="float">
            <text:p>0.0125</text:p>
          </table:table-cell>
          <table:table-cell table:style-name="ce50" office:value-type="float" office:value="0.995947630922693" calcext:value-type="float">
            <text:p>0.9959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7</text:p>
          </table:table-cell>
          <table:table-cell table:style-name="ce50" office:value-type="float" office:value="0.00431294567293822" calcext:value-type="float">
            <text:p>0.0043</text:p>
          </table:table-cell>
          <table:table-cell table:style-name="ce50" office:value-type="float" office:value="0.998942006269592" calcext:value-type="float">
            <text:p>0.998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614443790046219" calcext:value-type="float">
            <text:p>0.0061</text:p>
          </table:table-cell>
          <table:table-cell table:style-name="ce50" office:value-type="float" office:value="0.998402431421446" calcext:value-type="float">
            <text:p>0.9984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6"/>
          <table:table-cell table:style-name="ce50" office:value-type="string" calcext:value-type="string">
            <text:p>F3</text:p>
          </table:table-cell>
          <table:table-cell table:style-name="ce50" office:value-type="float" office:value="0.0114238676394637" calcext:value-type="float">
            <text:p>0.0114</text:p>
          </table:table-cell>
          <table:table-cell table:style-name="ce50" office:value-type="float" office:value="0.996453761755486" calcext:value-type="float">
            <text:p>0.9965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69448388342402" calcext:value-type="float">
            <text:p>0.0169</text:p>
          </table:table-cell>
          <table:table-cell table:style-name="ce50" office:value-type="float" office:value="0.994622817955112" calcext:value-type="float">
            <text:p>0.9946</text:p>
          </table:table-cell>
          <table:table-cell/>
          <table:table-cell table:style-name="ce28" table:formula="of:=INDEX([.$B$3:.$B$22];MATCH(LARGE(INDIRECT([.P199]);INDEX([.O199]));INDIRECT([.P199]);0);1)" office:value-type="string" office:string-value="Fz" calcext:value-type="string">
            <text:p>Fz</text:p>
          </table:table-cell>
          <table:table-cell table:style-name="ce91" table:formula="of:=INDEX(INDIRECT([.P199]);MATCH(LARGE(INDIRECT([.P199]);INDEX([.O199]));INDIRECT([.P199]);0);1)" office:value-type="float" office:value="0.999490595611285" calcext:value-type="float">
            <text:p>0.9995</text:p>
          </table:table-cell>
          <table:table-cell table:style-name="ce95" table:formula="of:=INDEX([.$B$3:.$B$22];MATCH(LARGE(INDIRECT([.Q199]);INDEX([.O199]));INDIRECT([.Q199]);0);1)" office:value-type="string" office:string-value="Fz" calcext:value-type="string">
            <text:p>Fz</text:p>
          </table:table-cell>
          <table:table-cell table:formula="of:=INDEX(INDIRECT([.Q199]);MATCH(LARGE(INDIRECT([.Q199]);INDEX([.O199]));INDIRECT([.Q199]);0);1)" office:value-type="float" office:value="0.998986907730673" calcext:value-type="float">
            <text:p>0.99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196" calcext:value-type="float">
            <text:p>196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z</text:p>
          </table:table-cell>
          <table:table-cell table:style-name="ce50" office:value-type="float" office:value="0.00226486817957899" calcext:value-type="float">
            <text:p>0.0023</text:p>
          </table:table-cell>
          <table:table-cell table:style-name="ce50" office:value-type="float" office:value="0.999490595611285" calcext:value-type="float">
            <text:p>0.9995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347716083081847" calcext:value-type="float">
            <text:p>0.0035</text:p>
          </table:table-cell>
          <table:table-cell table:style-name="ce50" office:value-type="float" office:value="0.998986907730673" calcext:value-type="float">
            <text:p>0.9990</text:p>
          </table:table-cell>
          <table:table-cell/>
          <table:table-cell table:style-name="ce28" table:formula="of:=INDEX([.$B$3:.$B$22];MATCH(LARGE(INDIRECT([.P200]);INDEX([.O200]));INDIRECT([.P200]);0);1)" office:value-type="string" office:string-value="F8" calcext:value-type="string">
            <text:p>F8</text:p>
          </table:table-cell>
          <table:table-cell table:style-name="ce91" table:formula="of:=INDEX(INDIRECT([.P200]);MATCH(LARGE(INDIRECT([.P200]);INDEX([.O200]));INDIRECT([.P200]);0);1)" office:value-type="float" office:value="0.999422021943574" calcext:value-type="float">
            <text:p>0.9994</text:p>
          </table:table-cell>
          <table:table-cell table:style-name="ce95" table:formula="of:=INDEX([.$B$3:.$B$22];MATCH(LARGE(INDIRECT([.Q200]);INDEX([.O200]));INDIRECT([.Q200]);0);1)" office:value-type="string" office:string-value="Fz" calcext:value-type="string">
            <text:p>Fz</text:p>
          </table:table-cell>
          <table:table-cell table:formula="of:=INDEX(INDIRECT([.Q200]);MATCH(LARGE(INDIRECT([.Q200]);INDEX([.O200]));INDIRECT([.Q200]);0);1)" office:value-type="float" office:value="0.998986907730673" calcext:value-type="float">
            <text:p>0.99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number-columns-repeated="1005"/>
        </table:table-row>
        <table:table-row table:style-name="ro1">
          <table:covered-table-cell table:style-name="ce96"/>
          <table:table-cell table:style-name="ce50" office:value-type="string" calcext:value-type="string">
            <text:p>F4</text:p>
          </table:table-cell>
          <table:table-cell table:style-name="ce50" office:value-type="float" office:value="0.1" calcext:value-type="float">
            <text:p>0.1000</text:p>
          </table:table-cell>
          <table:table-cell table:number-columns-repeated="5" table:style-name="ce50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201]);INDEX([.O201]));INDIRECT([.P201]);0);1)" office:value-type="string" office:string-value="O2" calcext:value-type="string">
            <text:p>O2</text:p>
          </table:table-cell>
          <table:table-cell table:style-name="ce91" table:formula="of:=INDEX(INDIRECT([.P201]);MATCH(LARGE(INDIRECT([.P201]);INDEX([.O201]));INDIRECT([.P201]);0);1)" office:value-type="float" office:value="0.999128134796238" calcext:value-type="float">
            <text:p>0.9991</text:p>
          </table:table-cell>
          <table:table-cell table:style-name="ce95" table:formula="of:=INDEX([.$B$3:.$B$22];MATCH(LARGE(INDIRECT([.Q201]);INDEX([.O201]));INDIRECT([.Q201]);0);1)" office:value-type="string" office:string-value="F7" calcext:value-type="string">
            <text:p>F7</text:p>
          </table:table-cell>
          <table:table-cell table:formula="of:=INDEX(INDIRECT([.Q201]);MATCH(LARGE(INDIRECT([.Q201]);INDEX([.O201]));INDIRECT([.Q201]);0);1)" office:value-type="float" office:value="0.998402431421446" calcext:value-type="float">
            <text:p>0.998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F8</text:p>
          </table:table-cell>
          <table:table-cell table:style-name="ce50" office:value-type="float" office:value="0.00237224179602443" calcext:value-type="float">
            <text:p>0.0024</text:p>
          </table:table-cell>
          <table:table-cell table:style-name="ce50" office:value-type="float" office:value="0.999422021943574" calcext:value-type="float">
            <text:p>0.9994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340836487120307" calcext:value-type="float">
            <text:p>0.0034</text:p>
          </table:table-cell>
          <table:table-cell table:style-name="ce50" office:value-type="float" office:value="0.998986907730673" calcext:value-type="float">
            <text:p>0.9990</text:p>
          </table:table-cell>
          <table:table-cell/>
          <table:table-cell table:style-name="ce28" table:formula="of:=INDEX([.$B$3:.$B$22];MATCH(LARGE(INDIRECT([.P202]);INDEX([.O202]));INDIRECT([.P202]);0);1)" office:value-type="string" office:string-value="O1" calcext:value-type="string">
            <text:p>O1</text:p>
          </table:table-cell>
          <table:table-cell table:style-name="ce91" table:formula="of:=INDEX(INDIRECT([.P202]);MATCH(LARGE(INDIRECT([.P202]);INDEX([.O202]));INDIRECT([.P202]);0);1)" office:value-type="float" office:value="0.998951802507837" calcext:value-type="float">
            <text:p>0.9990</text:p>
          </table:table-cell>
          <table:table-cell table:style-name="ce95" table:formula="of:=INDEX([.$B$3:.$B$22];MATCH(LARGE(INDIRECT([.Q202]);INDEX([.O202]));INDIRECT([.Q202]);0);1)" office:value-type="string" office:string-value="O1" calcext:value-type="string">
            <text:p>O1</text:p>
          </table:table-cell>
          <table:table-cell table:formula="of:=INDEX(INDIRECT([.Q202]);MATCH(LARGE(INDIRECT([.Q202]);INDEX([.O202]));INDIRECT([.Q202]);0);1)" office:value-type="float" office:value="0.998363466334165" calcext:value-type="float">
            <text:p>0.998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T7</text:p>
          </table:table-cell>
          <table:table-cell table:style-name="ce50" office:value-type="float" office:value="0.019201487390931" calcext:value-type="float">
            <text:p>0.0192</text:p>
          </table:table-cell>
          <table:table-cell table:style-name="ce50" office:value-type="float" office:value="0.994132053291536" calcext:value-type="float">
            <text:p>0.994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241975183904977" calcext:value-type="float">
            <text:p>0.0242</text:p>
          </table:table-cell>
          <table:table-cell table:style-name="ce50" office:value-type="float" office:value="0.993181109725686" calcext:value-type="float">
            <text:p>0.9932</text:p>
          </table:table-cell>
          <table:table-cell/>
          <table:table-cell table:style-name="ce28" table:formula="of:=INDEX([.$B$3:.$B$22];MATCH(LARGE(INDIRECT([.P203]);INDEX([.O203]));INDIRECT([.P203]);0);1)" office:value-type="string" office:string-value="F7" calcext:value-type="string">
            <text:p>F7</text:p>
          </table:table-cell>
          <table:table-cell table:style-name="ce91" table:formula="of:=INDEX(INDIRECT([.P203]);MATCH(LARGE(INDIRECT([.P203]);INDEX([.O203]));INDIRECT([.P203]);0);1)" office:value-type="float" office:value="0.998942006269592" calcext:value-type="float">
            <text:p>0.9989</text:p>
          </table:table-cell>
          <table:table-cell table:style-name="ce95" table:formula="of:=INDEX([.$B$3:.$B$22];MATCH(LARGE(INDIRECT([.Q203]);INDEX([.O203]));INDIRECT([.Q203]);0);1)" office:value-type="string" office:string-value="Fp1" calcext:value-type="string">
            <text:p>Fp1</text:p>
          </table:table-cell>
          <table:table-cell table:formula="of:=INDEX(INDIRECT([.Q203]);MATCH(LARGE(INDIRECT([.Q203]);INDEX([.O203]));INDIRECT([.Q203]);0);1)" office:value-type="float" office:value="0.998246571072319" calcext:value-type="float">
            <text:p>0.998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199]&amp;&quot;:D&quot;&amp;[.S$200]" office:value-type="string" office:string-value="D196:D215" calcext:value-type="string">
            <text:p>D196:D215</text:p>
          </table:table-cell>
          <table:table-cell table:style-name="ce28" table:formula="of:=&quot;H&quot;&amp;[.S$199]&amp;&quot;:H&quot;&amp;[.S$200]" office:value-type="string" office:string-value="H196:H215" calcext:value-type="string">
            <text:p>H196:H215</text:p>
          </table:table-cell>
          <table:table-cell table:number-columns-repeated="1007"/>
        </table:table-row>
        <table:table-row table:style-name="ro1">
          <table:covered-table-cell table:style-name="ce96"/>
          <table:table-cell table:style-name="ce50" office:value-type="string" calcext:value-type="string">
            <text:p>C3</text:p>
          </table:table-cell>
          <table:table-cell table:style-name="ce50" office:value-type="float" office:value="0.00840403603721816" calcext:value-type="float">
            <text:p>0.0084</text:p>
          </table:table-cell>
          <table:table-cell table:style-name="ce50" office:value-type="float" office:value="0.997208072100313" calcext:value-type="float">
            <text:p>0.9972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04358850997657" calcext:value-type="float">
            <text:p>0.0104</text:p>
          </table:table-cell>
          <table:table-cell table:style-name="ce50" office:value-type="float" office:value="0.996843827930175" calcext:value-type="float">
            <text:p>0.9968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z</text:p>
          </table:table-cell>
          <table:table-cell table:style-name="ce50" office:value-type="float" office:value="0.0114034573467393" calcext:value-type="float">
            <text:p>0.0114</text:p>
          </table:table-cell>
          <table:table-cell table:style-name="ce50" office:value-type="float" office:value="0.995895376175548" calcext:value-type="float">
            <text:p>0.995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33869409922741" calcext:value-type="float">
            <text:p>0.0134</text:p>
          </table:table-cell>
          <table:table-cell table:style-name="ce50" office:value-type="float" office:value="0.995363154613466" calcext:value-type="float">
            <text:p>0.9954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C4</text:p>
          </table:table-cell>
          <table:table-cell table:style-name="ce50" office:value-type="float" office:value="0.0072589219591099" calcext:value-type="float">
            <text:p>0.0073</text:p>
          </table:table-cell>
          <table:table-cell table:style-name="ce50" office:value-type="float" office:value="0.997952586206896" calcext:value-type="float">
            <text:p>0.9980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03318218538869" calcext:value-type="float">
            <text:p>0.0103</text:p>
          </table:table-cell>
          <table:table-cell table:style-name="ce50" office:value-type="float" office:value="0.996649002493765" calcext:value-type="float">
            <text:p>0.9966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T8</text:p>
          </table:table-cell>
          <table:table-cell table:style-name="ce50" office:value-type="float" office:value="0.00361944463643297" calcext:value-type="float">
            <text:p>0.0036</text:p>
          </table:table-cell>
          <table:table-cell table:style-name="ce50" office:value-type="float" office:value="0.998942006269592" calcext:value-type="float">
            <text:p>0.9989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635999251793002" calcext:value-type="float">
            <text:p>0.0064</text:p>
          </table:table-cell>
          <table:table-cell table:style-name="ce50" office:value-type="float" office:value="0.99805174563591" calcext:value-type="float">
            <text:p>0.9981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7</text:p>
          </table:table-cell>
          <table:table-cell table:style-name="ce50" office:value-type="float" office:value="0.00638158602350272" calcext:value-type="float">
            <text:p>0.0064</text:p>
          </table:table-cell>
          <table:table-cell table:style-name="ce50" office:value-type="float" office:value="0.998128918495298" calcext:value-type="float">
            <text:p>0.998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943948492456281" calcext:value-type="float">
            <text:p>0.0094</text:p>
          </table:table-cell>
          <table:table-cell table:style-name="ce50" office:value-type="float" office:value="0.996882793017456" calcext:value-type="float">
            <text:p>0.9969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3</text:p>
          </table:table-cell>
          <table:table-cell table:style-name="ce50" office:value-type="float" office:value="0.0100944396033212" calcext:value-type="float">
            <text:p>0.0101</text:p>
          </table:table-cell>
          <table:table-cell table:style-name="ce50" office:value-type="float" office:value="0.996953369905956" calcext:value-type="float">
            <text:p>0.9970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127956301711721" calcext:value-type="float">
            <text:p>0.0128</text:p>
          </table:table-cell>
          <table:table-cell table:style-name="ce50" office:value-type="float" office:value="0.995635910224439" calcext:value-type="float">
            <text:p>0.9956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z</text:p>
          </table:table-cell>
          <table:table-cell table:style-name="ce50" office:value-type="float" office:value="0.00410957279853956" calcext:value-type="float">
            <text:p>0.0041</text:p>
          </table:table-cell>
          <table:table-cell table:style-name="ce50" office:value-type="float" office:value="0.998795062695925" calcext:value-type="float">
            <text:p>0.9988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659190723447517" calcext:value-type="float">
            <text:p>0.0066</text:p>
          </table:table-cell>
          <table:table-cell table:style-name="ce50" office:value-type="float" office:value="0.997856920199501" calcext:value-type="float">
            <text:p>0.9979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4</text:p>
          </table:table-cell>
          <table:table-cell table:style-name="ce50" office:value-type="float" office:value="0.0191034093432856" calcext:value-type="float">
            <text:p>0.0191</text:p>
          </table:table-cell>
          <table:table-cell table:style-name="ce50" office:value-type="float" office:value="0.994416144200627" calcext:value-type="float">
            <text:p>0.9944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225820921326899" calcext:value-type="float">
            <text:p>0.0226</text:p>
          </table:table-cell>
          <table:table-cell table:style-name="ce50" office:value-type="float" office:value="0.993414900249376" calcext:value-type="float">
            <text:p>0.9934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P8</text:p>
          </table:table-cell>
          <table:table-cell table:style-name="ce50" office:value-type="float" office:value="0.0620203400833597" calcext:value-type="float">
            <text:p>0.0620</text:p>
          </table:table-cell>
          <table:table-cell table:style-name="ce50" office:value-type="float" office:value="0.981259796238244" calcext:value-type="float">
            <text:p>0.9813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778260892564826" calcext:value-type="float">
            <text:p>0.0778</text:p>
          </table:table-cell>
          <table:table-cell table:style-name="ce50" office:value-type="float" office:value="0.97786783042394" calcext:value-type="float">
            <text:p>0.9779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1</text:p>
          </table:table-cell>
          <table:table-cell table:style-name="ce50" office:value-type="float" office:value="0.00396594186762781" calcext:value-type="float">
            <text:p>0.0040</text:p>
          </table:table-cell>
          <table:table-cell table:style-name="ce50" office:value-type="float" office:value="0.998951802507837" calcext:value-type="float">
            <text:p>0.9990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536312193355315" calcext:value-type="float">
            <text:p>0.0054</text:p>
          </table:table-cell>
          <table:table-cell table:style-name="ce50" office:value-type="float" office:value="0.998363466334165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z</text:p>
          </table:table-cell>
          <table:table-cell table:style-name="ce50" office:value-type="float" office:value="0.1" calcext:value-type="float">
            <text:p>0.1000</text:p>
          </table:table-cell>
          <table:table-cell table:number-columns-repeated="5" table:style-name="ce5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6"/>
          <table:table-cell table:style-name="ce50" office:value-type="string" calcext:value-type="string">
            <text:p>O2</text:p>
          </table:table-cell>
          <table:table-cell table:style-name="ce50" office:value-type="float" office:value="0.00308476331940261" calcext:value-type="float">
            <text:p>0.0031</text:p>
          </table:table-cell>
          <table:table-cell table:style-name="ce50" office:value-type="float" office:value="0.999128134796238" calcext:value-type="float">
            <text:p>0.9991</text:p>
          </table:table-cell>
          <table:table-cell table:number-columns-repeated="2" table:style-name="ce50" office:value-type="float" office:value="0" calcext:value-type="float">
            <text:p>0.0000</text:p>
          </table:table-cell>
          <table:table-cell table:style-name="ce50" office:value-type="float" office:value="0.00536950221167647" calcext:value-type="float">
            <text:p>0.0054</text:p>
          </table:table-cell>
          <table:table-cell table:style-name="ce50" office:value-type="float" office:value="0.998129675810474" calcext:value-type="float">
            <text:p>0.998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1" table:number-rows-spanned="20">
            <text:p>Try 10</text:p>
          </table:table-cell>
          <table:table-cell table:style-name="ce60" office:value-type="string" calcext:value-type="string">
            <text:p>Fp1</text:p>
          </table:table-cell>
          <table:table-cell table:style-name="ce60" office:value-type="float" office:value="0.00593596186734767" calcext:value-type="float">
            <text:p>0.0059</text:p>
          </table:table-cell>
          <table:table-cell table:style-name="ce60" office:value-type="float" office:value="0.998070141065831" calcext:value-type="float">
            <text:p>0.9981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761204059133598" calcext:value-type="float">
            <text:p>0.0076</text:p>
          </table:table-cell>
          <table:table-cell table:style-name="ce60" office:value-type="float" office:value="0.99696072319202" calcext:value-type="float">
            <text:p>0.9970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p2</text:p>
          </table:table-cell>
          <table:table-cell table:style-name="ce60" office:value-type="float" office:value="0.00438857950981076" calcext:value-type="float">
            <text:p>0.0044</text:p>
          </table:table-cell>
          <table:table-cell table:style-name="ce60" office:value-type="float" office:value="0.999353448275862" calcext:value-type="float">
            <text:p>0.9994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593934868049559" calcext:value-type="float">
            <text:p>0.0059</text:p>
          </table:table-cell>
          <table:table-cell table:style-name="ce60" office:value-type="float" office:value="0.999181733167082" calcext:value-type="float">
            <text:p>0.9992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7</text:p>
          </table:table-cell>
          <table:table-cell table:style-name="ce60" office:value-type="float" office:value="0.00440095338461699" calcext:value-type="float">
            <text:p>0.0044</text:p>
          </table:table-cell>
          <table:table-cell table:style-name="ce60" office:value-type="float" office:value="0.998932210031348" calcext:value-type="float">
            <text:p>0.9989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637212287651812" calcext:value-type="float">
            <text:p>0.0064</text:p>
          </table:table-cell>
          <table:table-cell table:style-name="ce60" office:value-type="float" office:value="0.998285536159601" calcext:value-type="float">
            <text:p>0.9983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98"/>
          <table:table-cell table:style-name="ce60" office:value-type="string" calcext:value-type="string">
            <text:p>F3</text:p>
          </table:table-cell>
          <table:table-cell table:style-name="ce60" office:value-type="float" office:value="0.00226895877597408" calcext:value-type="float">
            <text:p>0.0023</text:p>
          </table:table-cell>
          <table:table-cell table:style-name="ce60" office:value-type="float" office:value="0.999480799373041" calcext:value-type="float">
            <text:p>0.9995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352814557422029" calcext:value-type="float">
            <text:p>0.0035</text:p>
          </table:table-cell>
          <table:table-cell table:style-name="ce60" office:value-type="float" office:value="0.99890897755611" calcext:value-type="float">
            <text:p>0.9989</text:p>
          </table:table-cell>
          <table:table-cell/>
          <table:table-cell table:style-name="ce28" table:formula="of:=INDEX([.$B$3:.$B$22];MATCH(LARGE(INDIRECT([.P220]);INDEX([.O220]));INDIRECT([.P220]);0);1)" office:value-type="string" office:string-value="F8" calcext:value-type="string">
            <text:p>F8</text:p>
          </table:table-cell>
          <table:table-cell table:style-name="ce91" table:formula="of:=INDEX(INDIRECT([.P220]);MATCH(LARGE(INDIRECT([.P220]);INDEX([.O220]));INDIRECT([.P220]);0);1)" office:value-type="float" office:value="0.999794278996865" calcext:value-type="float">
            <text:p>0.9998</text:p>
          </table:table-cell>
          <table:table-cell table:style-name="ce95" table:formula="of:=INDEX([.$B$3:.$B$22];MATCH(LARGE(INDIRECT([.Q220]);INDEX([.O220]));INDIRECT([.Q220]);0);1)" office:value-type="string" office:string-value="F8" calcext:value-type="string">
            <text:p>F8</text:p>
          </table:table-cell>
          <table:table-cell table:formula="of:=INDEX(INDIRECT([.Q220]);MATCH(LARGE(INDIRECT([.Q220]);INDEX([.O220]));INDIRECT([.Q220]);0);1)" office:value-type="float" office:value="0.999727244389027" calcext:value-type="float">
            <text:p>0.99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17" calcext:value-type="float">
            <text:p>217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z</text:p>
          </table:table-cell>
          <table:table-cell table:style-name="ce60" office:value-type="float" office:value="0.00319900746053406" calcext:value-type="float">
            <text:p>0.0032</text:p>
          </table:table-cell>
          <table:table-cell table:style-name="ce60" office:value-type="float" office:value="0.99928487460815" calcext:value-type="float">
            <text:p>0.99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496371459624349" calcext:value-type="float">
            <text:p>0.0050</text:p>
          </table:table-cell>
          <table:table-cell table:style-name="ce60" office:value-type="float" office:value="0.998441396508728" calcext:value-type="float">
            <text:p>0.9984</text:p>
          </table:table-cell>
          <table:table-cell/>
          <table:table-cell table:style-name="ce28" table:formula="of:=INDEX([.$B$3:.$B$22];MATCH(LARGE(INDIRECT([.P221]);INDEX([.O221]));INDIRECT([.P221]);0);1)" office:value-type="string" office:string-value="P7" calcext:value-type="string">
            <text:p>P7</text:p>
          </table:table-cell>
          <table:table-cell table:style-name="ce91" table:formula="of:=INDEX(INDIRECT([.P221]);MATCH(LARGE(INDIRECT([.P221]);INDEX([.O221]));INDIRECT([.P221]);0);1)" office:value-type="float" office:value="0.999745297805643" calcext:value-type="float">
            <text:p>0.9997</text:p>
          </table:table-cell>
          <table:table-cell table:style-name="ce95" table:formula="of:=INDEX([.$B$3:.$B$22];MATCH(LARGE(INDIRECT([.Q221]);INDEX([.O221]));INDIRECT([.Q221]);0);1)" office:value-type="string" office:string-value="T8" calcext:value-type="string">
            <text:p>T8</text:p>
          </table:table-cell>
          <table:table-cell table:formula="of:=INDEX(INDIRECT([.Q221]);MATCH(LARGE(INDIRECT([.Q221]);INDEX([.O221]));INDIRECT([.Q221]);0);1)" office:value-type="float" office:value="0.999493453865337" calcext:value-type="float">
            <text:p>0.999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/>
          <table:table-cell table:style-name="ce28" office:value-type="float" office:value="236" calcext:value-type="float">
            <text:p>236</text:p>
          </table:table-cell>
          <table:table-cell table:number-columns-repeated="1005"/>
        </table:table-row>
        <table:table-row table:style-name="ro1">
          <table:covered-table-cell table:style-name="ce98"/>
          <table:table-cell table:style-name="ce60" office:value-type="string" calcext:value-type="string">
            <text:p>F4</text:p>
          </table:table-cell>
          <table:table-cell table:style-name="ce60" office:value-type="float" office:value="0.1" calcext:value-type="float">
            <text:p>0.1000</text:p>
          </table:table-cell>
          <table:table-cell table:number-columns-repeated="5" table:style-name="ce60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222]);INDEX([.O222]));INDIRECT([.P222]);0);1)" office:value-type="string" office:string-value="T8" calcext:value-type="string">
            <text:p>T8</text:p>
          </table:table-cell>
          <table:table-cell table:style-name="ce91" table:formula="of:=INDEX(INDIRECT([.P222]);MATCH(LARGE(INDIRECT([.P222]);INDEX([.O222]));INDIRECT([.P222]);0);1)" office:value-type="float" office:value="0.999647335423198" calcext:value-type="float">
            <text:p>0.9996</text:p>
          </table:table-cell>
          <table:table-cell table:style-name="ce95" table:formula="of:=INDEX([.$B$3:.$B$22];MATCH(LARGE(INDIRECT([.Q222]);INDEX([.O222]));INDIRECT([.Q222]);0);1)" office:value-type="string" office:string-value="P7" calcext:value-type="string">
            <text:p>P7</text:p>
          </table:table-cell>
          <table:table-cell table:formula="of:=INDEX(INDIRECT([.Q222]);MATCH(LARGE(INDIRECT([.Q222]);INDEX([.O222]));INDIRECT([.Q222]);0);1)" office:value-type="float" office:value="0.999415523690773" calcext:value-type="float">
            <text:p>0.99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F8</text:p>
          </table:table-cell>
          <table:table-cell table:style-name="ce60" office:value-type="float" office:value="0.00107737877714667" calcext:value-type="float">
            <text:p>0.0011</text:p>
          </table:table-cell>
          <table:table-cell table:style-name="ce60" office:value-type="float" office:value="0.999794278996865" calcext:value-type="float">
            <text:p>0.9998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151161627418741" calcext:value-type="float">
            <text:p>0.0015</text:p>
          </table:table-cell>
          <table:table-cell table:style-name="ce60" office:value-type="float" office:value="0.999727244389027" calcext:value-type="float">
            <text:p>0.9997</text:p>
          </table:table-cell>
          <table:table-cell/>
          <table:table-cell table:style-name="ce28" table:formula="of:=INDEX([.$B$3:.$B$22];MATCH(LARGE(INDIRECT([.P223]);INDEX([.O223]));INDIRECT([.P223]);0);1)" office:value-type="string" office:string-value="F3" calcext:value-type="string">
            <text:p>F3</text:p>
          </table:table-cell>
          <table:table-cell table:style-name="ce91" table:formula="of:=INDEX(INDIRECT([.P223]);MATCH(LARGE(INDIRECT([.P223]);INDEX([.O223]));INDIRECT([.P223]);0);1)" office:value-type="float" office:value="0.999480799373041" calcext:value-type="float">
            <text:p>0.9995</text:p>
          </table:table-cell>
          <table:table-cell table:style-name="ce95" table:formula="of:=INDEX([.$B$3:.$B$22];MATCH(LARGE(INDIRECT([.Q223]);INDEX([.O223]));INDIRECT([.Q223]);0);1)" office:value-type="string" office:string-value="Fp2" calcext:value-type="string">
            <text:p>Fp2</text:p>
          </table:table-cell>
          <table:table-cell table:formula="of:=INDEX(INDIRECT([.Q223]);MATCH(LARGE(INDIRECT([.Q223]);INDEX([.O223]));INDIRECT([.Q223]);0);1)" office:value-type="float" office:value="0.999181733167082" calcext:value-type="float">
            <text:p>0.999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T7</text:p>
          </table:table-cell>
          <table:table-cell table:style-name="ce60" office:value-type="float" office:value="0.0161028625323011" calcext:value-type="float">
            <text:p>0.0161</text:p>
          </table:table-cell>
          <table:table-cell table:style-name="ce60" office:value-type="float" office:value="0.994798197492163" calcext:value-type="float">
            <text:p>0.9948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210004624701773" calcext:value-type="float">
            <text:p>0.0210</text:p>
          </table:table-cell>
          <table:table-cell table:style-name="ce60" office:value-type="float" office:value="0.993298004987531" calcext:value-type="float">
            <text:p>0.9933</text:p>
          </table:table-cell>
          <table:table-cell/>
          <table:table-cell table:style-name="ce28" table:formula="of:=INDEX([.$B$3:.$B$22];MATCH(LARGE(INDIRECT([.P224]);INDEX([.O224]));INDIRECT([.P224]);0);1)" office:value-type="string" office:string-value="Fp2" calcext:value-type="string">
            <text:p>Fp2</text:p>
          </table:table-cell>
          <table:table-cell table:style-name="ce91" table:formula="of:=INDEX(INDIRECT([.P224]);MATCH(LARGE(INDIRECT([.P224]);INDEX([.O224]));INDIRECT([.P224]);0);1)" office:value-type="float" office:value="0.999353448275862" calcext:value-type="float">
            <text:p>0.9994</text:p>
          </table:table-cell>
          <table:table-cell table:style-name="ce95" table:formula="of:=INDEX([.$B$3:.$B$22];MATCH(LARGE(INDIRECT([.Q224]);INDEX([.O224]));INDIRECT([.Q224]);0);1)" office:value-type="string" office:string-value="F3" calcext:value-type="string">
            <text:p>F3</text:p>
          </table:table-cell>
          <table:table-cell table:formula="of:=INDEX(INDIRECT([.Q224]);MATCH(LARGE(INDIRECT([.Q224]);INDEX([.O224]));INDIRECT([.Q224]);0);1)" office:value-type="float" office:value="0.99890897755611" calcext:value-type="float">
            <text:p>0.998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20]&amp;&quot;:D&quot;&amp;[.S$221]" office:value-type="string" office:string-value="D217:D236" calcext:value-type="string">
            <text:p>D217:D236</text:p>
          </table:table-cell>
          <table:table-cell table:style-name="ce28" table:formula="of:=&quot;H&quot;&amp;[.S$220]&amp;&quot;:H&quot;&amp;[.S$221]" office:value-type="string" office:string-value="H217:H236" calcext:value-type="string">
            <text:p>H217:H236</text:p>
          </table:table-cell>
          <table:table-cell table:number-columns-repeated="1007"/>
        </table:table-row>
        <table:table-row table:style-name="ro1">
          <table:covered-table-cell table:style-name="ce98"/>
          <table:table-cell table:style-name="ce60" office:value-type="string" calcext:value-type="string">
            <text:p>C3</text:p>
          </table:table-cell>
          <table:table-cell table:style-name="ce60" office:value-type="float" office:value="0.0305314326694974" calcext:value-type="float">
            <text:p>0.0305</text:p>
          </table:table-cell>
          <table:table-cell table:style-name="ce60" office:value-type="float" office:value="0.989302507836991" calcext:value-type="float">
            <text:p>0.98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374328239325624" calcext:value-type="float">
            <text:p>0.0374</text:p>
          </table:table-cell>
          <table:table-cell table:style-name="ce60" office:value-type="float" office:value="0.98675187032419" calcext:value-type="float">
            <text:p>0.9868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z</text:p>
          </table:table-cell>
          <table:table-cell table:style-name="ce60" office:value-type="float" office:value="0.00614466708871121" calcext:value-type="float">
            <text:p>0.0061</text:p>
          </table:table-cell>
          <table:table-cell table:style-name="ce60" office:value-type="float" office:value="0.99889302507837" calcext:value-type="float">
            <text:p>0.9989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915400925248406" calcext:value-type="float">
            <text:p>0.0092</text:p>
          </table:table-cell>
          <table:table-cell table:style-name="ce60" office:value-type="float" office:value="0.998246571072319" calcext:value-type="float">
            <text:p>0.9982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C4</text:p>
          </table:table-cell>
          <table:table-cell table:style-name="ce60" office:value-type="float" office:value="0.00561174722006342" calcext:value-type="float">
            <text:p>0.0056</text:p>
          </table:table-cell>
          <table:table-cell table:style-name="ce60" office:value-type="float" office:value="0.998119122257053" calcext:value-type="float">
            <text:p>0.9981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850088129436359" calcext:value-type="float">
            <text:p>0.0085</text:p>
          </table:table-cell>
          <table:table-cell table:style-name="ce60" office:value-type="float" office:value="0.997545199501247" calcext:value-type="float">
            <text:p>0.9975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T8</text:p>
          </table:table-cell>
          <table:table-cell table:style-name="ce60" office:value-type="float" office:value="0.00333545941947103" calcext:value-type="float">
            <text:p>0.0033</text:p>
          </table:table-cell>
          <table:table-cell table:style-name="ce60" office:value-type="float" office:value="0.999647335423198" calcext:value-type="float">
            <text:p>0.999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416194759067788" calcext:value-type="float">
            <text:p>0.0042</text:p>
          </table:table-cell>
          <table:table-cell table:style-name="ce60" office:value-type="float" office:value="0.999493453865337" calcext:value-type="float">
            <text:p>0.9995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7</text:p>
          </table:table-cell>
          <table:table-cell table:style-name="ce60" office:value-type="float" office:value="0.00223653853913489" calcext:value-type="float">
            <text:p>0.0022</text:p>
          </table:table-cell>
          <table:table-cell table:style-name="ce60" office:value-type="float" office:value="0.999745297805643" calcext:value-type="float">
            <text:p>0.9997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365730770003542" calcext:value-type="float">
            <text:p>0.0037</text:p>
          </table:table-cell>
          <table:table-cell table:style-name="ce60" office:value-type="float" office:value="0.999415523690773" calcext:value-type="float">
            <text:p>0.999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3</text:p>
          </table:table-cell>
          <table:table-cell table:style-name="ce60" office:value-type="float" office:value="0.00359542948079531" calcext:value-type="float">
            <text:p>0.0036</text:p>
          </table:table-cell>
          <table:table-cell table:style-name="ce60" office:value-type="float" office:value="0.999167319749216" calcext:value-type="float">
            <text:p>0.9992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558819923842526" calcext:value-type="float">
            <text:p>0.0056</text:p>
          </table:table-cell>
          <table:table-cell table:style-name="ce60" office:value-type="float" office:value="0.998441396508728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z</text:p>
          </table:table-cell>
          <table:table-cell table:style-name="ce60" office:value-type="float" office:value="0.0132996328394305" calcext:value-type="float">
            <text:p>0.0133</text:p>
          </table:table-cell>
          <table:table-cell table:style-name="ce60" office:value-type="float" office:value="0.995562304075235" calcext:value-type="float">
            <text:p>0.9956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181969072623077" calcext:value-type="float">
            <text:p>0.0182</text:p>
          </table:table-cell>
          <table:table-cell table:style-name="ce60" office:value-type="float" office:value="0.993765586034913" calcext:value-type="float">
            <text:p>0.9938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4</text:p>
          </table:table-cell>
          <table:table-cell table:style-name="ce60" office:value-type="float" office:value="0.00508480443765897" calcext:value-type="float">
            <text:p>0.0051</text:p>
          </table:table-cell>
          <table:table-cell table:style-name="ce60" office:value-type="float" office:value="0.998844043887147" calcext:value-type="float">
            <text:p>0.9988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801877831556675" calcext:value-type="float">
            <text:p>0.0080</text:p>
          </table:table-cell>
          <table:table-cell table:style-name="ce60" office:value-type="float" office:value="0.997778990024938" calcext:value-type="float">
            <text:p>0.9978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P8</text:p>
          </table:table-cell>
          <table:table-cell table:style-name="ce60" office:value-type="float" office:value="0.0136645758073975" calcext:value-type="float">
            <text:p>0.0137</text:p>
          </table:table-cell>
          <table:table-cell table:style-name="ce60" office:value-type="float" office:value="0.995258620689655" calcext:value-type="float">
            <text:p>0.995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174995563096051" calcext:value-type="float">
            <text:p>0.0175</text:p>
          </table:table-cell>
          <table:table-cell table:style-name="ce60" office:value-type="float" office:value="0.993648690773067" calcext:value-type="float">
            <text:p>0.9936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1</text:p>
          </table:table-cell>
          <table:table-cell table:style-name="ce60" office:value-type="float" office:value="0.00283313949020279" calcext:value-type="float">
            <text:p>0.0028</text:p>
          </table:table-cell>
          <table:table-cell table:style-name="ce60" office:value-type="float" office:value="0.999343652037618" calcext:value-type="float">
            <text:p>0.99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506172104508634" calcext:value-type="float">
            <text:p>0.0051</text:p>
          </table:table-cell>
          <table:table-cell table:style-name="ce60" office:value-type="float" office:value="0.998402431421446" calcext:value-type="float">
            <text:p>0.9984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z</text:p>
          </table:table-cell>
          <table:table-cell table:style-name="ce60" office:value-type="float" office:value="0.1" calcext:value-type="float">
            <text:p>0.1000</text:p>
          </table:table-cell>
          <table:table-cell table:number-columns-repeated="5" table:style-name="ce6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98"/>
          <table:table-cell table:style-name="ce60" office:value-type="string" calcext:value-type="string">
            <text:p>O2</text:p>
          </table:table-cell>
          <table:table-cell table:style-name="ce60" office:value-type="float" office:value="0.00353027346240522" calcext:value-type="float">
            <text:p>0.0035</text:p>
          </table:table-cell>
          <table:table-cell table:style-name="ce60" office:value-type="float" office:value="0.999324059561129" calcext:value-type="float">
            <text:p>0.9993</text:p>
          </table:table-cell>
          <table:table-cell table:number-columns-repeated="2" table:style-name="ce60" office:value-type="float" office:value="0" calcext:value-type="float">
            <text:p>0.0000</text:p>
          </table:table-cell>
          <table:table-cell table:style-name="ce60" office:value-type="float" office:value="0.00566423943593165" calcext:value-type="float">
            <text:p>0.0057</text:p>
          </table:table-cell>
          <table:table-cell table:style-name="ce60" office:value-type="float" office:value="0.998597256857855" calcext:value-type="float">
            <text:p>0.998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1" table:number-rows-spanned="20">
            <text:p>Try 11</text:p>
          </table:table-cell>
          <table:table-cell table:style-name="ce100" office:value-type="string" calcext:value-type="string">
            <text:p>Fp1</text:p>
          </table:table-cell>
          <table:table-cell table:style-name="ce100" office:value-type="float" office:value="0.00351861944471347" calcext:value-type="float">
            <text:p>0.0035</text:p>
          </table:table-cell>
          <table:table-cell table:style-name="ce100" office:value-type="float" office:value="0.998932210031348" calcext:value-type="float">
            <text:p>0.9989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564216735001719" calcext:value-type="float">
            <text:p>0.0056</text:p>
          </table:table-cell>
          <table:table-cell table:style-name="ce100" office:value-type="float" office:value="0.998285536159601" calcext:value-type="float">
            <text:p>0.9983</text:p>
          </table:table-cell>
          <table:table-cell/>
          <table:table-cell table:style-name="ce52" office:value-type="string" calcext:value-type="string" table:number-columns-spanned="4" table:number-rows-spanned="1">
            <text:p>Best Channels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 table:style-name="ce73"/>
          <table:table-cell table:style-name="ce100" office:value-type="string" calcext:value-type="string">
            <text:p>Fp2</text:p>
          </table:table-cell>
          <table:table-cell table:style-name="ce100" office:value-type="float" office:value="0.00405580210455217" calcext:value-type="float">
            <text:p>0.0041</text:p>
          </table:table-cell>
          <table:table-cell table:style-name="ce100" office:value-type="float" office:value="0.998883228840125" calcext:value-type="float">
            <text:p>0.9989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588589282925203" calcext:value-type="float">
            <text:p>0.0059</text:p>
          </table:table-cell>
          <table:table-cell table:style-name="ce100" office:value-type="float" office:value="0.998129675810474" calcext:value-type="float">
            <text:p>0.9981</text:p>
          </table:table-cell>
          <table:table-cell/>
          <table:table-cell table:style-name="ce53" office:value-type="string" calcext:value-type="string" table:number-columns-spanned="2" table:number-rows-spanned="1">
            <text:p>Train</text:p>
          </table:table-cell>
          <table:covered-table-cell office:value-type="string" calcext:value-type="string">
            <text:p>Train</text:p>
          </table:covered-table-cell>
          <table:table-cell table:style-name="ce53" office:value-type="string" calcext:value-type="string" table:number-columns-spanned="2" table:number-rows-spanned="1">
            <text:p>Test</text:p>
          </table:table-cell>
          <table:covered-table-cell/>
          <table:table-cell table:number-columns-repeated="1011"/>
        </table:table-row>
        <table:table-row table:style-name="ro1">
          <table:covered-table-cell table:style-name="ce73"/>
          <table:table-cell table:style-name="ce100" office:value-type="string" calcext:value-type="string">
            <text:p>F7</text:p>
          </table:table-cell>
          <table:table-cell table:style-name="ce100" office:value-type="float" office:value="0.00385170987965096" calcext:value-type="float">
            <text:p>0.0039</text:p>
          </table:table-cell>
          <table:table-cell table:style-name="ce100" office:value-type="float" office:value="0.999030172413793" calcext:value-type="float">
            <text:p>0.9990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595550615788423" calcext:value-type="float">
            <text:p>0.0060</text:p>
          </table:table-cell>
          <table:table-cell table:style-name="ce100" office:value-type="float" office:value="0.998558291770573" calcext:value-type="float">
            <text:p>0.9986</text:p>
          </table:table-cell>
          <table:table-cell/>
          <table:table-cell table:style-name="ce51"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covered-table-cell table:style-name="ce73"/>
          <table:table-cell table:style-name="ce100" office:value-type="string" calcext:value-type="string">
            <text:p>F3</text:p>
          </table:table-cell>
          <table:table-cell table:style-name="ce100" office:value-type="float" office:value="0.00805557112226469" calcext:value-type="float">
            <text:p>0.0081</text:p>
          </table:table-cell>
          <table:table-cell table:style-name="ce100" office:value-type="float" office:value="0.997423589341693" calcext:value-type="float">
            <text:p>0.9974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2096564644356" calcext:value-type="float">
            <text:p>0.0121</text:p>
          </table:table-cell>
          <table:table-cell table:style-name="ce100" office:value-type="float" office:value="0.995519014962594" calcext:value-type="float">
            <text:p>0.9955</text:p>
          </table:table-cell>
          <table:table-cell/>
          <table:table-cell table:style-name="ce28" table:formula="of:=INDEX([.$B$3:.$B$22];MATCH(LARGE(INDIRECT([.P241]);INDEX([.O241]));INDIRECT([.P241]);0);1)" office:value-type="string" office:string-value="Cz" calcext:value-type="string">
            <text:p>Cz</text:p>
          </table:table-cell>
          <table:table-cell table:style-name="ce91" table:formula="of:=INDEX(INDIRECT([.P241]);MATCH(LARGE(INDIRECT([.P241]);INDEX([.O241]));INDIRECT([.P241]);0);1)" office:value-type="float" office:value="0.999627742946708" calcext:value-type="float">
            <text:p>0.9996</text:p>
          </table:table-cell>
          <table:table-cell table:style-name="ce95" table:formula="of:=INDEX([.$B$3:.$B$22];MATCH(LARGE(INDIRECT([.Q241]);INDEX([.O241]));INDIRECT([.Q241]);0);1)" office:value-type="string" office:string-value="Cz" calcext:value-type="string">
            <text:p>Cz</text:p>
          </table:table-cell>
          <table:table-cell table:formula="of:=INDEX(INDIRECT([.Q241]);MATCH(LARGE(INDIRECT([.Q241]);INDEX([.O241]));INDIRECT([.Q241]);0);1)" office:value-type="float" office:value="0.999064837905237" calcext:value-type="float">
            <text:p>0.999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38" calcext:value-type="float">
            <text:p>238</text:p>
          </table:table-cell>
          <table:table-cell table:number-columns-repeated="1005"/>
        </table:table-row>
        <table:table-row table:style-name="ro1">
          <table:covered-table-cell table:style-name="ce73"/>
          <table:table-cell table:style-name="ce100" office:value-type="string" calcext:value-type="string">
            <text:p>Fz</text:p>
          </table:table-cell>
          <table:table-cell table:style-name="ce100" office:value-type="float" office:value="0.0100149593105449" calcext:value-type="float">
            <text:p>0.0100</text:p>
          </table:table-cell>
          <table:table-cell table:style-name="ce100" office:value-type="float" office:value="0.996492946708464" calcext:value-type="float">
            <text:p>0.9965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50002948193334" calcext:value-type="float">
            <text:p>0.0150</text:p>
          </table:table-cell>
          <table:table-cell table:style-name="ce100" office:value-type="float" office:value="0.995129364089776" calcext:value-type="float">
            <text:p>0.9951</text:p>
          </table:table-cell>
          <table:table-cell/>
          <table:table-cell table:style-name="ce28" table:formula="of:=INDEX([.$B$3:.$B$22];MATCH(LARGE(INDIRECT([.P242]);INDEX([.O242]));INDIRECT([.P242]);0);1)" office:value-type="string" office:string-value="O2" calcext:value-type="string">
            <text:p>O2</text:p>
          </table:table-cell>
          <table:table-cell table:style-name="ce91" table:formula="of:=INDEX(INDIRECT([.P242]);MATCH(LARGE(INDIRECT([.P242]);INDEX([.O242]));INDIRECT([.P242]);0);1)" office:value-type="float" office:value="0.999294670846395" calcext:value-type="float">
            <text:p>0.9993</text:p>
          </table:table-cell>
          <table:table-cell table:style-name="ce95" table:formula="of:=INDEX([.$B$3:.$B$22];MATCH(LARGE(INDIRECT([.Q242]);INDEX([.O242]));INDIRECT([.Q242]);0);1)" office:value-type="string" office:string-value="F7" calcext:value-type="string">
            <text:p>F7</text:p>
          </table:table-cell>
          <table:table-cell table:formula="of:=INDEX(INDIRECT([.Q242]);MATCH(LARGE(INDIRECT([.Q242]);INDEX([.O242]));INDIRECT([.Q242]);0);1)" office:value-type="float" office:value="0.998558291770573" calcext:value-type="float">
            <text:p>0.998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/>
          <table:table-cell table:style-name="ce28" office:value-type="float" office:value="257" calcext:value-type="float">
            <text:p>257</text:p>
          </table:table-cell>
          <table:table-cell table:number-columns-repeated="1005"/>
        </table:table-row>
        <table:table-row table:style-name="ro1">
          <table:covered-table-cell table:style-name="ce73"/>
          <table:table-cell table:style-name="ce100" office:value-type="string" calcext:value-type="string">
            <text:p>F4</text:p>
          </table:table-cell>
          <table:table-cell table:style-name="ce100" office:value-type="float" office:value="0.1" calcext:value-type="float">
            <text:p>0.1000</text:p>
          </table:table-cell>
          <table:table-cell table:number-columns-repeated="5" table:style-name="ce100" office:value-type="float" office:value="0" calcext:value-type="float">
            <text:p>0.0000</text:p>
          </table:table-cell>
          <table:table-cell/>
          <table:table-cell table:style-name="ce28" table:formula="of:=INDEX([.$B$3:.$B$22];MATCH(LARGE(INDIRECT([.P243]);INDEX([.O243]));INDIRECT([.P243]);0);1)" office:value-type="string" office:string-value="F7" calcext:value-type="string">
            <text:p>F7</text:p>
          </table:table-cell>
          <table:table-cell table:style-name="ce91" table:formula="of:=INDEX(INDIRECT([.P243]);MATCH(LARGE(INDIRECT([.P243]);INDEX([.O243]));INDIRECT([.P243]);0);1)" office:value-type="float" office:value="0.999030172413793" calcext:value-type="float">
            <text:p>0.9990</text:p>
          </table:table-cell>
          <table:table-cell table:style-name="ce95" table:formula="of:=INDEX([.$B$3:.$B$22];MATCH(LARGE(INDIRECT([.Q243]);INDEX([.O243]));INDIRECT([.Q243]);0);1)" office:value-type="string" office:string-value="O2" calcext:value-type="string">
            <text:p>O2</text:p>
          </table:table-cell>
          <table:table-cell table:formula="of:=INDEX(INDIRECT([.Q243]);MATCH(LARGE(INDIRECT([.Q243]);INDEX([.O243]));INDIRECT([.Q243]);0);1)" office:value-type="float" office:value="0.998441396508728" calcext:value-type="float">
            <text:p>0.998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73"/>
          <table:table-cell table:style-name="ce100" office:value-type="string" calcext:value-type="string">
            <text:p>F8</text:p>
          </table:table-cell>
          <table:table-cell table:style-name="ce100" office:value-type="float" office:value="0.00521404633056653" calcext:value-type="float">
            <text:p>0.0052</text:p>
          </table:table-cell>
          <table:table-cell table:style-name="ce100" office:value-type="float" office:value="0.998383620689655" calcext:value-type="float">
            <text:p>0.9984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803765587753466" calcext:value-type="float">
            <text:p>0.0080</text:p>
          </table:table-cell>
          <table:table-cell table:style-name="ce100" office:value-type="float" office:value="0.997662094763092" calcext:value-type="float">
            <text:p>0.9977</text:p>
          </table:table-cell>
          <table:table-cell/>
          <table:table-cell table:style-name="ce28" table:formula="of:=INDEX([.$B$3:.$B$22];MATCH(LARGE(INDIRECT([.P244]);INDEX([.O244]));INDIRECT([.P244]);0);1)" office:value-type="string" office:string-value="Fp1" calcext:value-type="string">
            <text:p>Fp1</text:p>
          </table:table-cell>
          <table:table-cell table:style-name="ce91" table:formula="of:=INDEX(INDIRECT([.P244]);MATCH(LARGE(INDIRECT([.P244]);INDEX([.O244]));INDIRECT([.P244]);0);1)" office:value-type="float" office:value="0.998932210031348" calcext:value-type="float">
            <text:p>0.9989</text:p>
          </table:table-cell>
          <table:table-cell table:style-name="ce95" table:formula="of:=INDEX([.$B$3:.$B$22];MATCH(LARGE(INDIRECT([.Q244]);INDEX([.O244]));INDIRECT([.Q244]);0);1)" office:value-type="string" office:string-value="Fp1" calcext:value-type="string">
            <text:p>Fp1</text:p>
          </table:table-cell>
          <table:table-cell table:formula="of:=INDEX(INDIRECT([.Q244]);MATCH(LARGE(INDIRECT([.Q244]);INDEX([.O244]));INDIRECT([.Q244]);0);1)" office:value-type="float" office:value="0.998285536159601" calcext:value-type="float">
            <text:p>0.99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73"/>
          <table:table-cell table:style-name="ce100" office:value-type="string" calcext:value-type="string">
            <text:p>T7</text:p>
          </table:table-cell>
          <table:table-cell table:style-name="ce100" office:value-type="float" office:value="0.0118036806014922" calcext:value-type="float">
            <text:p>0.0118</text:p>
          </table:table-cell>
          <table:table-cell table:style-name="ce100" office:value-type="float" office:value="0.996130485893417" calcext:value-type="float">
            <text:p>0.9961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48083366490808" calcext:value-type="float">
            <text:p>0.0148</text:p>
          </table:table-cell>
          <table:table-cell table:style-name="ce100" office:value-type="float" office:value="0.995207294264339" calcext:value-type="float">
            <text:p>0.9952</text:p>
          </table:table-cell>
          <table:table-cell/>
          <table:table-cell table:style-name="ce28" table:formula="of:=INDEX([.$B$3:.$B$22];MATCH(LARGE(INDIRECT([.P245]);INDEX([.O245]));INDIRECT([.P245]);0);1)" office:value-type="string" office:string-value="Fp2" calcext:value-type="string">
            <text:p>Fp2</text:p>
          </table:table-cell>
          <table:table-cell table:style-name="ce91" table:formula="of:=INDEX(INDIRECT([.P245]);MATCH(LARGE(INDIRECT([.P245]);INDEX([.O245]));INDIRECT([.P245]);0);1)" office:value-type="float" office:value="0.998883228840125" calcext:value-type="float">
            <text:p>0.9989</text:p>
          </table:table-cell>
          <table:table-cell table:style-name="ce95" table:formula="of:=INDEX([.$B$3:.$B$22];MATCH(LARGE(INDIRECT([.Q245]);INDEX([.O245]));INDIRECT([.Q245]);0);1)" office:value-type="string" office:string-value="Fp1" calcext:value-type="string">
            <text:p>Fp1</text:p>
          </table:table-cell>
          <table:table-cell table:formula="of:=INDEX(INDIRECT([.Q245]);MATCH(LARGE(INDIRECT([.Q245]);INDEX([.O245]));INDIRECT([.Q245]);0);1)" office:value-type="float" office:value="0.998285536159601" calcext:value-type="float">
            <text:p>0.998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table:formula="of:=&quot;D&quot;&amp;[.S$241]&amp;&quot;:D&quot;&amp;[.S$242]" office:value-type="string" office:string-value="D238:D257" calcext:value-type="string">
            <text:p>D238:D257</text:p>
          </table:table-cell>
          <table:table-cell table:style-name="ce28" table:formula="of:=&quot;H&quot;&amp;[.S$241]&amp;&quot;:H&quot;&amp;[.S$242]" office:value-type="string" office:string-value="H238:H257" calcext:value-type="string">
            <text:p>H238:H257</text:p>
          </table:table-cell>
          <table:table-cell table:number-columns-repeated="1007"/>
        </table:table-row>
        <table:table-row table:style-name="ro1">
          <table:covered-table-cell table:style-name="ce73"/>
          <table:table-cell table:style-name="ce100" office:value-type="string" calcext:value-type="string">
            <text:p>C3</text:p>
          </table:table-cell>
          <table:table-cell table:style-name="ce100" office:value-type="float" office:value="0.0083822136463421" calcext:value-type="float">
            <text:p>0.0084</text:p>
          </table:table-cell>
          <table:table-cell table:style-name="ce100" office:value-type="float" office:value="0.998305250783699" calcext:value-type="float">
            <text:p>0.9983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05282953569675" calcext:value-type="float">
            <text:p>0.0105</text:p>
          </table:table-cell>
          <table:table-cell table:style-name="ce100" office:value-type="float" office:value="0.997116583541147" calcext:value-type="float">
            <text:p>0.9971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Cz</text:p>
          </table:table-cell>
          <table:table-cell table:style-name="ce100" office:value-type="float" office:value="0.00196932361619834" calcext:value-type="float">
            <text:p>0.0020</text:p>
          </table:table-cell>
          <table:table-cell table:style-name="ce100" office:value-type="float" office:value="0.999627742946708" calcext:value-type="float">
            <text:p>0.9996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332910424741814" calcext:value-type="float">
            <text:p>0.0033</text:p>
          </table:table-cell>
          <table:table-cell table:style-name="ce100" office:value-type="float" office:value="0.999064837905237" calcext:value-type="float">
            <text:p>0.9991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C4</text:p>
          </table:table-cell>
          <table:table-cell table:style-name="ce100" office:value-type="float" office:value="0.00370595999288939" calcext:value-type="float">
            <text:p>0.0037</text:p>
          </table:table-cell>
          <table:table-cell table:style-name="ce100" office:value-type="float" office:value="0.998824451410658" calcext:value-type="float">
            <text:p>0.9988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520455627012684" calcext:value-type="float">
            <text:p>0.0052</text:p>
          </table:table-cell>
          <table:table-cell table:style-name="ce100" office:value-type="float" office:value="0.998285536159601" calcext:value-type="float">
            <text:p>0.9983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T8</text:p>
          </table:table-cell>
          <table:table-cell table:style-name="ce100" office:value-type="float" office:value="0.0282009081369164" calcext:value-type="float">
            <text:p>0.0282</text:p>
          </table:table-cell>
          <table:table-cell table:style-name="ce100" office:value-type="float" office:value="0.990556426332288" calcext:value-type="float">
            <text:p>0.9906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327082564177917" calcext:value-type="float">
            <text:p>0.0327</text:p>
          </table:table-cell>
          <table:table-cell table:style-name="ce100" office:value-type="float" office:value="0.989050810473816" calcext:value-type="float">
            <text:p>0.9891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P7</text:p>
          </table:table-cell>
          <table:table-cell table:style-name="ce100" office:value-type="float" office:value="0.0166488950050452" calcext:value-type="float">
            <text:p>0.0166</text:p>
          </table:table-cell>
          <table:table-cell table:style-name="ce100" office:value-type="float" office:value="0.994504310344828" calcext:value-type="float">
            <text:p>0.9945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23599605730452" calcext:value-type="float">
            <text:p>0.0236</text:p>
          </table:table-cell>
          <table:table-cell table:style-name="ce100" office:value-type="float" office:value="0.992674563591022" calcext:value-type="float">
            <text:p>0.9927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P3</text:p>
          </table:table-cell>
          <table:table-cell table:style-name="ce100" office:value-type="float" office:value="0.00558704474347324" calcext:value-type="float">
            <text:p>0.0056</text:p>
          </table:table-cell>
          <table:table-cell table:style-name="ce100" office:value-type="float" office:value="0.998667711598746" calcext:value-type="float">
            <text:p>0.9987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881578296926215" calcext:value-type="float">
            <text:p>0.0088</text:p>
          </table:table-cell>
          <table:table-cell table:style-name="ce100" office:value-type="float" office:value="0.997662094763092" calcext:value-type="float">
            <text:p>0.9977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Pz</text:p>
          </table:table-cell>
          <table:table-cell table:style-name="ce100" office:value-type="float" office:value="0.0137177763836674" calcext:value-type="float">
            <text:p>0.0137</text:p>
          </table:table-cell>
          <table:table-cell table:style-name="ce100" office:value-type="float" office:value="0.995111677115987" calcext:value-type="float">
            <text:p>0.9951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91718591941071" calcext:value-type="float">
            <text:p>0.0192</text:p>
          </table:table-cell>
          <table:table-cell table:style-name="ce100" office:value-type="float" office:value="0.993375935162095" calcext:value-type="float">
            <text:p>0.9934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P4</text:p>
          </table:table-cell>
          <table:table-cell table:style-name="ce100" office:value-type="float" office:value="0.00998278639834833" calcext:value-type="float">
            <text:p>0.0100</text:p>
          </table:table-cell>
          <table:table-cell table:style-name="ce100" office:value-type="float" office:value="0.99667907523511" calcext:value-type="float">
            <text:p>0.9967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133652224528334" calcext:value-type="float">
            <text:p>0.0134</text:p>
          </table:table-cell>
          <table:table-cell table:style-name="ce100" office:value-type="float" office:value="0.994856608478803" calcext:value-type="float">
            <text:p>0.9949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P8</text:p>
          </table:table-cell>
          <table:table-cell table:style-name="ce100" office:value-type="float" office:value="0.0055046462552686" calcext:value-type="float">
            <text:p>0.0055</text:p>
          </table:table-cell>
          <table:table-cell table:style-name="ce100" office:value-type="float" office:value="0.998501175548589" calcext:value-type="float">
            <text:p>0.9985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743552184191737" calcext:value-type="float">
            <text:p>0.0074</text:p>
          </table:table-cell>
          <table:table-cell table:style-name="ce100" office:value-type="float" office:value="0.997662094763092" calcext:value-type="float">
            <text:p>0.9977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O1</text:p>
          </table:table-cell>
          <table:table-cell table:style-name="ce100" office:value-type="float" office:value="0.0422560380732708" calcext:value-type="float">
            <text:p>0.0423</text:p>
          </table:table-cell>
          <table:table-cell table:style-name="ce100" office:value-type="float" office:value="0.985883620689655" calcext:value-type="float">
            <text:p>0.9859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574683101192823" calcext:value-type="float">
            <text:p>0.0575</text:p>
          </table:table-cell>
          <table:table-cell table:style-name="ce100" office:value-type="float" office:value="0.981179862842893" calcext:value-type="float">
            <text:p>0.9812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Oz</text:p>
          </table:table-cell>
          <table:table-cell table:style-name="ce100" office:value-type="float" office:value="0.1" calcext:value-type="float">
            <text:p>0.1000</text:p>
          </table:table-cell>
          <table:table-cell table:number-columns-repeated="5" table:style-name="ce100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covered-table-cell table:style-name="ce73"/>
          <table:table-cell table:style-name="ce100" office:value-type="string" calcext:value-type="string">
            <text:p>O2</text:p>
          </table:table-cell>
          <table:table-cell table:style-name="ce100" office:value-type="float" office:value="0.0027687538069597" calcext:value-type="float">
            <text:p>0.0028</text:p>
          </table:table-cell>
          <table:table-cell table:style-name="ce100" office:value-type="float" office:value="0.999294670846395" calcext:value-type="float">
            <text:p>0.9993</text:p>
          </table:table-cell>
          <table:table-cell table:number-columns-repeated="2" table:style-name="ce100" office:value-type="float" office:value="0" calcext:value-type="float">
            <text:p>0.0000</text:p>
          </table:table-cell>
          <table:table-cell table:style-name="ce100" office:value-type="float" office:value="0.00510677895839481" calcext:value-type="float">
            <text:p>0.0051</text:p>
          </table:table-cell>
          <table:table-cell table:style-name="ce100" office:value-type="float" office:value="0.998441396508728" calcext:value-type="float">
            <text:p>0.9984</text:p>
          </table:table-cell>
          <table:table-cell table:number-columns-repeated="1016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02" table:default-cell-style-name="ce186"/>
        <table:table-column table:style-name="co4" table:number-columns-repeated="13" table:default-cell-style-name="Default"/>
        <table:table-row table:style-name="ro1">
          <table:table-cell table:style-name="ce3" office:value-type="string" calcext:value-type="string">
            <text:p>F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1" calcext:value-type="float">
            <text:p>0.1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Oz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1" calcext:value-type="float">
            <text:p>0.1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" calcext:value-type="float">
            <text:p>0.000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" calcext:value-type="float">
            <text:p>0.0000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P8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19356917340188" calcext:value-type="float">
            <text:p>0.0119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395874893132" calcext:value-type="float">
            <text:p>0.996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519430040133606" calcext:value-type="float">
            <text:p>0.005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65084722822933" calcext:value-type="float">
            <text:p>0.016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4877862162775" calcext:value-type="float">
            <text:p>0.9949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617159640989554" calcext:value-type="float">
            <text:p>0.0062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8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04668285814563" calcext:value-type="float">
            <text:p>0.010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673731832431" calcext:value-type="float">
            <text:p>0.9967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500801360268848" calcext:value-type="float">
            <text:p>0.005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35198321600288" calcext:value-type="float">
            <text:p>0.013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5692586715031" calcext:value-type="float">
            <text:p>0.9957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5771955779911" calcext:value-type="float">
            <text:p>0.0058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85536072131624" calcext:value-type="float">
            <text:p>0.0089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226774009689" calcext:value-type="float">
            <text:p>0.997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96012577675088" calcext:value-type="float">
            <text:p>0.003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25667673271574" calcext:value-type="float">
            <text:p>0.012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5986596009975" calcext:value-type="float">
            <text:p>0.996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388024148341687" calcext:value-type="float">
            <text:p>0.0039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Cz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88545212659388" calcext:value-type="float">
            <text:p>0.0089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248147620405" calcext:value-type="float">
            <text:p>0.997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34631038019263" calcext:value-type="float">
            <text:p>0.003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20743067732136" calcext:value-type="float">
            <text:p>0.012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241640217638" calcext:value-type="float">
            <text:p>0.996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44509755508982" calcext:value-type="float">
            <text:p>0.0045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O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65440096064688" calcext:value-type="float">
            <text:p>0.008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325626959248" calcext:value-type="float">
            <text:p>0.9973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404820107649794" calcext:value-type="float">
            <text:p>0.004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24528130584331" calcext:value-type="float">
            <text:p>0.012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5951173203355" calcext:value-type="float">
            <text:p>0.996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11075875483063" calcext:value-type="float">
            <text:p>0.0021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T8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46018900311404" calcext:value-type="float">
            <text:p>0.008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363030777999" calcext:value-type="float">
            <text:p>0.997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331991845547901" calcext:value-type="float">
            <text:p>0.003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09677269806015" calcext:value-type="float">
            <text:p>0.011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58524144185" calcext:value-type="float">
            <text:p>0.9966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89422276986416" calcext:value-type="float">
            <text:p>0.0029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p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34291237278735" calcext:value-type="float">
            <text:p>0.008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39152892562" calcext:value-type="float">
            <text:p>0.997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30357908431274" calcext:value-type="float">
            <text:p>0.002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1559181104166" calcext:value-type="float">
            <text:p>0.011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188506007708" calcext:value-type="float">
            <text:p>0.996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95203506079097" calcext:value-type="float">
            <text:p>0.0030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Pz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720549506603553" calcext:value-type="float">
            <text:p>0.007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806533200342" calcext:value-type="float">
            <text:p>0.9978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18078633546027" calcext:value-type="float">
            <text:p>0.002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04090186370053" calcext:value-type="float">
            <text:p>0.010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716305826343" calcext:value-type="float">
            <text:p>0.9967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84957982036228" calcext:value-type="float">
            <text:p>0.0028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T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761456388610974" calcext:value-type="float">
            <text:p>0.007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841265317754" calcext:value-type="float">
            <text:p>0.9978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11852240945754" calcext:value-type="float">
            <text:p>0.002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03676066339712" calcext:value-type="float">
            <text:p>0.010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935927227386" calcext:value-type="float">
            <text:p>0.9969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62993011717012" calcext:value-type="float">
            <text:p>0.0026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725296330527929" calcext:value-type="float">
            <text:p>0.007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927650327729" calcext:value-type="float">
            <text:p>0.9979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98964231449077" calcext:value-type="float">
            <text:p>0.003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973510878278011" calcext:value-type="float">
            <text:p>0.009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088245295851" calcext:value-type="float">
            <text:p>0.9971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376572028860568" calcext:value-type="float">
            <text:p>0.0038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P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639884099772706" calcext:value-type="float">
            <text:p>0.006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097748646338" calcext:value-type="float">
            <text:p>0.9981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60167637409757" calcext:value-type="float">
            <text:p>0.001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924057741918054" calcext:value-type="float">
            <text:p>0.009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127210383133" calcext:value-type="float">
            <text:p>0.9971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51514132885194" calcext:value-type="float">
            <text:p>0.0015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660897823010728" calcext:value-type="float">
            <text:p>0.006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111997720148" calcext:value-type="float">
            <text:p>0.9981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16437752256431" calcext:value-type="float">
            <text:p>0.001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101261436013852" calcext:value-type="float">
            <text:p>0.010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6861539333484" calcext:value-type="float">
            <text:p>0.9969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71165230974139" calcext:value-type="float">
            <text:p>0.0017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597263899168528" calcext:value-type="float">
            <text:p>0.0060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16632231405" calcext:value-type="float">
            <text:p>0.998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35285176353461" calcext:value-type="float">
            <text:p>0.001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30437507443522" calcext:value-type="float">
            <text:p>0.008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399965994106" calcext:value-type="float">
            <text:p>0.997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44527269740585" calcext:value-type="float">
            <text:p>0.0014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628026786844983" calcext:value-type="float">
            <text:p>0.006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222428042177" calcext:value-type="float">
            <text:p>0.998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13147496261069" calcext:value-type="float">
            <text:p>0.001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937367022567148" calcext:value-type="float">
            <text:p>0.009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028026524597" calcext:value-type="float">
            <text:p>0.9970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60322907937988" calcext:value-type="float">
            <text:p>0.0016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z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573095103595794" calcext:value-type="float">
            <text:p>0.005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225099743517" calcext:value-type="float">
            <text:p>0.9982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18886800383588" calcext:value-type="float">
            <text:p>0.001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21010054113436" calcext:value-type="float">
            <text:p>0.008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325578100204" calcext:value-type="float">
            <text:p>0.9973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47072774354246" calcext:value-type="float">
            <text:p>0.0015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590326287723411" calcext:value-type="float">
            <text:p>0.0059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372933884297" calcext:value-type="float">
            <text:p>0.998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59811120810394" calcext:value-type="float">
            <text:p>0.001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34244607545014" calcext:value-type="float">
            <text:p>0.0083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545199501247" calcext:value-type="float">
            <text:p>0.9975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77892682000514" calcext:value-type="float">
            <text:p>0.0018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Fp1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522142318602067" calcext:value-type="float">
            <text:p>0.005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417462239955" calcext:value-type="float">
            <text:p>0.998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61096368592798" calcext:value-type="float">
            <text:p>0.0016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718145539940585" calcext:value-type="float">
            <text:p>0.007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616045114486" calcext:value-type="float">
            <text:p>0.9976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204561141712648" calcext:value-type="float">
            <text:p>0.0020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>
          <table:table-cell table:style-name="ce3" office:value-type="string" calcext:value-type="string">
            <text:p>O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573113724959108" calcext:value-type="float">
            <text:p>0.0057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8445960387575" calcext:value-type="float">
            <text:p>0.9984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15174163256979" calcext:value-type="float">
            <text:p>0.0012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00851478828678099" calcext:value-type="float">
            <text:p>0.0085</text:p>
          </table:table-cell>
          <table:table-cell table:style-name="Default" office:value-type="string" calcext:value-type="string">
            <text:p>&amp;</text:p>
          </table:table-cell>
          <table:table-cell table:style-name="ce3" office:value-type="float" office:value="0.997453100204035" calcext:value-type="float">
            <text:p>0.9975</text:p>
          </table:table-cell>
          <table:table-cell table:style-name="ce3" office:value-type="string" calcext:value-type="string">
            <text:p>$\pm$</text:p>
          </table:table-cell>
          <table:table-cell table:style-name="ce3" office:value-type="float" office:value="0.00172647047241546" calcext:value-type="float">
            <text:p>0.0017</text:p>
          </table:table-cell>
          <table:table-cell table:style-name="Default" office:value-type="string" calcext:value-type="string">
            <text:p>\\</text:p>
          </table:table-cell>
          <table:table-cell table:style-name="ce3" office:value-type="string" calcext:value-type="string">
            <text:p>$\pm$</text:p>
          </table:table-cell>
          <table:table-cell table:style-name="Default" office:value-type="string" calcext:value-type="string">
            <text:p>&amp;</text:p>
          </table:table-cell>
          <table:table-cell table:style-name="Default" table:number-columns-repeated="16"/>
          <table:table-cell table:number-columns-repeated="970"/>
          <table:table-cell table:style-name="ce186" table:number-columns-repeated="13"/>
        </table:table-row>
        <table:table-row table:style-name="ro1" table:number-rows-repeated="1048555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heet3" table:style-name="ta1">
        <table:table-column table:style-name="co11" table:default-cell-style-name="ce136"/>
        <table:table-column table:style-name="co12" table:default-cell-style-name="ce136"/>
        <table:table-column table:style-name="co11" table:default-cell-style-name="ce141"/>
        <table:table-column table:style-name="co12" table:default-cell-style-name="ce141"/>
        <table:table-column table:style-name="co13" table:default-cell-style-name="ce145"/>
        <table:table-column table:style-name="co12" table:default-cell-style-name="ce145"/>
        <table:table-column table:style-name="co13" table:default-cell-style-name="ce148"/>
        <table:table-column table:style-name="co12" table:default-cell-style-name="ce148"/>
        <table:table-column table:style-name="co13" table:default-cell-style-name="ce151"/>
        <table:table-column table:style-name="co12" table:default-cell-style-name="ce151"/>
        <table:table-column table:style-name="co13" table:default-cell-style-name="ce153"/>
        <table:table-column table:style-name="co12" table:default-cell-style-name="ce153"/>
        <table:table-column table:style-name="co14" table:default-cell-style-name="ce156"/>
        <table:table-column table:style-name="co12" table:default-cell-style-name="ce156"/>
        <table:table-column table:style-name="co15" table:default-cell-style-name="ce156"/>
        <table:table-column table:style-name="co12" table:default-cell-style-name="ce156"/>
        <table:table-column table:style-name="co11" table:default-cell-style-name="ce160"/>
        <table:table-column table:style-name="co12" table:default-cell-style-name="ce160"/>
        <table:table-column table:style-name="co11" table:default-cell-style-name="ce160"/>
        <table:table-column table:style-name="co12" table:default-cell-style-name="ce160"/>
        <table:table-column table:style-name="co13" table:default-cell-style-name="ce164"/>
        <table:table-column table:style-name="co12" table:default-cell-style-name="ce164"/>
        <table:table-column table:style-name="co15" table:default-cell-style-name="ce164"/>
        <table:table-column table:style-name="co12" table:default-cell-style-name="ce164"/>
        <table:table-column table:style-name="co11" table:default-cell-style-name="ce168"/>
        <table:table-column table:style-name="co12" table:default-cell-style-name="ce168"/>
        <table:table-column table:style-name="co11" table:default-cell-style-name="ce168"/>
        <table:table-column table:style-name="co12" table:default-cell-style-name="ce168"/>
        <table:table-column table:style-name="co15" table:default-cell-style-name="ce172"/>
        <table:table-column table:style-name="co12" table:default-cell-style-name="ce172"/>
        <table:table-column table:style-name="co15" table:default-cell-style-name="ce172"/>
        <table:table-column table:style-name="co12" table:default-cell-style-name="ce172"/>
        <table:table-column table:style-name="co13" table:default-cell-style-name="ce176"/>
        <table:table-column table:style-name="co12" table:default-cell-style-name="ce176"/>
        <table:table-column table:style-name="co11" table:default-cell-style-name="ce176"/>
        <table:table-column table:style-name="co12" table:default-cell-style-name="ce176"/>
        <table:table-column table:style-name="co11" table:default-cell-style-name="ce180"/>
        <table:table-column table:style-name="co12" table:default-cell-style-name="ce180"/>
        <table:table-column table:style-name="co11" table:number-columns-repeated="2" table:default-cell-style-name="ce180"/>
        <table:table-column table:style-name="co12" table:default-cell-style-name="ce184"/>
        <table:table-column table:style-name="co11" table:default-cell-style-name="ce184"/>
        <table:table-column table:style-name="co16" table:default-cell-style-name="ce184"/>
        <table:table-column table:style-name="co4" table:default-cell-style-name="Default"/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SearchSpaceResult_3Ch_(61_35)_S109_RemoveBaseLineOff_OrthogonalOn_SamplesIn4Out8_Avg_E30_20191110'.A1:'SearchSpaceResult_3Ch_(61_35)_S109_RemoveBaseLineOff_OrthogonalOn_SamplesIn4Out8_Avg_E30_20191110'.H22" table:contains-header="false" table:orientation="column"/>
        <table:database-range table:name="__Anonymous_Sheet_DB__1" table:target-range-address="Sheet2.A1:Sheet2.P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0:04:43.01805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9-11-12T20:54:43.785549518</dc:date>
    <meta:editing-duration>P5DT1H12M28S</meta:editing-duration>
    <meta:editing-cycles>26</meta:editing-cycles>
    <meta:document-statistic meta:table-count="3" meta:cell-count="2953" meta:object-count="0"/>
  </office:meta>
</office:document-meta>
</file>